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31EB00002BFF1FF30032.svm"/>
  <manifest:file-entry manifest:media-type="" manifest:full-path="Pictures/200000070000522C00002F445CECA8AF.svm"/>
  <manifest:file-entry manifest:media-type="" manifest:full-path="Pictures/20000007000025280000154709DC1AC6.svm"/>
  <manifest:file-entry manifest:media-type="" manifest:full-path="Pictures/20000007000025EA00003B6AA5DFC153.svm"/>
  <manifest:file-entry manifest:media-type="" manifest:full-path="Pictures/2000000700004A20000039C7AEB85379.svm"/>
  <manifest:file-entry manifest:media-type="" manifest:full-path="Pictures/2000000700002D0400002A1B2F46B408.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 manifest:full-path="Pictures/200000070000245100001677957F78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25.698cm" table:align="margins"/>
    </style:style>
    <style:style style:name="Tableau1.A" style:family="table-column">
      <style:table-column-properties style:column-width="5.138cm" style:rel-column-width="13103*"/>
    </style:style>
    <style:style style:name="Tableau1.B" style:family="table-column">
      <style:table-column-properties style:column-width="1.822cm" style:rel-column-width="4646*"/>
    </style:style>
    <style:style style:name="Tableau1.C" style:family="table-column">
      <style:table-column-properties style:column-width="6.246cm" style:rel-column-width="15928*"/>
    </style:style>
    <style:style style:name="Tableau1.E" style:family="table-column">
      <style:table-column-properties style:column-width="6.246cm" style:rel-column-width="15930*"/>
    </style:style>
    <style:style style:name="Tableau1.1" style:family="table-row">
      <style:table-row-properties style:min-row-height="0.773cm"/>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dddddd"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2.778cm" style:rel-column-width="10710*"/>
    </style:style>
    <style:style style:name="Tableau7.B" style:family="table-column">
      <style:table-column-properties style:column-width="4.498cm" style:rel-column-width="17340*"/>
    </style:style>
    <style:style style:name="Tableau7.C" style:family="table-column">
      <style:table-column-properties style:column-width="9.723cm" style:rel-column-width="37485*"/>
    </style:style>
    <style:style style:name="Tableau7.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dddddd" fo:padding="0.097cm" fo:border-left="0.002cm solid #000000" fo:border-right="none" fo:border-top="none" fo:border-bottom="0.002cm solid #000000">
        <style:background-image/>
      </style:table-cell-properties>
    </style:style>
    <style:style style:name="Tableau7.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7.B3" style:family="table-cell">
      <style:table-cell-properties fo:padding="0.097cm" fo:border-left="0.002cm solid #000000" fo:border-right="none" fo:border-top="none" fo:border-bottom="0.002cm solid #000000"/>
    </style:style>
    <style:style style:name="Tableau7.C3"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778cm" style:rel-column-width="10710*"/>
    </style:style>
    <style:style style:name="Tableau6.B" style:family="table-column">
      <style:table-column-properties style:column-width="4.498cm" style:rel-column-width="17340*"/>
    </style:style>
    <style:style style:name="Tableau6.C" style:family="table-column">
      <style:table-column-properties style:column-width="9.723cm" style:rel-column-width="37485*"/>
    </style:style>
    <style:style style:name="Tableau6.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dddddd" fo:padding="0.097cm" fo:border-left="0.002cm solid #000000" fo:border-right="none" fo:border-top="none" fo:border-bottom="0.002cm solid #000000">
        <style:background-image/>
      </style:table-cell-properties>
    </style:style>
    <style:style style:name="Tableau6.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6.B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778cm" style:rel-column-width="10710*"/>
    </style:style>
    <style:style style:name="Tableau2.B" style:family="table-column">
      <style:table-column-properties style:column-width="4.498cm" style:rel-column-width="17340*"/>
    </style:style>
    <style:style style:name="Tableau2.C" style:family="table-column">
      <style:table-column-properties style:column-width="9.723cm" style:rel-column-width="37485*"/>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0.002cm solid #000000"/>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B3" style:family="table-cell">
      <style:table-cell-properties fo:background-color="transparent" fo:padding="0.097cm" fo:border-left="0.002cm solid #000000" fo:border-right="none" fo:border-top="none" fo:border-bottom="0.002cm solid #000000">
        <style:background-image/>
      </style:table-cell-properties>
    </style:style>
    <style:style style:name="Tableau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 style:family="table">
      <style:table-properties style:width="16.999cm" table:align="margins"/>
    </style:style>
    <style:style style:name="Tableau3.A" style:family="table-column">
      <style:table-column-properties style:column-width="2.778cm" style:rel-column-width="10710*"/>
    </style:style>
    <style:style style:name="Tableau3.B" style:family="table-column">
      <style:table-column-properties style:column-width="4.498cm" style:rel-column-width="17340*"/>
    </style:style>
    <style:style style:name="Tableau3.C" style:family="table-column">
      <style:table-column-properties style:column-width="9.723cm" style:rel-column-width="37485*"/>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3.B3" style:family="table-cell">
      <style:table-cell-properties fo:padding="0.097cm" fo:border-left="0.002cm solid #000000" fo:border-right="none" fo:border-top="none" fo:border-bottom="0.002cm solid #000000"/>
    </style:style>
    <style:style style:name="Tableau3.C3"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2.778cm" style:rel-column-width="10710*"/>
    </style:style>
    <style:style style:name="Tableau8.B" style:family="table-column">
      <style:table-column-properties style:column-width="4.498cm" style:rel-column-width="17340*"/>
    </style:style>
    <style:style style:name="Tableau8.C" style:family="table-column">
      <style:table-column-properties style:column-width="9.723cm" style:rel-column-width="37485*"/>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B1" style:family="table-cell">
      <style:table-cell-properties fo:padding="0.097cm" fo:border="0.002cm solid #000000"/>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8.3" style:family="table-row">
      <style:table-row-properties style:min-row-height="0.575cm"/>
    </style:style>
    <style:style style:name="Tableau8.B3" style:family="table-cell">
      <style:table-cell-properties fo:padding="0.097cm" fo:border-left="0.002cm solid #000000" fo:border-right="none" fo:border-top="none" fo:border-bottom="0.002cm solid #000000"/>
    </style:style>
    <style:style style:name="Tableau8.C3" style:family="table-cell">
      <style:table-cell-properties fo:padding="0.097cm" fo:border-left="0.002cm solid #000000" fo:border-right="0.002cm solid #000000" fo:border-top="none" fo:border-bottom="0.002cm solid #000000"/>
    </style:style>
    <style:style style:name="Tableau8.C4" style:family="table-cell" style:data-style-name="N0">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2.778cm" style:rel-column-width="10710*"/>
    </style:style>
    <style:style style:name="Tableau9.B" style:family="table-column">
      <style:table-column-properties style:column-width="4.498cm" style:rel-column-width="17340*"/>
    </style:style>
    <style:style style:name="Tableau9.C" style:family="table-column">
      <style:table-column-properties style:column-width="9.723cm" style:rel-column-width="37485*"/>
    </style:style>
    <style:style style:name="Tableau9.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dddddd" fo:padding="0.097cm" fo:border-left="0.002cm solid #000000" fo:border-right="none" fo:border-top="none" fo:border-bottom="0.002cm solid #000000">
        <style:background-image/>
      </style:table-cell-properties>
    </style:style>
    <style:style style:name="Tableau9.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9.3" style:family="table-row">
      <style:table-row-properties style:min-row-height="0.575cm"/>
    </style:style>
    <style:style style:name="Tableau9.B3" style:family="table-cell">
      <style:table-cell-properties fo:padding="0.097cm" fo:border-left="0.002cm solid #000000" fo:border-right="none" fo:border-top="none" fo:border-bottom="0.002cm solid #000000"/>
    </style:style>
    <style:style style:name="Tableau9.C3"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776cm" style:rel-column-width="10703*"/>
    </style:style>
    <style:style style:name="Tableau4.B" style:family="table-column">
      <style:table-column-properties style:column-width="4.48cm" style:rel-column-width="17272*"/>
    </style:style>
    <style:style style:name="Tableau4.C" style:family="table-column">
      <style:table-column-properties style:column-width="9.742cm" style:rel-column-width="37560*"/>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dddddd"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4.3" style:family="table-row">
      <style:table-row-properties style:min-row-height="0.575cm"/>
    </style:style>
    <style:style style:name="Tableau4.B3" style:family="table-cell">
      <style:table-cell-properties fo:padding="0.097cm" fo:border-left="0.002cm solid #000000" fo:border-right="none" fo:border-top="0.002cm solid #000000" fo:border-bottom="0.002cm solid #000000"/>
    </style:style>
    <style:style style:name="Tableau4.B4" style:family="table-cell">
      <style:table-cell-properties fo:padding="0.097cm" fo:border-left="0.002cm solid #000000" fo:border-right="none" fo:border-top="none" fo:border-bottom="0.002cm solid #000000"/>
    </style:style>
    <style:style style:name="Tableau10" style:family="table">
      <style:table-properties style:width="16.999cm" table:align="margins"/>
    </style:style>
    <style:style style:name="Tableau10.A" style:family="table-column">
      <style:table-column-properties style:column-width="2.775cm" style:rel-column-width="10696*"/>
    </style:style>
    <style:style style:name="Tableau10.B" style:family="table-column">
      <style:table-column-properties style:column-width="6.2cm" style:rel-column-width="23903*"/>
    </style:style>
    <style:style style:name="Tableau10.C" style:family="table-column">
      <style:table-column-properties style:column-width="8.024cm" style:rel-column-width="30936*"/>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dddddd" fo:padding="0.097cm" fo:border="0.002cm solid #000000">
        <style:background-image/>
      </style:table-cell-properties>
    </style:style>
    <style:style style:name="Tableau10.2" style:family="table-row">
      <style:table-row-properties style:min-row-height="0.575cm"/>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0.002cm solid #000000"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0.B3" style:family="table-cell">
      <style:table-cell-properties fo:padding="0.097cm" fo:border-left="0.002cm solid #000000" fo:border-right="none" fo:border-top="none" fo:border-bottom="0.002cm solid #000000"/>
    </style:style>
    <style:style style:name="Tableau17" style:family="table">
      <style:table-properties style:width="16.859cm" table:align="left"/>
    </style:style>
    <style:style style:name="Tableau17.A" style:family="table-column">
      <style:table-column-properties style:column-width="0.843cm"/>
    </style:style>
    <style:style style:name="Tableau17.B" style:family="table-column">
      <style:table-column-properties style:column-width="1.03cm"/>
    </style:style>
    <style:style style:name="Tableau17.C" style:family="table-column">
      <style:table-column-properties style:column-width="0.937cm"/>
    </style:style>
    <style:style style:name="Tableau17.A1" style:family="table-cell">
      <style:table-cell-properties fo:padding="0.097cm" fo:border-left="0.002cm solid #000000" fo:border-right="none" fo:border-top="0.002cm solid #000000" fo:border-bottom="0.002cm solid #000000"/>
    </style:style>
    <style:style style:name="Tableau17.R1" style:family="table-cell">
      <style:table-cell-properties fo:padding="0.097cm" fo:border="0.002cm solid #000000"/>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R2" style:family="table-cell">
      <style:table-cell-properties fo:padding="0.097cm" fo:border-left="0.002cm solid #000000" fo:border-right="0.002cm solid #000000" fo:border-top="none" fo:border-bottom="0.002cm solid #000000"/>
    </style:style>
    <style:style style:name="Tableau5" style:family="table">
      <style:table-properties style:width="8.34cm" fo:margin-left="0cm" fo:margin-right="8.659cm" table:align="margins"/>
    </style:style>
    <style:style style:name="Tableau5.A" style:family="table-column">
      <style:table-column-properties style:column-width="1.769cm" style:rel-column-width="13902*"/>
    </style:style>
    <style:style style:name="Tableau5.B" style:family="table-column">
      <style:table-column-properties style:column-width="4.233cm" style:rel-column-width="33266*"/>
    </style:style>
    <style:style style:name="Tableau5.C" style:family="table-column">
      <style:table-column-properties style:column-width="2.337cm" style:rel-column-width="18367*"/>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0.002cm solid #000000" fo:border-top="none" fo:border-bottom="0.002cm solid #000000"/>
    </style:style>
    <style:style style:name="Tableau11" style:family="table">
      <style:table-properties style:width="10.054cm" fo:margin-left="0cm" fo:margin-right="6.944cm" table:align="margins"/>
    </style:style>
    <style:style style:name="Tableau11.A" style:family="table-column">
      <style:table-column-properties style:column-width="1.612cm" style:rel-column-width="10508*"/>
    </style:style>
    <style:style style:name="Tableau11.B" style:family="table-column">
      <style:table-column-properties style:column-width="4.355cm" style:rel-column-width="28387*"/>
    </style:style>
    <style:style style:name="Tableau11.C" style:family="table-column">
      <style:table-column-properties style:column-width="2.298cm" style:rel-column-width="14981*"/>
    </style:style>
    <style:style style:name="Tableau11.D" style:family="table-column">
      <style:table-column-properties style:column-width="1.789cm" style:rel-column-width="11659*"/>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B2" style:family="table-cell">
      <style:table-cell-properties fo:padding="0.097cm" fo:border-left="0.002cm solid #000000" fo:border-right="none" fo:border-top="none" fo:border-bottom="0.002cm solid #000000"/>
    </style:style>
    <style:style style:name="Tableau11.C2" style:family="table-cell" style:data-style-name="N0">
      <style:table-cell-properties fo:padding="0.097cm" fo:border-left="0.002cm solid #000000" fo:border-right="none" fo:border-top="none" fo:border-bottom="0.002cm solid #000000"/>
    </style:style>
    <style:style style:name="Tableau11.D2" style:family="table-cell" style:data-style-name="N0">
      <style:table-cell-properties fo:padding="0.097cm" fo:border-left="0.002cm solid #000000" fo:border-right="0.002cm solid #000000" fo:border-top="none" fo:border-bottom="0.002cm solid #000000"/>
    </style:style>
    <style:style style:name="Tableau12" style:family="table">
      <style:table-properties style:width="11.328cm" fo:margin-left="0cm" fo:margin-right="5.671cm" table:align="margins"/>
    </style:style>
    <style:style style:name="Tableau12.A" style:family="table-column">
      <style:table-column-properties style:column-width="1.612cm" style:rel-column-width="9327*"/>
    </style:style>
    <style:style style:name="Tableau12.B" style:family="table-column">
      <style:table-column-properties style:column-width="4.355cm" style:rel-column-width="25195*"/>
    </style:style>
    <style:style style:name="Tableau12.C" style:family="table-column">
      <style:table-column-properties style:column-width="3.852cm" style:rel-column-width="22287*"/>
    </style:style>
    <style:style style:name="Tableau12.D" style:family="table-column">
      <style:table-column-properties style:column-width="1.508cm" style:rel-column-width="872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B2" style:family="table-cell">
      <style:table-cell-properties fo:padding="0.097cm" fo:border-left="0.002cm solid #000000" fo:border-right="none" fo:border-top="none" fo:border-bottom="0.002cm solid #000000"/>
    </style:style>
    <style:style style:name="Tableau12.C2" style:family="table-cell" style:data-style-name="N0">
      <style:table-cell-properties fo:padding="0.097cm" fo:border-left="0.002cm solid #000000" fo:border-right="none" fo:border-top="none" fo:border-bottom="0.002cm solid #000000"/>
    </style:style>
    <style:style style:name="Tableau12.D2" style:family="table-cell" style:data-style-name="N0">
      <style:table-cell-properties fo:padding="0.097cm" fo:border-left="0.002cm solid #000000" fo:border-right="0.002cm solid #000000" fo:border-top="none" fo:border-bottom="0.002cm solid #000000"/>
    </style:style>
    <style:style style:name="Tableau13" style:family="table">
      <style:table-properties style:width="11.328cm" fo:margin-left="0cm" fo:margin-right="5.671cm" table:align="margins"/>
    </style:style>
    <style:style style:name="Tableau13.A" style:family="table-column">
      <style:table-column-properties style:column-width="1.612cm" style:rel-column-width="9327*"/>
    </style:style>
    <style:style style:name="Tableau13.B" style:family="table-column">
      <style:table-column-properties style:column-width="4.355cm" style:rel-column-width="25195*"/>
    </style:style>
    <style:style style:name="Tableau13.C" style:family="table-column">
      <style:table-column-properties style:column-width="3.715cm" style:rel-column-width="21491*"/>
    </style:style>
    <style:style style:name="Tableau13.D" style:family="table-column">
      <style:table-column-properties style:column-width="1.646cm" style:rel-column-width="9522*"/>
    </style:style>
    <style:style style:name="Tableau13.A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B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D2" style:family="table-cell" style:data-style-name="N0">
      <style:table-cell-properties fo:padding="0.097cm" fo:border-left="0.002cm solid #000000" fo:border-right="0.002cm solid #000000" fo:border-top="none" fo:border-bottom="0.002cm solid #000000"/>
    </style:style>
    <style:style style:name="Tableau14" style:family="table">
      <style:table-properties style:width="11.328cm" fo:margin-left="0cm" fo:margin-right="5.671cm" table:align="margins"/>
    </style:style>
    <style:style style:name="Tableau14.A" style:family="table-column">
      <style:table-column-properties style:column-width="1.612cm" style:rel-column-width="9327*"/>
    </style:style>
    <style:style style:name="Tableau14.B" style:family="table-column">
      <style:table-column-properties style:column-width="4.355cm" style:rel-column-width="25195*"/>
    </style:style>
    <style:style style:name="Tableau14.C" style:family="table-column">
      <style:table-column-properties style:column-width="3.715cm" style:rel-column-width="21491*"/>
    </style:style>
    <style:style style:name="Tableau14.D" style:family="table-column">
      <style:table-column-properties style:column-width="1.646cm" style:rel-column-width="9522*"/>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B2" style:family="table-cell">
      <style:table-cell-properties fo:padding="0.097cm" fo:border-left="0.002cm solid #000000" fo:border-right="none" fo:border-top="none" fo:border-bottom="0.002cm solid #000000"/>
    </style:style>
    <style:style style:name="Tableau14.C2" style:family="table-cell" style:data-style-name="N0">
      <style:table-cell-properties fo:padding="0.097cm" fo:border-left="0.002cm solid #000000" fo:border-right="none" fo:border-top="none" fo:border-bottom="0.002cm solid #000000"/>
    </style:style>
    <style:style style:name="Tableau14.D2"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1.328cm" fo:margin-left="0cm" fo:margin-right="5.671cm" table:align="margins"/>
    </style:style>
    <style:style style:name="Tableau15.A" style:family="table-column">
      <style:table-column-properties style:column-width="1.612cm" style:rel-column-width="9327*"/>
    </style:style>
    <style:style style:name="Tableau15.B" style:family="table-column">
      <style:table-column-properties style:column-width="4.355cm" style:rel-column-width="25195*"/>
    </style:style>
    <style:style style:name="Tableau15.C" style:family="table-column">
      <style:table-column-properties style:column-width="3.715cm" style:rel-column-width="21491*"/>
    </style:style>
    <style:style style:name="Tableau15.D" style:family="table-column">
      <style:table-column-properties style:column-width="1.646cm" style:rel-column-width="9522*"/>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B2" style:family="table-cell">
      <style:table-cell-properties fo:padding="0.097cm" fo:border-left="0.002cm solid #000000" fo:border-right="none" fo:border-top="none" fo:border-bottom="0.002cm solid #000000"/>
    </style:style>
    <style:style style:name="Tableau15.C2" style:family="table-cell" style:data-style-name="N0">
      <style:table-cell-properties fo:padding="0.097cm" fo:border-left="0.002cm solid #000000" fo:border-right="none" fo:border-top="none" fo:border-bottom="0.002cm solid #000000"/>
    </style:style>
    <style:style style:name="Tableau15.D2" style:family="table-cell" style:data-style-name="N0">
      <style:table-cell-properties fo:padding="0.097cm" fo:border-left="0.002cm solid #000000" fo:border-right="0.002cm solid #000000" fo:border-top="none" fo:border-bottom="0.002cm solid #000000"/>
    </style:style>
    <style:style style:name="Tableau16" style:family="table">
      <style:table-properties style:width="8.34cm" fo:margin-left="0cm" fo:margin-right="8.659cm" table:align="margins"/>
    </style:style>
    <style:style style:name="Tableau16.A" style:family="table-column">
      <style:table-column-properties style:column-width="1.769cm" style:rel-column-width="13902*"/>
    </style:style>
    <style:style style:name="Tableau16.B" style:family="table-column">
      <style:table-column-properties style:column-width="4.233cm" style:rel-column-width="33266*"/>
    </style:style>
    <style:style style:name="Tableau16.C" style:family="table-column">
      <style:table-column-properties style:column-width="2.337cm" style:rel-column-width="18367*"/>
    </style:style>
    <style:style style:name="Tableau16.A1" style:family="table-cell">
      <style:table-cell-properties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B2" style:family="table-cell">
      <style:table-cell-properties fo:padding="0.097cm" fo:border-left="0.002cm solid #000000" fo:border-right="none" fo:border-top="none" fo:border-bottom="0.002cm solid #000000"/>
    </style:style>
    <style:style style:name="Tableau16.C2" style:family="table-cell" style:data-style-name="N0">
      <style:table-cell-properties fo:padding="0.097cm" fo:border-left="0.002cm solid #000000" fo:border-right="0.002cm solid #000000" fo:border-top="none" fo:border-bottom="0.002cm solid #000000"/>
    </style:style>
    <style:style style:name="Tableau18" style:family="table">
      <style:table-properties style:width="10.054cm" fo:margin-left="0cm" fo:margin-right="6.944cm" table:align="margins"/>
    </style:style>
    <style:style style:name="Tableau18.A" style:family="table-column">
      <style:table-column-properties style:column-width="1.612cm" style:rel-column-width="10508*"/>
    </style:style>
    <style:style style:name="Tableau18.B" style:family="table-column">
      <style:table-column-properties style:column-width="4.355cm" style:rel-column-width="28387*"/>
    </style:style>
    <style:style style:name="Tableau18.C" style:family="table-column">
      <style:table-column-properties style:column-width="2.298cm" style:rel-column-width="14981*"/>
    </style:style>
    <style:style style:name="Tableau18.D" style:family="table-column">
      <style:table-column-properties style:column-width="1.789cm" style:rel-column-width="11659*"/>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B2" style:family="table-cell">
      <style:table-cell-properties fo:padding="0.097cm" fo:border-left="0.002cm solid #000000" fo:border-right="none" fo:border-top="none" fo:border-bottom="0.002cm solid #000000"/>
    </style:style>
    <style:style style:name="Tableau18.C2" style:family="table-cell" style:data-style-name="N0">
      <style:table-cell-properties fo:padding="0.097cm" fo:border-left="0.002cm solid #000000" fo:border-right="none" fo:border-top="none" fo:border-bottom="0.002cm solid #000000"/>
    </style:style>
    <style:style style:name="Tableau18.D2" style:family="table-cell" style:data-style-name="N0">
      <style:table-cell-properties fo:padding="0.097cm" fo:border-left="0.002cm solid #000000" fo:border-right="0.002cm solid #000000" fo:border-top="none" fo:border-bottom="0.002cm solid #000000"/>
    </style:style>
    <style:style style:name="Tableau19" style:family="table">
      <style:table-properties style:width="11.328cm" fo:margin-left="0cm" fo:margin-right="5.671cm" table:align="margins"/>
    </style:style>
    <style:style style:name="Tableau19.A" style:family="table-column">
      <style:table-column-properties style:column-width="1.612cm" style:rel-column-width="9327*"/>
    </style:style>
    <style:style style:name="Tableau19.B" style:family="table-column">
      <style:table-column-properties style:column-width="4.355cm" style:rel-column-width="25195*"/>
    </style:style>
    <style:style style:name="Tableau19.C" style:family="table-column">
      <style:table-column-properties style:column-width="3.852cm" style:rel-column-width="22287*"/>
    </style:style>
    <style:style style:name="Tableau19.D" style:family="table-column">
      <style:table-column-properties style:column-width="1.508cm" style:rel-column-width="8726*"/>
    </style:style>
    <style:style style:name="Tableau19.A1" style:family="table-cell">
      <style:table-cell-properties fo:padding="0.097cm" fo:border-left="0.002cm solid #000000" fo:border-right="none" fo:border-top="0.002cm solid #000000" fo:border-bottom="0.002cm solid #000000"/>
    </style:style>
    <style:style style:name="Tableau19.D1" style:family="table-cell">
      <style:table-cell-properties fo:padding="0.097cm" fo:border="0.002cm solid #000000"/>
    </style:style>
    <style:style style:name="Tableau19.B2" style:family="table-cell">
      <style:table-cell-properties fo:padding="0.097cm" fo:border-left="0.002cm solid #000000" fo:border-right="none" fo:border-top="none" fo:border-bottom="0.002cm solid #000000"/>
    </style:style>
    <style:style style:name="Tableau19.C2" style:family="table-cell" style:data-style-name="N0">
      <style:table-cell-properties fo:padding="0.097cm" fo:border-left="0.002cm solid #000000" fo:border-right="none" fo:border-top="none" fo:border-bottom="0.002cm solid #000000"/>
    </style:style>
    <style:style style:name="Tableau19.D2" style:family="table-cell" style:data-style-name="N0">
      <style:table-cell-properties fo:padding="0.097cm" fo:border-left="0.002cm solid #000000" fo:border-right="0.002cm solid #000000" fo:border-top="none" fo:border-bottom="0.002cm solid #000000"/>
    </style:style>
    <style:style style:name="Tableau20" style:family="table">
      <style:table-properties style:width="11.328cm" fo:margin-left="0cm" fo:margin-right="5.671cm" table:align="margins"/>
    </style:style>
    <style:style style:name="Tableau20.A" style:family="table-column">
      <style:table-column-properties style:column-width="1.612cm" style:rel-column-width="9327*"/>
    </style:style>
    <style:style style:name="Tableau20.B" style:family="table-column">
      <style:table-column-properties style:column-width="4.355cm" style:rel-column-width="25195*"/>
    </style:style>
    <style:style style:name="Tableau20.C" style:family="table-column">
      <style:table-column-properties style:column-width="3.715cm" style:rel-column-width="21491*"/>
    </style:style>
    <style:style style:name="Tableau20.D" style:family="table-column">
      <style:table-column-properties style:column-width="1.646cm" style:rel-column-width="9522*"/>
    </style:style>
    <style:style style:name="Tableau20.A1" style:family="table-cell">
      <style:table-cell-properties fo:padding="0.097cm" fo:border-left="0.002cm solid #000000" fo:border-right="none" fo:border-top="0.002cm solid #000000" fo:border-bottom="0.002cm solid #000000"/>
    </style:style>
    <style:style style:name="Tableau20.D1" style:family="table-cell">
      <style:table-cell-properties fo:padding="0.097cm" fo:border="0.002cm solid #000000"/>
    </style:style>
    <style:style style:name="Tableau20.B2" style:family="table-cell">
      <style:table-cell-properties fo:padding="0.097cm" fo:border-left="0.002cm solid #000000" fo:border-right="none" fo:border-top="none" fo:border-bottom="0.002cm solid #000000"/>
    </style:style>
    <style:style style:name="Tableau20.C2" style:family="table-cell" style:data-style-name="N0">
      <style:table-cell-properties fo:padding="0.097cm" fo:border-left="0.002cm solid #000000" fo:border-right="none" fo:border-top="none" fo:border-bottom="0.002cm solid #000000"/>
    </style:style>
    <style:style style:name="Tableau20.D2" style:family="table-cell" style:data-style-name="N0">
      <style:table-cell-properties fo:padding="0.097cm" fo:border-left="0.002cm solid #000000" fo:border-right="0.002cm solid #000000" fo:border-top="none" fo:border-bottom="0.002cm solid #000000"/>
    </style:style>
    <style:style style:name="Tableau21" style:family="table">
      <style:table-properties style:width="11.328cm" fo:margin-left="0cm" fo:margin-right="5.671cm" table:align="margins"/>
    </style:style>
    <style:style style:name="Tableau21.A" style:family="table-column">
      <style:table-column-properties style:column-width="1.612cm" style:rel-column-width="9327*"/>
    </style:style>
    <style:style style:name="Tableau21.B" style:family="table-column">
      <style:table-column-properties style:column-width="4.355cm" style:rel-column-width="25195*"/>
    </style:style>
    <style:style style:name="Tableau21.C" style:family="table-column">
      <style:table-column-properties style:column-width="3.715cm" style:rel-column-width="21491*"/>
    </style:style>
    <style:style style:name="Tableau21.D" style:family="table-column">
      <style:table-column-properties style:column-width="1.646cm" style:rel-column-width="9522*"/>
    </style:style>
    <style:style style:name="Tableau21.A1" style:family="table-cell">
      <style:table-cell-properties fo:padding="0.097cm" fo:border-left="0.002cm solid #000000" fo:border-right="none" fo:border-top="0.002cm solid #000000" fo:border-bottom="0.002cm solid #000000"/>
    </style:style>
    <style:style style:name="Tableau21.D1" style:family="table-cell">
      <style:table-cell-properties fo:padding="0.097cm" fo:border="0.002cm solid #000000"/>
    </style:style>
    <style:style style:name="Tableau21.B2" style:family="table-cell">
      <style:table-cell-properties fo:padding="0.097cm" fo:border-left="0.002cm solid #000000" fo:border-right="none" fo:border-top="none" fo:border-bottom="0.002cm solid #000000"/>
    </style:style>
    <style:style style:name="Tableau21.C2" style:family="table-cell" style:data-style-name="N0">
      <style:table-cell-properties fo:padding="0.097cm" fo:border-left="0.002cm solid #000000" fo:border-right="none" fo:border-top="none" fo:border-bottom="0.002cm solid #000000"/>
    </style:style>
    <style:style style:name="Tableau21.D2" style:family="table-cell" style:data-style-name="N0">
      <style:table-cell-properties fo:padding="0.097cm" fo:border-left="0.002cm solid #000000" fo:border-right="0.002cm solid #000000" fo:border-top="none" fo:border-bottom="0.002cm solid #000000"/>
    </style:style>
    <style:style style:name="Tableau22" style:family="table">
      <style:table-properties style:width="11.328cm" fo:margin-left="0cm" fo:margin-right="5.671cm" table:align="margins"/>
    </style:style>
    <style:style style:name="Tableau22.A" style:family="table-column">
      <style:table-column-properties style:column-width="1.612cm" style:rel-column-width="9327*"/>
    </style:style>
    <style:style style:name="Tableau22.B" style:family="table-column">
      <style:table-column-properties style:column-width="4.355cm" style:rel-column-width="25195*"/>
    </style:style>
    <style:style style:name="Tableau22.C" style:family="table-column">
      <style:table-column-properties style:column-width="3.715cm" style:rel-column-width="21491*"/>
    </style:style>
    <style:style style:name="Tableau22.D" style:family="table-column">
      <style:table-column-properties style:column-width="1.646cm" style:rel-column-width="9522*"/>
    </style:style>
    <style:style style:name="Tableau22.A1" style:family="table-cell">
      <style:table-cell-properties fo:padding="0.097cm" fo:border-left="0.002cm solid #000000" fo:border-right="none" fo:border-top="0.002cm solid #000000" fo:border-bottom="0.002cm solid #000000"/>
    </style:style>
    <style:style style:name="Tableau22.D1" style:family="table-cell">
      <style:table-cell-properties fo:padding="0.097cm" fo:border="0.002cm solid #000000"/>
    </style:style>
    <style:style style:name="Tableau22.B2" style:family="table-cell">
      <style:table-cell-properties fo:padding="0.097cm" fo:border-left="0.002cm solid #000000" fo:border-right="none" fo:border-top="none" fo:border-bottom="0.002cm solid #000000"/>
    </style:style>
    <style:style style:name="Tableau22.C2" style:family="table-cell" style:data-style-name="N0">
      <style:table-cell-properties fo:padding="0.097cm" fo:border-left="0.002cm solid #000000" fo:border-right="none" fo:border-top="none" fo:border-bottom="0.002cm solid #000000"/>
    </style:style>
    <style:style style:name="Tableau22.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italic" style:font-size-asian="10pt" style:font-style-asian="italic" style:font-size-complex="10pt" style:font-style-complex="italic"/>
    </style:style>
    <style:style style:name="P6" style:family="paragraph" style:parent-style-name="Standard">
      <style:text-properties fo:font-size="10pt" fo:font-style="normal" style:font-size-asian="10pt" style:font-style-asian="normal" style:font-size-complex="10pt" style:font-style-complex="normal"/>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text-align="justify" style:justify-single-word="false"/>
      <style:text-properties style:font-name="Times New Roman" fo:font-size="9pt" fo:language="fr" fo:country="FR" fo:font-style="normal" style:font-name-asian="Times New Roman" style:font-size-asian="9pt" style:font-style-asian="normal" style:font-name-complex="Times New Roman" style:font-size-complex="9pt" style:font-style-complex="normal"/>
    </style:style>
    <style:style style:name="P9" style:family="paragraph" style:parent-style-name="Standard">
      <style:text-properties fo:font-size="11pt" fo:language="fr" fo:country="FR" fo:font-weight="normal" style:font-size-asian="11pt" style:font-weight-asian="normal" style:font-size-complex="11pt" style:font-weight-complex="normal"/>
    </style:style>
    <style:style style:name="P10"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text-properties fo:font-size="11pt" fo:language="fr" fo:country="FR" style:font-size-asian="11pt" style:font-size-complex="11pt"/>
    </style:style>
    <style:style style:name="P12" style:family="paragraph" style:parent-style-name="Standard">
      <style:text-properties style:text-position="0% 100%" style:text-underline-style="solid" style:text-underline-width="auto" style:text-underline-color="font-color" fo:font-weight="bold" style:font-weight-asian="bold" style:font-weight-complex="bold"/>
    </style:style>
    <style:style style:name="P13"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text-properties fo:font-size="11pt" fo:language="fr" fo:country="FR" fo:font-style="normal" style:font-size-asian="11pt" style:font-style-asian="normal" style:font-size-complex="11pt" style:font-style-complex="normal"/>
    </style:style>
    <style:style style:name="P16"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8"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9" style:family="paragraph" style:parent-style-name="Text_20_body">
      <style:text-properties fo:font-size="11pt" fo:language="fr" fo:country="FR" fo:font-style="italic" style:font-size-asian="11pt" style:font-style-asian="italic" style:font-size-complex="11pt" style:font-style-complex="italic"/>
    </style:style>
    <style:style style:name="P20"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1" style:family="paragraph" style:parent-style-name="Text_20_body">
      <style:text-properties fo:font-size="11pt" fo:language="fr" fo:country="FR" style:font-size-asian="11pt" style:font-size-complex="11pt"/>
    </style:style>
    <style:style style:name="P22" style:family="paragraph" style:parent-style-name="Text_20_body">
      <style:paragraph-properties fo:text-align="justify" style:justify-single-word="false"/>
      <style:text-properties fo:font-size="11pt" fo:language="fr" fo:country="FR" style:font-size-asian="11pt" style:font-size-complex="11pt"/>
    </style:style>
    <style:style style:name="P23" style:family="paragraph" style:parent-style-name="Text_20_body">
      <style:text-properties fo:font-size="11pt" fo:language="fr" fo:country="FR" fo:font-weight="normal"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5" style:family="paragraph" style:parent-style-name="Text_20_body">
      <style:text-properties fo:font-size="11pt" fo:language="fr" fo:country="FR" fo:font-weight="bold" style:font-size-asian="11pt" style:font-weight-asian="bold" style:font-size-complex="11pt" style:font-weight-complex="bold"/>
    </style:style>
    <style:style style:name="P26" style:family="paragraph" style:parent-style-name="Text_20_body">
      <style:text-properties fo:font-size="11pt" fo:language="fr" fo:country="FR" style:text-underline-style="solid" style:text-underline-width="auto" style:text-underline-color="font-color" style:font-size-asian="11pt" style:font-size-complex="11pt"/>
    </style:style>
    <style:style style:name="P27" style:family="paragraph" style:parent-style-name="Text_20_body">
      <style:paragraph-properties fo:text-align="justify" style:justify-single-word="false"/>
      <style:text-properties fo:font-size="11pt" fo:language="fr" fo:country="FR" style:text-underline-style="solid" style:text-underline-width="auto" style:text-underline-color="font-color" style:font-size-asian="11pt" style:font-size-complex="11pt"/>
    </style:style>
    <style:style style:name="P28" style:family="paragraph" style:parent-style-name="Text_20_body">
      <style:paragraph-properties fo:text-align="justify" style:justify-single-word="false"/>
      <style:text-properties fo:font-size="11pt" fo:language="fr" fo:country="FR" style:text-underline-style="solid" style:text-underline-width="auto" style:text-underline-color="font-color" fo:font-weight="normal" style:font-size-asian="11pt" style:font-weight-asian="normal" style:font-size-complex="11pt" style:font-weight-complex="normal"/>
    </style:style>
    <style:style style:name="P29"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30" style:family="paragraph" style:parent-style-name="Text_20_body">
      <style:paragraph-properties fo:text-align="justify" style:justify-single-word="false"/>
      <style:text-properties fo:font-size="11pt" fo:language="fr" fo:country="FR" style:text-underline-style="none" fo:font-weight="normal" style:font-size-asian="11pt" style:font-weight-asian="normal" style:font-size-complex="11pt" style:font-weight-complex="normal"/>
    </style:style>
    <style:style style:name="P31" style:family="paragraph" style:parent-style-name="Text_20_body">
      <style:paragraph-properties fo:text-align="justify" style:justify-single-word="false"/>
      <style:text-properties fo:font-size="11pt" fo:language="fr" fo:country="FR" style:text-underline-style="none" style:font-size-asian="11pt" style:font-size-complex="11pt"/>
    </style:style>
    <style:style style:name="P32" style:family="paragraph" style:parent-style-name="Text_20_body">
      <style:text-properties fo:font-size="11pt" style:font-size-asian="11pt" style:font-size-complex="11pt"/>
    </style:style>
    <style:style style:name="P33" style:family="paragraph" style:parent-style-name="Text_20_body">
      <style:paragraph-properties fo:text-align="justify" style:justify-single-word="false"/>
      <style:text-properties fo:font-size="11pt" style:font-size-asian="11pt" style:font-size-complex="11pt"/>
    </style:style>
    <style:style style:name="P34"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text-properties fo:language="fr" fo:country="FR"/>
    </style:style>
    <style:style style:name="P36" style:family="paragraph" style:parent-style-name="Text_20_body">
      <style:text-properties fo:font-style="italic" fo:font-weight="bold" style:font-style-asian="italic" style:font-weight-asian="bold" style:font-style-complex="italic" style:font-weight-complex="bold"/>
    </style:style>
    <style:style style:name="P37" style:family="paragraph" style:parent-style-name="Text_20_body">
      <style:text-properties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style:text-underline-style="solid" style:text-underline-width="auto" style:text-underline-color="font-color"/>
    </style:style>
    <style:style style:name="P43" style:family="paragraph" style:parent-style-name="Text_20_body">
      <style:text-properties style:text-underline-style="solid" style:text-underline-width="auto" style:text-underline-color="font-color" fo:font-weight="bold" style:font-weight-asian="bold" style:font-weight-complex="bold"/>
    </style:style>
    <style:style style:name="P44" style:family="paragraph" style:parent-style-name="Table_20_Contents">
      <style:text-properties fo:font-size="11pt" style:font-size-asian="11pt" style:font-size-complex="11pt"/>
    </style:style>
    <style:style style:name="P4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Table_20_Contents">
      <style:text-properties fo:font-size="11pt" fo:language="fr" fo:country="FR" fo:font-weight="normal" style:font-size-asian="11pt" style:font-weight-asian="normal" style:font-size-complex="11pt" style:font-weight-complex="normal"/>
    </style:style>
    <style:style style:name="P48"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49"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50" style:family="paragraph" style:parent-style-name="Table_20_Contents">
      <style:text-properties fo:font-size="8pt" fo:font-style="italic" style:font-size-asian="8pt" style:font-style-asian="italic" style:font-size-complex="8pt" style:font-style-complex="italic"/>
    </style:style>
    <style:style style:name="P51"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Table_20_Contents">
      <style:text-properties fo:font-size="8pt" fo:font-style="normal" style:font-size-asian="8pt" style:font-style-asian="normal" style:font-size-complex="8pt" style:font-style-complex="normal"/>
    </style:style>
    <style:style style:name="P53" style:family="paragraph" style:parent-style-name="Table_20_Contents">
      <style:text-properties fo:font-size="8pt" style:font-size-asian="8pt" style:font-size-complex="8pt"/>
    </style:style>
    <style:style style:name="P54" style:family="paragraph" style:parent-style-name="Table_20_Contents">
      <style:text-properties fo:font-size="10pt" style:font-size-asian="10pt" style:font-size-complex="10pt"/>
    </style:style>
    <style:style style:name="P55" style:family="paragraph" style:parent-style-name="Table_20_Contents">
      <style:text-properties fo:font-size="10pt" fo:font-weight="bold" style:font-size-asian="10pt" style:font-weight-asian="bold" style:font-size-complex="10pt" style:font-weight-complex="bold"/>
    </style:style>
    <style:style style:name="P56" style:family="paragraph" style:parent-style-name="Table_20_Contents">
      <style:text-properties fo:font-size="10pt" fo:language="fr" fo:country="FR" fo:font-weight="normal" style:font-size-asian="10pt" style:font-weight-asian="normal" style:font-size-complex="10pt" style:font-weight-complex="normal"/>
    </style:style>
    <style:style style:name="P57" style:family="paragraph" style:parent-style-name="Table_20_Contents">
      <style:text-properties fo:font-size="10pt" style:text-underline-style="solid" style:text-underline-width="auto" style:text-underline-color="font-color" fo:font-weight="bold" style:font-size-asian="10pt" style:font-weight-asian="bold" style:font-size-complex="10pt" style:font-weight-complex="bold"/>
    </style:style>
    <style:style style:name="P58" style:family="paragraph" style:parent-style-name="Table_20_Contents">
      <style:text-properties fo:font-size="10pt" fo:font-style="italic" style:font-size-asian="10pt" style:font-style-asian="italic" style:font-size-complex="10pt" style:font-style-complex="italic"/>
    </style:style>
    <style:style style:name="P59" style:family="paragraph" style:parent-style-name="Table_20_Contents">
      <style:text-properties fo:font-size="10pt" fo:font-style="normal" style:font-size-asian="10pt" style:font-style-asian="normal" style:font-size-complex="10pt" style:font-style-complex="normal"/>
    </style:style>
    <style:style style:name="P60" style:family="paragraph" style:parent-style-name="Table_20_Contents">
      <style:text-properties fo:font-size="12pt" style:font-size-asian="12pt" style:font-size-complex="12pt"/>
    </style:style>
    <style:style style:name="P61" style:family="paragraph" style:parent-style-name="Table_20_Contents">
      <style:text-properties style:text-position="0% 100%" style:font-name="Symbol" fo:font-size="12pt" style:font-name-asian="Symbol" style:font-size-asian="12pt" style:font-name-complex="Symbol" style:font-size-complex="12pt"/>
    </style:style>
    <style:style style:name="P62" style:family="paragraph" style:parent-style-name="Table_20_Contents">
      <style:text-properties fo:font-size="7pt" fo:font-style="italic" fo:font-weight="bold" style:font-size-asian="7pt" style:font-style-asian="italic" style:font-weight-asian="bold" style:font-size-complex="7pt" style:font-style-complex="italic" style:font-weight-complex="bold"/>
    </style:style>
    <style:style style:name="P63" style:family="paragraph" style:parent-style-name="Table_20_Contents">
      <style:text-properties fo:color="#0000ff" fo:font-size="7pt" fo:font-style="italic" fo:font-weight="bold" style:font-size-asian="7pt" style:font-style-asian="italic" style:font-weight-asian="bold" style:font-size-complex="7pt" style:font-style-complex="italic" style:font-weight-complex="bold"/>
    </style:style>
    <style:style style:name="P64" style:family="paragraph" style:parent-style-name="Table_20_Contents">
      <style:text-properties fo:color="#ff3333" fo:font-size="7pt" fo:font-style="italic" fo:font-weight="bold" style:font-size-asian="7pt" style:font-style-asian="italic" style:font-weight-asian="bold" style:font-size-complex="7pt" style:font-style-complex="italic" style:font-weight-complex="bold"/>
    </style:style>
    <style:style style:name="P65" style:family="paragraph" style:parent-style-name="Table_20_Contents">
      <style:text-properties fo:color="#579d1c" fo:font-size="7pt" fo:font-style="italic" fo:font-weight="bold" style:font-size-asian="7pt" style:font-style-asian="italic" style:font-weight-asian="bold" style:font-size-complex="7pt" style:font-style-complex="italic" style:font-weight-complex="bold"/>
    </style:style>
    <style:style style:name="P66" style:family="paragraph" style:parent-style-name="Table_20_Contents">
      <style:text-properties fo:color="#cc6699" fo:font-size="6pt" fo:font-style="italic" fo:font-weight="bold" style:font-size-asian="6pt" style:font-style-asian="italic" style:font-weight-asian="bold" style:font-size-complex="6pt" style:font-style-complex="italic" style:font-weight-complex="bold"/>
    </style:style>
    <style:style style:name="P67" style:family="paragraph" style:parent-style-name="Table_20_Contents">
      <style:text-properties fo:color="#0000cc" fo:font-size="10pt" style:text-underline-style="none" fo:font-weight="normal" style:font-size-asian="10pt" style:font-weight-asian="normal" style:font-size-complex="10pt" style:font-weight-complex="normal"/>
    </style:style>
    <style:style style:name="P68" style:family="paragraph" style:parent-style-name="Table_20_Contents">
      <style:text-properties fo:color="#0000cc" fo:font-size="10pt" style:font-size-asian="10pt" style:font-size-complex="10pt"/>
    </style:style>
    <style:style style:name="P69" style:family="paragraph" style:parent-style-name="Table_20_Contents">
      <style:text-properties fo:color="#0000cc" fo:font-size="10pt" fo:font-style="italic" style:font-size-asian="10pt" style:font-style-asian="italic" style:font-size-complex="10pt" style:font-style-complex="italic"/>
    </style:style>
    <style:style style:name="P70" style:family="paragraph" style:parent-style-name="Table_20_Contents">
      <style:text-properties fo:color="#0000cc" fo:font-size="8pt" style:font-size-asian="8pt" style:font-size-complex="8pt"/>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1">
      <style:paragraph-properties>
        <style:tab-stops>
          <style:tab-stop style:position="16.999cm" style:type="right" style:leader-style="dotted" style:leader-text="."/>
        </style:tab-stops>
      </style:paragraph-properties>
    </style:style>
    <style:style style:name="P74" style:family="paragraph" style:parent-style-name="Table_20_Contents">
      <style:text-properties fo:font-size="8pt" fo:font-style="italic" style:font-size-asian="8pt" style:font-style-asian="italic" style:font-size-complex="8pt" style:font-style-complex="italic"/>
    </style:style>
    <style:style style:name="P75"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76" style:family="paragraph" style:parent-style-name="Table_20_Contents">
      <style:text-properties fo:font-size="8pt" fo:font-style="normal" style:font-size-asian="8pt" style:font-style-asian="normal" style:font-size-complex="8pt" style:font-style-complex="normal"/>
    </style:style>
    <style:style style:name="P77" style:family="paragraph" style:parent-style-name="Heading_20_2" style:master-page-name="Standard">
      <style:paragraph-properties style:page-number="auto"/>
    </style:style>
    <style:style style:name="P78"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9" style:family="paragraph" style:parent-style-name="Heading_20_1" style:master-page-name="Landscape">
      <style:paragraph-properties style:page-number="auto"/>
    </style:style>
    <style:style style:name="P80" style:family="paragraph" style:parent-style-name="Heading_20_3">
      <style:text-properties fo:font-style="italic" fo:font-weight="bold" style:font-style-asian="italic" style:font-weight-asian="bold" style:font-style-complex="italic" style:font-weight-complex="bold"/>
    </style:style>
    <style:style style:name="P81" style:family="paragraph" style:parent-style-name="Standard">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82"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4" style:family="paragraph" style:parent-style-name="Text_20_body">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85" style:family="paragraph" style:parent-style-name="Text_20_body" style:list-style-name="L2">
      <style:text-properties fo:font-size="11pt" fo:language="fr" fo:country="FR" fo:font-weight="normal" style:font-size-asian="11pt" style:font-weight-asian="normal" style:font-size-complex="11pt" style:font-weight-complex="normal"/>
    </style:style>
    <style:style style:name="P86" style:family="paragraph" style:parent-style-name="Text_20_body">
      <style:text-properties fo:font-size="11pt" fo:language="fr" fo:country="FR" style:font-size-asian="11pt" style:font-size-complex="11pt"/>
    </style:style>
    <style:style style:name="P87" style:family="paragraph" style:parent-style-name="Text_20_body" style:list-style-name="L6">
      <style:text-properties fo:font-size="11pt" fo:language="fr" fo:country="FR" style:font-size-asian="11pt" style:font-size-complex="11pt"/>
    </style:style>
    <style:style style:name="P88" style:family="paragraph" style:parent-style-name="Text_20_body" style:list-style-name="L7">
      <style:text-properties fo:font-size="11pt" fo:language="fr" fo:country="FR" style:font-size-asian="11pt" style:font-size-complex="11pt"/>
    </style:style>
    <style:style style:name="P89" style:family="paragraph" style:parent-style-name="Text_20_body">
      <style:text-properties fo:font-size="11pt" fo:language="fr" fo:country="FR" style:text-underline-style="none" fo:font-weight="normal" style:font-size-asian="11pt" style:font-weight-asian="normal" style:font-size-complex="11pt" style:font-weight-complex="normal"/>
    </style:style>
    <style:style style:name="P90"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91" style:family="paragraph" style:parent-style-name="Text_20_body">
      <style:text-properties fo:font-size="11pt" fo:language="fr" fo:country="F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92" style:family="paragraph" style:parent-style-name="Text_20_body">
      <style:text-properties fo:font-size="11pt" style:font-size-asian="11pt" style:font-size-complex="11pt"/>
    </style:style>
    <style:style style:name="P93" style:family="paragraph" style:parent-style-name="Text_20_body" style:list-style-name="L3">
      <style:text-properties fo:font-size="11pt" style:font-size-asian="11pt" style:font-size-complex="11pt"/>
    </style:style>
    <style:style style:name="P94" style:family="paragraph" style:parent-style-name="Text_20_body" style:list-style-name="L4">
      <style:text-properties fo:font-size="11pt" style:font-size-asian="11pt" style:font-size-complex="11pt"/>
    </style:style>
    <style:style style:name="P95" style:family="paragraph" style:parent-style-name="Text_20_body" style:list-style-name="L5">
      <style:text-properties fo:font-size="11pt" style:font-size-asian="11pt" style:font-size-complex="11pt"/>
    </style:style>
    <style:style style:name="P96" style:family="paragraph" style:parent-style-name="Text_20_body">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97" style:family="paragraph" style:parent-style-name="Text_20_body">
      <style:text-properties fo:color="#ff3333" fo:font-size="8pt" fo:language="fr" fo:country="FR" fo:font-style="normal" fo:font-weight="normal" style:font-size-asian="8pt" style:font-style-asian="normal" style:font-weight-asian="normal" style:font-size-complex="8pt" style:font-style-complex="normal" style:font-weight-complex="normal"/>
    </style:style>
    <style:style style:name="P98" style:family="paragraph">
      <style:paragraph-properties fo:text-align="center"/>
    </style:style>
    <style:style style:name="P99" style:family="paragraph">
      <style:text-properties fo:color="#ff3333" fo:font-size="10pt" style:font-size-asian="10pt" style:font-size-complex="10pt"/>
    </style:style>
    <style:style style:name="P100" style:family="paragraph">
      <style:text-properties fo:font-size="8pt" fo:font-style="italic" style:font-size-asian="8pt" style:font-style-asian="italic" style:font-size-complex="8pt" style:font-style-complex="italic"/>
    </style:style>
    <style:style style:name="P101" style:family="paragraph">
      <style:text-properties fo:font-size="8pt" style:font-size-asian="8pt" style:font-size-complex="8pt"/>
    </style:style>
    <style:style style:name="P102" style:family="paragraph">
      <style:text-properties fo:font-size="8pt" fo:font-style="italic" fo:font-weight="bold" style:font-size-asian="8pt" style:font-style-asian="italic" style:font-weight-asian="bold" style:font-size-complex="8pt" style:font-style-complex="italic" style:font-weight-complex="bold"/>
    </style:style>
    <style:style style:name="P103" style:family="paragraph">
      <style:text-properties fo:font-size="7pt" fo:font-style="italic" style:font-size-asian="7pt" style:font-style-asian="italic" style:font-size-complex="7pt" style:font-style-complex="italic"/>
    </style:style>
    <style:style style:name="P104" style:family="paragraph">
      <style:text-properties fo:font-weight="bold" style:font-weight-asian="bold" style:font-weight-complex="bold"/>
    </style:style>
    <style:style style:name="P105" style:family="paragraph">
      <style:text-properties fo:font-size="10pt" fo:font-style="italic" fo:font-weight="bold" style:font-size-asian="10pt" style:font-style-asian="italic" style:font-weight-asian="bold" style:font-size-complex="10pt" style:font-style-complex="italic" style:font-weight-complex="bold"/>
    </style:style>
    <style:style style:name="P106" style:family="paragraph">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07" style:family="paragraph">
      <style:text-properties fo:font-size="10pt" fo:font-style="italic" style:font-size-asian="10pt" style:font-style-asian="italic" style:font-size-complex="10pt" style:font-style-complex="italic"/>
    </style:style>
    <style:style style:name="P108" style:family="paragraph">
      <style:text-properties fo:font-size="10pt" style:font-size-asian="10pt" style:font-size-complex="10pt"/>
    </style:style>
    <style:style style:name="P109" style:family="paragraph">
      <style:text-properties fo:font-size="9pt" style:font-size-asian="9pt" style:font-size-complex="9pt"/>
    </style:style>
    <style:style style:name="P110" style:family="paragraph">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style:font-size-asian="11pt" style:font-size-complex="11pt"/>
    </style:style>
    <style:style style:name="T14" style:family="text">
      <style:text-properties fo:font-size="11pt" fo:language="fr" fo:country="FR" style:font-size-asian="11pt" style:font-size-complex="11pt"/>
    </style:style>
    <style:style style:name="T15" style:family="text">
      <style:text-properties fo:font-size="11pt" fo:language="fr" fo:country="FR" fo:font-weight="bold" style:font-size-asian="11pt" style:font-weight-asian="bold" style:font-size-complex="11pt" style:font-weight-complex="bold"/>
    </style:style>
    <style:style style:name="T16" style:family="text">
      <style:text-properties fo:font-size="11pt" fo:language="fr" fo:country="FR" style:text-underline-style="none" style:font-size-asian="11pt" style:font-size-complex="11pt"/>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text-position="sub 58%"/>
    </style:style>
    <style:style style:name="T25" style:family="text">
      <style:text-properties style:text-position="sub 58%" style:font-name="Symbol" style:font-name-asian="Symbol" style:font-name-complex="Symbol"/>
    </style:style>
    <style:style style:name="T26" style:family="text">
      <style:text-properties style:text-position="sub 58%" style:font-name="Times New Roman" style:font-name-asian="Symbol" style:font-name-complex="Symbol"/>
    </style:style>
    <style:style style:name="T27" style:family="text">
      <style:text-properties style:text-position="0% 100%" style:font-name="Symbol" style:font-name-asian="Symbol" style:font-name-complex="Symbol"/>
    </style:style>
    <style:style style:name="T28" style:family="text">
      <style:text-properties style:text-position="0% 100%" style:font-name="Times New Roman" style:font-name-asian="Symbol" style:font-name-complex="Symbol"/>
    </style:style>
    <style:style style:name="T29" style:family="text">
      <style:text-properties fo:color="#0000cc"/>
    </style:style>
    <style:style style:name="T30" style:family="text">
      <style:text-properties fo:font-weight="bold" style:font-weight-asian="bold" style:font-weight-complex="bold"/>
    </style:style>
    <style:style style:name="T31" style:family="text">
      <style:text-properties fo:color="#ff3333"/>
    </style:style>
    <style:style style:name="T32" style:family="text">
      <style:text-properties fo:color="#3f7f5f" style:font-name="Consolas" style:text-underline-style="none" fo:font-weight="normal" fo:background-color="#e8f2fe" style:font-name-asian="Consolas" style:font-weight-asian="normal" style:font-name-complex="Consolas" style:font-weight-complex="normal"/>
    </style:style>
    <style:style style:name="T33" style:family="text">
      <style:text-properties fo:color="#0000ff" style:font-name="Consolas" style:text-underline-style="none" fo:font-weight="normal" fo:background-color="#e8f2fe" style:font-name-asian="Consolas" style:font-weight-asian="normal" style:font-name-complex="Consolas" style:font-weight-complex="normal"/>
    </style:style>
    <style:style style:name="T34" style:family="text">
      <style:text-properties fo:color="#c0a000" style:font-name="Lucida Console" fo:font-size="9pt" style:font-name-asian="Lucida Console" style:font-size-asian="9pt" style:font-name-complex="Lucida Console" style:font-size-complex="9pt"/>
    </style:style>
    <style:style style:name="T35" style:family="text">
      <style:text-properties fo:color="#c0a000" style:font-name="Lucida Console" fo:font-size="9pt" fo:font-weight="bold" style:font-name-asian="Lucida Console" style:font-size-asian="9pt" style:font-weight-asian="bold" style:font-name-complex="Lucida Console" style:font-size-complex="9pt" style:font-weight-complex="bold"/>
    </style:style>
    <style:style style:name="T36" style:family="text">
      <style:text-properties fo:language="fr" fo:country="FR"/>
    </style:style>
    <style:style style:name="T37" style:family="text">
      <style:text-properties fo:language="fr" fo:country="FR" style:text-underline-style="none" fo:font-weight="bold" style:font-weight-asian="bold" style:font-weight-complex="bold"/>
    </style:style>
    <style:style style:name="T38" style:family="text">
      <style:text-properties fo:language="fr" fo:country="FR" style:text-underline-style="none" fo:font-weight="normal" style:font-weight-asian="normal" style:font-weight-complex="normal"/>
    </style:style>
    <style:style style:name="T39" style:family="text">
      <style:text-properties style:use-window-font-color="true" style:font-name="Lucida Console" fo:font-size="9pt" fo:font-weight="bold" style:font-name-asian="Lucida Console" style:font-size-asian="9pt" style:font-weight-asian="bold" style:font-name-complex="Lucida Console" style:font-size-complex="9pt" style:font-weight-complex="bold"/>
    </style:style>
    <style:style style:name="T40" style:family="text">
      <style:text-properties fo:color="#ff3333" fo:font-size="10pt" style:font-size-asian="10pt" style:font-size-complex="10pt"/>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8pt" style:font-size-asian="8pt" style:font-size-complex="8pt"/>
    </style:style>
    <style:style style:name="T43" style:family="text">
      <style:text-properties fo:font-size="8pt" fo:font-style="italic" fo:font-weight="bold" style:font-size-asian="8pt" style:font-style-asian="italic" style:font-weight-asian="bold" style:font-size-complex="8pt" style:font-style-complex="italic" style:font-weight-complex="bold"/>
    </style:style>
    <style:style style:name="T44" style:family="text">
      <style:text-properties fo:font-size="7pt" fo:font-style="italic" style:font-size-asian="7pt" style:font-style-asian="italic" style:font-size-complex="7pt" style:font-style-complex="italic"/>
    </style:style>
    <style:style style:name="T45" style:family="text">
      <style:text-properties fo:font-size="10pt" fo:font-style="italic" fo:font-weight="bold" style:font-size-asian="10pt" style:font-style-asian="italic" style:font-weight-asian="bold" style:font-size-complex="10pt" style:font-style-complex="italic" style:font-weight-complex="bold"/>
    </style:style>
    <style:style style:name="T4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48" style:family="text">
      <style:text-properties fo:font-size="10pt" fo:font-style="italic" style:font-size-asian="10pt" style:font-style-asian="italic" style:font-size-complex="10pt" style:font-style-complex="italic"/>
    </style:style>
    <style:style style:name="T49" style:family="text">
      <style:text-properties style:text-position="-33% 58%" fo:font-size="8pt" style:font-size-asian="8pt" style:font-size-complex="8pt"/>
    </style:style>
    <style:style style:name="T50" style:family="text">
      <style:text-properties style:text-position="0% 100%" fo:font-size="8pt" style:font-size-asian="8pt" style:font-size-complex="8pt"/>
    </style:style>
    <style:style style:name="T51" style:family="text">
      <style:text-properties fo:font-size="9pt" style:font-size-asian="9pt" style:font-size-complex="9pt"/>
    </style:style>
    <style:style style:name="T52" style:family="text">
      <style:text-properties fo:font-size="9pt" fo:font-style="italic" style:font-size-asian="9pt" style:font-style-asian="italic" style:font-size-complex="9pt" style:font-style-complex="italic"/>
    </style:style>
    <style:style style:name="T5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style>
    <style:style style:name="gr6" style:family="graphic">
      <style:graphic-properties draw:fill="none" draw:textarea-horizontal-align="justify" draw:textarea-vertical-align="middle" draw:auto-grow-height="false" fo:min-height="0cm" fo:min-width="0cm" style:run-through="foreground"/>
    </style:style>
    <style:style style:name="gr7" style:family="graphic">
      <style:graphic-properties draw:stroke="none" svg:stroke-color="#000000" draw:fill="none" draw:fill-color="#ffffff" fo:min-height="0.407cm" style:run-through="foreground"/>
    </style:style>
    <style:style style:name="gr8" style:family="graphic">
      <style:graphic-properties draw:stroke="none" svg:stroke-color="#000000" draw:fill="none" draw:fill-color="#ffffff" fo:min-height="0.397cm" style:run-through="foreground"/>
    </style:style>
    <style:style style:name="gr9" style:family="graphic">
      <style:graphic-properties draw:stroke="none" svg:stroke-color="#000000" draw:fill="none" draw:fill-color="#ffffff" fo:min-height="1.633cm" style:run-through="foreground"/>
    </style:style>
    <style:style style:name="gr10" style:family="graphic">
      <style:graphic-properties draw:marker-end="Arrow_20_concave" draw:marker-end-width="0.15cm" draw:textarea-horizontal-align="center" draw:textarea-vertical-align="middle" style:run-through="foreground"/>
    </style:style>
    <style:style style:name="gr11" style:family="graphic">
      <style:graphic-properties draw:fill="solid" draw:fill-color="#ffffcc" draw:textarea-horizontal-align="justify" draw:textarea-vertical-align="middle" draw:auto-grow-height="false" fo:min-height="0cm" fo:min-width="0cm" style:run-through="foreground"/>
    </style:style>
    <style:style style:name="gr12" style:family="graphic">
      <style:graphic-properties draw:stroke="dash" draw:stroke-dash="Ultrafine_20_Dashed" draw:fill="solid" draw:fill-color="#ccffcc" draw:textarea-horizontal-align="center" draw:textarea-vertical-align="middle" style:run-through="foreground"/>
    </style:style>
    <style:style style:name="gr13" style:family="graphic">
      <style:graphic-properties draw:stroke="none" svg:stroke-color="#000000" draw:fill="none" draw:fill-color="#ffffff" fo:min-height="0.688cm" style:run-through="foreground"/>
    </style:style>
    <style:style style:name="gr14" style:family="graphic">
      <style:graphic-properties draw:stroke="none" svg:stroke-color="#000000" draw:fill="none" draw:fill-color="#ffffff" fo:min-height="0.612cm" style:run-through="foreground"/>
    </style:style>
    <style:style style:name="gr15" style:family="graphic">
      <style:graphic-properties draw:stroke="none" svg:stroke-color="#000000" draw:fill="none" draw:fill-color="#ffffff" fo:min-height="1.538cm" style:run-through="foreground"/>
    </style:style>
    <style:style style:name="gr16" style:family="graphic">
      <style:graphic-properties draw:stroke="none" svg:stroke-color="#000000" draw:fill="none" draw:fill-color="#ffffff" fo:min-height="0.586cm" style:run-through="foreground"/>
    </style:style>
    <style:style style:name="gr17" style:family="graphic">
      <style:graphic-properties draw:stroke="none" svg:stroke-color="#000000" draw:fill="none" draw:fill-color="#ffffff" fo:min-height="1.215cm" style:run-through="foreground"/>
    </style:style>
    <style:style style:name="gr18" style:family="graphic">
      <style:graphic-properties draw:stroke="none" svg:stroke-color="#000000" draw:fill="none" draw:fill-color="#ffffff" fo:min-height="0.647cm" style:run-through="foreground"/>
    </style:style>
    <style:style style:name="gr19" style:family="graphic">
      <style:graphic-properties draw:stroke="none" svg:stroke-color="#000000" draw:fill="none" draw:fill-color="#ffffff" fo:min-height="0.52cm" style:run-through="foreground"/>
    </style:style>
    <style:style style:name="gr20" style:family="graphic">
      <style:graphic-properties draw:fill="solid" draw:fill-color="#cfe7f5" draw:textarea-horizontal-align="justify" draw:textarea-vertical-align="middle" draw:auto-grow-height="false" fo:min-height="0cm" fo:min-width="0cm" style:run-through="foreground"/>
    </style:style>
    <style:style style:name="gr21" style:family="graphic">
      <style:graphic-properties draw:stroke="dash" draw:stroke-dash="Ultrafine_20_Dashed" draw:fill="solid" draw:fill-color="#cc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8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12cm"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11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2.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93cm" style:run-through="foreground"/>
    </style:style>
    <style:style style:name="gr41" style:family="graphic">
      <style:graphic-properties draw:marker-start="" draw:marker-start-width="0.15cm" draw:marker-end="Arrow_20_concave" draw:marker-end-width="0.15cm" draw:textarea-horizontal-align="center" draw:textarea-vertical-align="middle" style:run-through="foreground"/>
    </style:style>
    <style:style style:name="gr42" style:family="graphic">
      <style:graphic-properties svg:stroke-color="#000000" draw:marker-end="Arrow_20_concave" draw:marker-end-width="0.15cm" draw:textarea-horizontal-align="center" draw:textarea-vertical-align="middle" style:run-through="foreground"/>
    </style:style>
    <style:style style:name="gr43" style:family="graphic">
      <style:graphic-properties draw:stroke="none" svg:stroke-color="#000000" draw:fill="none" draw:fill-color="#ffffff" fo:min-height="0.617cm" style:run-through="foreground"/>
    </style:style>
    <style:style style:name="gr44" style:family="graphic">
      <style:graphic-properties draw:stroke="none" svg:stroke-color="#000000" draw:fill="none"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393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617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35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85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7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7.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ff3333"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566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Ultrafine_20_Dashed"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draw:stroke-dash="Ultrafine_20_Dashed"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fo:margin-left="0cm" fo:margin-right="0.499cm"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71" style:family="graphic">
      <style:graphic-properties draw:fill="solid" draw:fill-color="#ffffcc" draw:textarea-horizontal-align="center" draw:textarea-vertical-align="middle" style:run-through="foreground"/>
    </style:style>
    <style:style style:name="gr72" style:family="graphic">
      <style:graphic-properties draw:textarea-horizontal-align="center" draw:textarea-vertical-align="middle" style:run-through="foreground"/>
    </style:style>
    <style:style style:name="gr73" style:family="graphic">
      <style:graphic-properties draw:stroke="none" svg:stroke-color="#000000" draw:fill="none" draw:fill-color="#ffffff" fo:min-height="0.328cm" style:run-through="foreground"/>
    </style:style>
    <style:style style:name="gr74" style:family="graphic">
      <style:graphic-properties draw:fill="none" draw:textarea-horizontal-align="center" draw:textarea-vertical-align="middle" style:run-through="foreground"/>
    </style:style>
    <style:style style:name="gr75" style:family="graphic">
      <style:graphic-properties draw:stroke="none" svg:stroke-color="#000000" draw:fill="none" draw:fill-color="#ffffff" fo:min-height="0.654cm" style:run-through="foreground"/>
    </style:style>
    <style:style style:name="gr76" style:family="graphic">
      <style:graphic-properties draw:stroke="dash" draw:stroke-dash="Ultrafine_20_Dashed" draw:fill="none" draw:textarea-horizontal-align="center" draw:textarea-vertical-align="middle" style:run-through="foreground"/>
    </style:style>
    <style:style style:name="gr77" style:family="graphic">
      <style:graphic-properties draw:stroke="none" draw:fill="none" draw:textarea-horizontal-align="center" draw:textarea-vertical-align="middle" style:run-through="foreground"/>
    </style:style>
    <style:style style:name="gr78" style:family="graphic">
      <style:graphic-properties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3">1.Composition du système (voir SysML)<text:tab/>2</text:p>
          <text:p text:style-name="P72">1.1.Description des éléments du système <text:tab/>2</text:p>
          <text:p text:style-name="P72">1.2.Interactions entre les éléments du système <text:tab/>3</text:p>
          <text:p text:style-name="P72">1.3.Grands principes de fonctionnement<text:tab/>4</text:p>
          <text:p text:style-name="P73">2.Expérience utilisateur IHM<text:tab/>6</text:p>
          <text:p text:style-name="P72">2.1.Présentation des modes de fonctionnement<text:tab/>6</text:p>
          <text:p text:style-name="P72">2.2.Les variables d'échange IHM-SGw<text:tab/>7</text:p>
          <text:p text:style-name="P73">3.Echanges entre les principaux acteurs du système<text:tab/>9</text:p>
          <text:p text:style-name="P72">3.1.Transaction IHM-Smart Gateway<text:tab/>12</text:p>
          <text:p text:style-name="P71">3.1.1.Requête mise à jour globale<text:tab/>12</text:p>
          <text:p text:style-name="P72">3.2.Transaction RmDv i<text:tab/>13</text:p>
          <text:p text:style-name="P71">3.2.1.Détails du contenu des requêtes et des réponses <text:tab/>13</text:p>
          <text:p text:style-name="P71">3.2.2.Détail des variables mises en jeu<text:tab/>14</text:p>
          <text:p text:style-name="P71">3.2.3.Détail du timing de la transaction<text:tab/>16</text:p>
          <text:p text:style-name="P72">3.3.La gestion de la chronologie des transactions<text:tab/>17</text:p>
          <text:p text:style-name="P71">3.3.1.Cas idéal :<text:tab/>18</text:p>
          <text:p text:style-name="P71">3.3.2.Cas anormal<text:tab/>19</text:p>
          <text:p text:style-name="P71">3.3.3.Correction de durée<text:tab/>20</text:p>
          <text:p text:style-name="P72">3.4.La gestion du délai pour prochain réveil VIEUX<text:tab/>21</text:p>
          <text:p text:style-name="P73">4.Architecture logicielle C SmartGW – Remote Devices<text:tab/>24</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8" text:outline-level="1">Composition du système (voir SysML)</text:h>
      <text:p text:style-name="P14"/>
      <text:p text:style-name="P14"><draw:frame draw:style-name="fr1" draw:name="images1" text:anchor-type="paragraph" svg:width="16.939cm" svg:height="6.625cm" draw:z-index="0"><draw:image xlink:href="Pictures/200000070000513A000022BE59A5B3AA.svm" xlink:type="simple" xlink:show="embed" xlink:actuate="onLoad"/></draw:frame><draw:frame text:anchor-type="paragraph" draw:z-index="56" draw:style-name="gr38" draw:text-style-name="P107" svg:width="6.756cm" svg:height="0.408cm" svg:x="8.784cm" svg:y="7.137cm"><draw:text-box><text:p><text:span text:style-name="T45">Fig1</text:span><text:span text:style-name="T48"> : BDD système</text:span></text:p></draw:text-box></draw:frame></text:p>
      <text:h text:style-name="Heading_20_2" text:outline-level="2">Description des éléments du système </text:h>
      <text:p text:style-name="P14"/>
      <text:p text:style-name="P14"><text:span text:style-name="T3">Air Conditioner</text:span> : Les climatiseurs Mitsubishi air-air monosplit. Il y en 4 (salon, salle à manger, entrée, couloir). </text:p>
      <text:p text:style-name="P1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1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text:soft-page-break/>sur les trames du <text:span text:style-name="T17">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20">Le traitement fait par la </text:span><text:span text:style-name="T5">Smart Gateway</text:span><text:span text:style-name="T20"> consiste en la stratégie de commande des climatiseurs</text:span>. C'est ce qui justifie le «<text:span text:style-name="T2"> Smart </text:span>» dans la dénomination... toute l'intelligence du système est dans ce module à base de <text:s/>STM32F103.</text:p>
      <text:p text:style-name="P14"><text:span text:style-name="T3">IHM </text:span>: Unité basée sur une <text:span text:style-name="T2">Raspberry pi 2 </text:span>et un écran tactile. Elle communique :</text:p>
      <text:p text:style-name="P14"/>
      <text:list xml:id="list2025805855743688427" text:style-name="L1">
        <text:list-item>
          <text:p text:style-name="P83">vers la passerelle intelligente en UART pour recevoir l'état des climatiseurs et transmettre des nouvelles informations (puissance disponibles, informations tempo, paramètres utilisateur....)</text:p>
        </text:list-item>
        <text:list-item>
          <text:p text:style-name="P83">vers l'onduleur en HTTP via des requêtes locale (<text:span text:style-name="T2">HMI</text:span>-box-onduleur),</text:p>
        </text:list-item>
        <text:list-item>
          <text:p text:style-name="P83">vers le web en HTTP pour recevoir les informations EDF tempo, pour recevoir les infos météo ?</text:p>
        </text:list-item>
        <text:list-item>
          <text:p text:style-name="P83">Avec le user via le touch screen pour paramétrer le système, pour visualiser en temps réels les flux d'énergie de la maison, de l'onduleur, de la voiture ?</text:p>
        </text:list-item>
      </text:list>
      <text:p text:style-name="P14"/>
      <text:p text:style-name="P18">L'ensemble PV + onduleur + Smart Meter <text:span text:style-name="T8">: c'est évidemment le système de production d'énergie PV. Les informations utiles se trouvent au niveau du </text:span><text:span text:style-name="T23">SmartMeter</text:span><text:span text:style-name="T8"> et sont utilisables via l'onduleur et son lien Ethernet, en utilisant l'API fournie par Fronius (voir document dans le répertoire RS585)</text:span></text:p>
      <text:p text:style-name="P14"/>
      <text:h text:style-name="Heading_20_2" text:outline-level="2">Interactions entre les éléments du système </text:h>
      <text:p text:style-name="P14"/>
      <text:p text:style-name="P34"><draw:frame draw:style-name="fr1" draw:name="images2" text:anchor-type="paragraph" svg:width="16.999cm" svg:height="9.777cm" draw:z-index="1"><draw:image xlink:href="Pictures/200000070000522C00002F445CECA8AF.svm" xlink:type="simple" xlink:show="embed" xlink:actuate="onLoad"/></draw:frame><draw:rect text:anchor-type="paragraph" draw:z-index="2" draw:style-name="gr1" draw:text-style-name="P98" svg:width="16.357cm" svg:height="10.05cm" svg:x="0.201cm" svg:y="0.164cm"><text:p/></draw:rect><draw:ellipse text:anchor-type="paragraph" draw:z-index="3" draw:style-name="gr2" draw:text-style-name="P98" svg:width="3.536cm" svg:height="2.001cm" svg:x="7.297cm" svg:y="4.355cm"><text:p/></draw:ellipse></text:p>
      <text:p text:style-name="P14"/>
      <text:p text:style-name="P14"><draw:frame text:anchor-type="paragraph" draw:z-index="57" draw:style-name="gr38" draw:text-style-name="P107" svg:width="6.756cm" svg:height="0.408cm" svg:x="8.722cm" svg:y="0.228cm"><draw:text-box><text:p><text:span text:style-name="T45">Fig 2</text:span><text:span text:style-name="T48"> : IBD système</text:span></text:p></draw:text-box></draw:frame></text:p>
      <text:p text:style-name="P14"><text:soft-page-break/></text:p>
      <text:p text:style-name="P14"/>
      <text:p text:style-name="P14"/>
      <text:h text:style-name="Heading_20_2" text:outline-level="2">Grands principes de fonctionnement</text:h>
      <text:p text:style-name="P14"/>
      <text:p text:style-name="P14">L'intelligence du système est confiée à la passerelle, la <text:span text:style-name="T2">SmartGateway</text:span>. Elle échange à la fois avec l'<text:span text:style-name="T2">HMI</text:span> et les <text:span text:style-name="T2">RemoteDevices</text:span>.</text:p>
      <text:p text:style-name="P14">Ces derniers étant alimentés sur piles, ne peuvent pas être en écoute permanente. Ils sont endormis sur de très longue période : typiquement 30mn de repos pour quelques secondes d'activités. Cela permet d'économiser les piles.</text:p>
      <text:p text:style-name="P14">→ l<text:span text:style-name="T20">es </text:span><text:span text:style-name="T5">RemoteDevices</text:span><text:span text:style-name="T20"> sont donc obligatoirement à l'initiative des requêtes</text:span> lors des transactions et c'est la <text:span text:style-name="T2">SmartGateway</text:span> qui est en écoute permanente (alimentée sur secteur)</text:p>
      <text:p text:style-name="P14"/>
      <text:p text:style-name="P14">L'<text:span text:style-name="T2">HMI</text:span> est faite sur une Raspberry pi. La communication série en python se fait en scrutatif (en tout cas j'ai pas trouvé le mode événementiel!). Par ailleurs le STM32 gère parfaitement cela.</text:p>
      <text:p text:style-name="P14"/>
      <text:p text:style-name="P14">→ <text:span text:style-name="T20">la </text:span><text:span text:style-name="T5">HMI </text:span><text:span text:style-name="T2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14"/>
      <text:p text:style-name="P1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14">→ l<text:span text:style-name="T20">a </text:span><text:span text:style-name="T5">SmartGateway</text:span><text:span text:style-name="T2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33"/>
      <text:p text:style-name="P33"><text:soft-page-break/></text:p>
      <text:p text:style-name="P33"/>
      <text:p text:style-name="P33"/>
      <text:p text:style-name="P22"/>
      <text:h text:style-name="P79" text:outline-level="1">Expérience utilisateur IHM</text:h>
      <text:h text:style-name="Heading_20_2" text:outline-level="2">Présentation des modes de fonctionnement</text:h>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46">Mode :</text:p>
          </table:table-cell>
          <table:table-cell table:style-name="Tableau1.A1" office:value-type="string">
            <text:p text:style-name="P49">Jour HP / Nuit HC</text:p>
            <text:p text:style-name="P49">(6h00 / 22h00)</text:p>
          </table:table-cell>
          <table:table-cell table:style-name="Tableau1.A1" office:value-type="string">
            <text:p text:style-name="P46">Tempo Rouge</text:p>
            <text:p text:style-name="P49">paramètres...</text:p>
          </table:table-cell>
          <table:table-cell table:style-name="Tableau1.A1" office:value-type="string">
            <text:p text:style-name="P46">Tempo Blanc</text:p>
            <text:p text:style-name="P49">paramètres...</text:p>
          </table:table-cell>
          <table:table-cell table:style-name="Tableau1.E1" office:value-type="string">
            <text:p text:style-name="P46">Tempo Bleu</text:p>
            <text:p text:style-name="P49">paramètres...</text:p>
          </table:table-cell>
        </table:table-row>
        <table:table-row>
          <table:table-cell table:style-name="Tableau1.A2" table:number-rows-spanned="2" office:value-type="string">
            <text:p text:style-name="P45">Auto</text:p>
            <text:p text:style-name="P51">Gère la puissance de chauffe en fonction de la puissance disponible, avec un minimum de température mesurée</text:p>
          </table:table-cell>
          <table:table-cell table:style-name="Tableau1.A2" office:value-type="string">
            <text:p text:style-name="P44">HP</text:p>
          </table:table-cell>
          <table:table-cell table:style-name="Tableau1.A2" office:value-type="string">
            <text:p text:style-name="P54"><text:span text:style-name="T27"></text:span><text:span text:style-name="T24">min</text:span> = 16°C</text:p>
            <text:p text:style-name="P54">Montée en température si excédent de puissance est supérieur à 1000W.</text:p>
            <text:p text:style-name="P54">Retour à la consigne si excédent de puissance est inférieur à 500W.</text:p>
            <text:p text:style-name="P54"/>
            <text:p text:style-name="P54">Prio Clim : Entrée, Salon, Salle à manger, Couloir</text:p>
          </table:table-cell>
          <table:table-cell table:style-name="Tableau1.A2" office:value-type="string">
            <text:p text:style-name="P54"><text:span text:style-name="T27"></text:span><text:span text:style-name="T24">min</text:span> = 17°C</text:p>
            <text:p text:style-name="P54">Montée en température si excédent de puissance est supérieur à 500W.</text:p>
            <text:p text:style-name="P54">Retour à la consigne si excédent de puissance est inférieur à 0W.</text:p>
            <text:p text:style-name="P54"/>
            <text:p text:style-name="P54">Prio Clim : Salle à manger, Entrée, Salon Couloir</text:p>
          </table:table-cell>
          <table:table-cell table:style-name="Tableau1.E2" office:value-type="string">
            <text:p text:style-name="P54"><text:span text:style-name="T27"></text:span><text:span text:style-name="T24">min</text:span> = 19°C</text:p>
            <text:p text:style-name="P54">Montée en température si excédent de puissance est supérieur à 500W.</text:p>
            <text:p text:style-name="P54">Retour à la consigne si excédent de puissance est inférieur à 0W.</text:p>
            <text:p text:style-name="P54"/>
            <text:p text:style-name="P54">Prio Clim : Salle à manger, Entrée, Salon Couloir</text:p>
          </table:table-cell>
        </table:table-row>
        <table:table-row>
          <table:covered-table-cell/>
          <table:table-cell table:style-name="Tableau1.A2" office:value-type="string">
            <text:p text:style-name="P44">HC</text:p>
          </table:table-cell>
          <table:table-cell table:style-name="Tableau1.A2" office:value-type="string">
            <text:p text:style-name="P54">Si <text:span text:style-name="T27"></text:span><text:span text:style-name="T26">ext </text:span><text:span text:style-name="T28">&gt; </text:span><text:span text:style-name="T27"></text:span><text:span text:style-name="T26">ext min </text:span><text:span text:style-name="T28">=10 °C Climatiseur Off</text:span></text:p>
            <text:p text:style-name="P54"><text:span text:style-name="T28">Sinon </text:span><text:span text:style-name="T27"></text:span><text:span text:style-name="T26"> min </text:span><text:span text:style-name="T28">= 18°C</text:span></text:p>
          </table:table-cell>
          <table:table-cell table:style-name="Tableau1.A2" office:value-type="string">
            <text:p text:style-name="P54">Si <text:span text:style-name="T27"></text:span><text:span text:style-name="T26">ext </text:span><text:span text:style-name="T28">&gt; </text:span><text:span text:style-name="T27"></text:span><text:span text:style-name="T26">ext min </text:span><text:span text:style-name="T28">=10 °C Climatiseur Off</text:span></text:p>
            <text:p text:style-name="P54"><text:span text:style-name="T28">Sinon </text:span><text:span text:style-name="T27"></text:span><text:span text:style-name="T26"> min </text:span><text:span text:style-name="T28">= 18°C</text:span></text:p>
          </table:table-cell>
          <table:table-cell table:style-name="Tableau1.E2" office:value-type="string">
            <text:p text:style-name="P54">Si <text:span text:style-name="T27"></text:span><text:span text:style-name="T26">ext </text:span><text:span text:style-name="T28">&gt; </text:span><text:span text:style-name="T27"></text:span><text:span text:style-name="T26">ext min </text:span><text:span text:style-name="T28">=10 °C Climatiseur Off</text:span></text:p>
            <text:p text:style-name="P54"><text:span text:style-name="T28">Sinon </text:span><text:span text:style-name="T27"></text:span><text:span text:style-name="T26"> min </text:span><text:span text:style-name="T28">= 18°C</text:span></text:p>
          </table:table-cell>
        </table:table-row>
        <table:table-row>
          <table:table-cell table:style-name="Tableau1.A2" office:value-type="string">
            <text:p text:style-name="P45">Programmé</text:p>
            <text:p text:style-name="P51">Gère les climatiseurs en fonction de l'heure et des jours.</text:p>
            <text:p text:style-name="P51"/>
          </table:table-cell>
          <table:table-cell table:style-name="Tableau1.A2" office:value-type="string">
            <text:p text:style-name="P44"/>
          </table:table-cell>
          <table:table-cell table:style-name="Tableau1.A2" office:value-type="string">
            <text:p text:style-name="P54">6h00 <text:span text:style-name="T27"></text:span> = 18°C <text:s text:c="11"/>15h00 <text:span text:style-name="T27"></text:span> = 20°C <text:s text:c="6"/>8h00 <text:span text:style-name="T27"></text:span><text:span text:style-name="T25"> </text:span>= 20°C <text:s text:c="12"/>18h00 <text:span text:style-name="T27"></text:span> = 19°C</text:p>
            <text:p text:style-name="P54">10h00 <text:span text:style-name="T27"></text:span><text:span text:style-name="T25"> </text:span>= 20°C <text:s text:c="10"/>22h00 <text:span text:style-name="T27"></text:span> = 19°C</text:p>
            <text:p text:style-name="P54">pour chacune des 4 climatisations</text:p>
          </table:table-cell>
          <table:table-cell table:style-name="Tableau1.A2" office:value-type="string">
            <text:p text:style-name="P54">6h00 <text:span text:style-name="T27"></text:span> = 18°C <text:s text:c="11"/>15h00 <text:span text:style-name="T27"></text:span> = 20°C <text:s text:c="6"/>8h00 <text:span text:style-name="T27"></text:span><text:span text:style-name="T25"> </text:span>= 20°C <text:s text:c="12"/>18h00 <text:span text:style-name="T27"></text:span> = 19°C</text:p>
            <text:p text:style-name="P54">10h00 <text:span text:style-name="T27"></text:span><text:span text:style-name="T25"> </text:span>= 20°C <text:s text:c="10"/>22h00 <text:span text:style-name="T27"></text:span> = 19°C</text:p>
            <text:p text:style-name="P54">pour chacune des 4 climatisations</text:p>
          </table:table-cell>
          <table:table-cell table:style-name="Tableau1.E2" office:value-type="string">
            <text:p text:style-name="P54">6h00 <text:span text:style-name="T27"></text:span> = 18°C <text:s text:c="11"/>15h00 <text:span text:style-name="T27"></text:span> = 20°C <text:s text:c="6"/>8h00 <text:span text:style-name="T27"></text:span><text:span text:style-name="T25"> </text:span>= 20°C <text:s text:c="12"/>18h00 <text:span text:style-name="T27"></text:span> = 19°C</text:p>
            <text:p text:style-name="P54">10h00 <text:span text:style-name="T27"></text:span><text:span text:style-name="T25"> </text:span>= 20°C <text:s text:c="10"/>22h00 <text:span text:style-name="T27"></text:span> = 19°C</text:p>
            <text:p text:style-name="P54">pour chacune des 4 climatisations</text:p>
          </table:table-cell>
        </table:table-row>
        <table:table-row>
          <table:table-cell table:style-name="Tableau1.A2" office:value-type="string">
            <text:p text:style-name="P45">Vacances</text:p>
            <text:p text:style-name="P51">Date d'arrivée :</text:p>
            <text:p text:style-name="P51">Température Arrivée</text:p>
            <text:p text:style-name="P51">Reprise en mode automatique ou programmé 1 jours avant</text:p>
          </table:table-cell>
          <table:table-cell table:style-name="Tableau1.A2" office:value-type="string">
            <text:p text:style-name="P44"/>
          </table:table-cell>
          <table:table-cell table:style-name="Tableau1.A2" office:value-type="string">
            <text:p text:style-name="P54"/>
            <text:p text:style-name="P60"><text:span text:style-name="T27"></text:span><text:span text:style-name="T26">HG</text:span> = 12°C</text:p>
          </table:table-cell>
          <table:table-cell table:style-name="Tableau1.A2" office:value-type="string">
            <text:p text:style-name="P61"/>
            <text:p text:style-name="P60"><text:span text:style-name="T27"></text:span><text:span text:style-name="T26">HG</text:span> = 12°C</text:p>
          </table:table-cell>
          <table:table-cell table:style-name="Tableau1.E2" office:value-type="string">
            <text:p text:style-name="P54"/>
            <text:p text:style-name="P60"><text:span text:style-name="T27"></text:span><text:span text:style-name="T26">HG</text:span> = 12°C</text:p>
          </table:table-cell>
        </table:table-row>
      </table:table>
      <text:p text:style-name="P21"/>
      <text:p text:style-name="P23"><draw:frame text:anchor-type="paragraph" draw:z-index="58" draw:style-name="gr38" draw:text-style-name="P107" svg:width="6.756cm" svg:height="0.408cm" svg:x="12.996cm" svg:y="0.228cm"><draw:text-box><text:p><text:span text:style-name="T45">Tab 1</text:span><text:span text:style-name="T48"> : Modes de fonctionnement</text:span></text:p></draw:text-box></draw:frame></text:p>
      <text:p text:style-name="P23"/>
      <text:p text:style-name="P23"/>
      <text:p text:style-name="P23"/>
      <text:p text:style-name="Text_20_body"/>
      <text:p text:style-name="P9"/>
      <text:h text:style-name="P77" text:outline-level="2">Les variables d'échange IHM-SGw</text:h>
      <text:p text:style-name="Text_20_body"><text:span text:style-name="T13">Ci-dessous on trouve la variable structurée </text:span><text:span text:style-name="T12">CentralData</text:span><text:span text:style-name="T13"> qui est définie à la fois au niveau de la SGw et de l'IHM.</text:span></text:p>
      <text:p text:style-name="P36">CentralData.Stamp : 6 short int (12 bytes)</text:p>
      <table:table table:name="Tableau7" table:style-name="Tableau7">
        <table:table-column table:style-name="Tableau7.A"/>
        <table:table-column table:style-name="Tableau7.B"/>
        <table:table-column table:style-name="Tableau7.C"/>
        <table:table-row>
          <table:table-cell table:style-name="Tableau7.A1" office:value-type="string">
            <text:p text:style-name="P54">Nom Variable</text:p>
          </table:table-cell>
          <table:table-cell table:style-name="Tableau7.B1" table:number-columns-spanned="2" office:value-type="string">
            <text:p text:style-name="P55">LastHMITimeStamp</text:p>
          </table:table-cell>
          <table:covered-table-cell/>
        </table:table-row>
        <table:table-row>
          <table:table-cell table:style-name="Tableau7.A2" table:number-rows-spanned="2" office:value-type="string">
            <text:p text:style-name="P54"/>
          </table:table-cell>
          <table:table-cell table:style-name="Tableau7.A2" office:value-type="string">
            <text:p text:style-name="P54">type</text:p>
          </table:table-cell>
          <table:table-cell table:style-name="Tableau7.C2" office:value-type="string">
            <text:p text:style-name="P54">Valeurs</text:p>
          </table:table-cell>
        </table:table-row>
        <table:table-row>
          <table:covered-table-cell/>
          <table:table-cell table:style-name="Tableau7.B3" office:value-type="string">
            <text:p text:style-name="P37">TimeStampTypedef</text:p>
          </table:table-cell>
          <table:table-cell table:style-name="Tableau7.C3" office:value-type="string">
            <text:p text:style-name="P54">HH:mn:ss:D:Month:Year</text:p>
          </table:table-cell>
        </table:table-row>
      </table:table>
      <text:p text:style-name="Text_20_body"/>
      <text:p text:style-name="Text_20_body"><draw:frame text:anchor-type="paragraph" draw:z-index="59" draw:style-name="gr38" draw:text-style-name="P107" svg:width="13.233cm" svg:height="0.408cm" svg:x="1.697cm" svg:y="-0.064cm"><draw:text-box><text:p><text:span text:style-name="T45">Tab 2</text:span><text:span text:style-name="T48"> : les champs de la variable structurée CentralData</text:span></text:p></draw:text-box></draw:frame></text:p>
      <text:p text:style-name="P38"/>
      <text:p text:style-name="P36">CentralData.Mode: 1 int (4 bytes)</text:p>
      <table:table table:name="Tableau6" table:style-name="Tableau6">
        <table:table-column table:style-name="Tableau6.A"/>
        <table:table-column table:style-name="Tableau6.B"/>
        <table:table-column table:style-name="Tableau6.C"/>
        <table:table-row>
          <table:table-cell table:style-name="Tableau6.A1" office:value-type="string">
            <text:p text:style-name="P54">Nom Variable</text:p>
          </table:table-cell>
          <table:table-cell table:style-name="Tableau6.B1" table:number-columns-spanned="2" office:value-type="string">
            <text:p text:style-name="P55">Mode</text:p>
          </table:table-cell>
          <table:covered-table-cell/>
        </table:table-row>
        <table:table-row>
          <table:table-cell table:style-name="Tableau6.A2" table:number-rows-spanned="2" office:value-type="string">
            <text:p text:style-name="P54"/>
          </table:table-cell>
          <table:table-cell table:style-name="Tableau6.A2" office:value-type="string">
            <text:p text:style-name="P54">type</text:p>
          </table:table-cell>
          <table:table-cell table:style-name="Tableau6.C2" office:value-type="string">
            <text:p text:style-name="P54">Valeurs</text:p>
          </table:table-cell>
        </table:table-row>
        <table:table-row>
          <table:covered-table-cell/>
          <table:table-cell table:style-name="Tableau6.B3" office:value-type="string">
            <text:p text:style-name="P54">Enum </text:p>
          </table:table-cell>
          <table:table-cell table:style-name="Tableau6.C3" office:value-type="string">
            <text:p text:style-name="P54">HMI_Mode_Off / HMI_Mode_Auto / HMI_Mode_Program / </text:p>
            <text:p text:style-name="P54">HMI_Mode_Hollidays / </text:p>
          </table:table-cell>
        </table:table-row>
      </table:table>
      <text:p text:style-name="Text_20_body"/>
      <text:p text:style-name="P38"/>
      <text:p text:style-name="P36">CentralData.Auto ( 20 bytes)</text:p>
      <table:table table:name="Tableau2" table:style-name="Tableau2">
        <table:table-column table:style-name="Tableau2.A"/>
        <table:table-column table:style-name="Tableau2.B"/>
        <table:table-column table:style-name="Tableau2.C"/>
        <table:table-row>
          <table:table-cell table:style-name="Tableau2.A1" office:value-type="string">
            <text:p text:style-name="P54">Nom Variable</text:p>
          </table:table-cell>
          <table:table-cell table:style-name="Tableau2.B1" table:number-columns-spanned="2" office:value-type="string">
            <text:p text:style-name="P55">Auto <text:s/><text:span text:style-name="T23">structure</text:span></text:p>
          </table:table-cell>
          <table:covered-table-cell/>
        </table:table-row>
        <table:table-row>
          <table:table-cell table:style-name="Tableau2.A2" table:number-rows-spanned="7" office:value-type="string">
            <text:p text:style-name="P54"/>
          </table:table-cell>
          <table:table-cell table:style-name="Tableau2.A2" office:value-type="string">
            <text:p text:style-name="P54">Champs / type</text:p>
          </table:table-cell>
          <table:table-cell table:style-name="Tableau2.C2" office:value-type="string">
            <text:p text:style-name="P54">Valeurs</text:p>
          </table:table-cell>
        </table:table-row>
        <table:table-row>
          <table:covered-table-cell/>
          <table:table-cell table:style-name="Tableau2.B3" office:value-type="string">
            <text:p text:style-name="P54">TempMinExt / float</text:p>
          </table:table-cell>
          <table:table-cell table:style-name="Tableau2.C3" office:value-type="float" office:value="11">
            <text:p text:style-name="P4">11</text:p>
          </table:table-cell>
        </table:table-row>
        <table:table-row>
          <table:covered-table-cell/>
          <table:table-cell table:style-name="Tableau2.B3" office:value-type="string">
            <text:p text:style-name="P54">PowExcessStart / float</text:p>
          </table:table-cell>
          <table:table-cell table:style-name="Tableau2.C3" office:value-type="float" office:value="500">
            <text:p text:style-name="P4">500</text:p>
          </table:table-cell>
        </table:table-row>
        <table:table-row>
          <table:covered-table-cell/>
          <table:table-cell table:style-name="Tableau2.B3" office:value-type="string">
            <text:p text:style-name="P54">PowExcessStop / float</text:p>
          </table:table-cell>
          <table:table-cell table:style-name="Tableau2.C3" office:value-type="float" office:value="250">
            <text:p text:style-name="P4">250</text:p>
          </table:table-cell>
        </table:table-row>
        <table:table-row>
          <table:covered-table-cell/>
          <table:table-cell table:style-name="Tableau2.B3" office:value-type="string">
            <text:p text:style-name="P54">char ClimPrio[4] / char</text:p>
          </table:table-cell>
          <table:table-cell table:style-name="Tableau2.C6" office:value-type="string">
            <text:p text:style-name="P4">1 / 2 <text:s/>/ 3 / 4</text:p>
          </table:table-cell>
        </table:table-row>
        <table:table-row>
          <table:covered-table-cell/>
          <table:table-cell table:style-name="Tableau2.B3" office:value-type="string">
            <text:p text:style-name="P54">SetTempMinHC / Short int</text:p>
          </table:table-cell>
          <table:table-cell table:style-name="Tableau2.C3" office:value-type="float" office:value="18">
            <text:p text:style-name="P4">18</text:p>
          </table:table-cell>
        </table:table-row>
        <table:table-row>
          <table:covered-table-cell/>
          <table:table-cell table:style-name="Tableau2.B3" office:value-type="string">
            <text:p text:style-name="P54">SetTempMinHP / Short int</text:p>
          </table:table-cell>
          <table:table-cell table:style-name="Tableau2.C3" office:value-type="float" office:value="19">
            <text:p text:style-name="P4">19</text:p>
          </table:table-cell>
        </table:table-row>
      </table:table>
      <text:p text:style-name="Text_20_body"/>
      <text:p text:style-name="P36">CentralData.Program (24 bytes)</text:p>
      <table:table table:name="Tableau3" table:style-name="Tableau3">
        <table:table-column table:style-name="Tableau3.A"/>
        <table:table-column table:style-name="Tableau3.B"/>
        <table:table-column table:style-name="Tableau3.C"/>
        <table:table-row>
          <table:table-cell table:style-name="Tableau3.A1" office:value-type="string">
            <text:p text:style-name="P54">Nom Variable</text:p>
          </table:table-cell>
          <table:table-cell table:style-name="Tableau3.B1" table:number-columns-spanned="2" office:value-type="string">
            <text:p text:style-name="P55">Program <text:span text:style-name="T23">structure</text:span></text:p>
          </table:table-cell>
          <table:covered-table-cell/>
        </table:table-row>
        <table:table-row>
          <table:table-cell table:style-name="Tableau3.A2" table:number-rows-spanned="7" office:value-type="string">
            <text:p text:style-name="P54"/>
          </table:table-cell>
          <table:table-cell table:style-name="Tableau3.A2" office:value-type="string">
            <text:p text:style-name="P54">Champs / type</text:p>
          </table:table-cell>
          <table:table-cell table:style-name="Tableau3.C2" office:value-type="string">
            <text:p text:style-name="P54">Valeurs</text:p>
          </table:table-cell>
        </table:table-row>
        <table:table-row>
          <table:covered-table-cell/>
          <table:table-cell table:style-name="Tableau3.B3" office:value-type="string">
            <text:p text:style-name="P54">Temperature_6h[4] / char </text:p>
          </table:table-cell>
          <table:table-cell table:style-name="Tableau3.C3" office:value-type="string">
            <text:p text:style-name="P54">Températures <text:s/>à 6 h pour chaque clim </text:p>
          </table:table-cell>
        </table:table-row>
        <table:table-row>
          <table:covered-table-cell/>
          <table:table-cell table:style-name="Tableau3.B3" office:value-type="string">
            <text:p text:style-name="P54">Temperature_8h[4] <text:s/>/ char </text:p>
          </table:table-cell>
          <table:table-cell table:style-name="Tableau3.C3" office:value-type="string">
            <text:p text:style-name="P54"/>
          </table:table-cell>
        </table:table-row>
        <table:table-row>
          <table:covered-table-cell/>
          <table:table-cell table:style-name="Tableau3.B3" office:value-type="string">
            <text:p text:style-name="P54">Temperature_10h[4] <text:s/>/ char</text:p>
          </table:table-cell>
          <table:table-cell table:style-name="Tableau3.C3" office:value-type="string">
            <text:p text:style-name="P54"/>
          </table:table-cell>
        </table:table-row>
        <table:table-row>
          <table:covered-table-cell/>
          <table:table-cell table:style-name="Tableau3.B3" office:value-type="string">
            <text:p text:style-name="P54">Temperature_15h[4] <text:s/>/ char</text:p>
          </table:table-cell>
          <table:table-cell table:style-name="Tableau3.C3" office:value-type="string">
            <text:p text:style-name="P54"/>
          </table:table-cell>
        </table:table-row>
        <table:table-row>
          <table:covered-table-cell/>
          <table:table-cell table:style-name="Tableau3.B3" office:value-type="string">
            <text:p text:style-name="P54">Temperature_18h[4] / char </text:p>
          </table:table-cell>
          <table:table-cell table:style-name="Tableau3.C3" office:value-type="string">
            <text:p text:style-name="P54"/>
          </table:table-cell>
        </table:table-row>
        <table:table-row>
          <table:covered-table-cell/>
          <table:table-cell table:style-name="Tableau3.B3" office:value-type="string">
            <text:p text:style-name="P54">Temperature_22h[4] <text:s/>/ char </text:p>
          </table:table-cell>
          <table:table-cell table:style-name="Tableau3.C3" office:value-type="string">
            <text:p text:style-name="P54"/>
          </table:table-cell>
        </table:table-row>
      </table:table>
      <text:p text:style-name="P36"><text:soft-page-break/></text:p>
      <text:p text:style-name="P36">CentralData.Hollidays (16 bytes)</text:p>
      <table:table table:name="Tableau8" table:style-name="Tableau8">
        <table:table-column table:style-name="Tableau8.A"/>
        <table:table-column table:style-name="Tableau8.B"/>
        <table:table-column table:style-name="Tableau8.C"/>
        <table:table-row>
          <table:table-cell table:style-name="Tableau8.A1" office:value-type="string">
            <text:p text:style-name="P54">Nom Variable</text:p>
          </table:table-cell>
          <table:table-cell table:style-name="Tableau8.B1" table:number-columns-spanned="2" office:value-type="string">
            <text:p text:style-name="P55">Hollidays <text:s/><text:span text:style-name="T23">structure</text:span></text:p>
          </table:table-cell>
          <table:covered-table-cell/>
        </table:table-row>
        <table:table-row>
          <table:table-cell table:style-name="Tableau8.A2" table:number-rows-spanned="6" office:value-type="string">
            <text:p text:style-name="P54"/>
          </table:table-cell>
          <table:table-cell table:style-name="Tableau8.A2" office:value-type="string">
            <text:p text:style-name="P54">Champs / type</text:p>
          </table:table-cell>
          <table:table-cell table:style-name="Tableau8.C2" office:value-type="string">
            <text:p text:style-name="P54">Valeurs</text:p>
          </table:table-cell>
        </table:table-row>
        <table:table-row table:style-name="Tableau8.3">
          <table:covered-table-cell/>
          <table:table-cell table:style-name="Tableau8.B3" office:value-type="string">
            <text:p text:style-name="P54">Mode / char</text:p>
          </table:table-cell>
          <table:table-cell table:style-name="Tableau8.C3" office:value-type="string">
            <text:p text:style-name="P4">(char)HMI_Mode_Auto=0xA1</text:p>
          </table:table-cell>
        </table:table-row>
        <table:table-row table:style-name="Tableau8.3">
          <table:covered-table-cell/>
          <table:table-cell table:style-name="Tableau8.B3" office:value-type="string">
            <text:p text:style-name="P54">TempHG_bleu <text:s text:c="2"/>/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54">TempHG_blanc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54">TempHG_rouge <text:s/>/ char</text:p>
          </table:table-cell>
          <table:table-cell table:style-name="Tableau8.C4" office:value-type="float" office:value="17">
            <text:p text:style-name="P4">17</text:p>
          </table:table-cell>
        </table:table-row>
        <table:table-row table:style-name="Tableau8.3">
          <table:covered-table-cell/>
          <table:table-cell table:style-name="Tableau8.B3" office:value-type="string">
            <text:p text:style-name="P37">ArrivalDate / TimeStampTypedef</text:p>
          </table:table-cell>
          <table:table-cell table:style-name="Tableau8.C3" office:value-type="string">
            <text:p text:style-name="P54">HH:mn:ss:D:Month:Year</text:p>
          </table:table-cell>
        </table:table-row>
      </table:table>
      <text:p text:style-name="P56"/>
      <text:p text:style-name="P47"/>
      <text:p text:style-name="P36">CentralData.OptPowData (16 bytes)</text:p>
      <table:table table:name="Tableau9" table:style-name="Tableau9">
        <table:table-column table:style-name="Tableau9.A"/>
        <table:table-column table:style-name="Tableau9.B"/>
        <table:table-column table:style-name="Tableau9.C"/>
        <table:table-row>
          <table:table-cell table:style-name="Tableau9.A1" office:value-type="string">
            <text:p text:style-name="P54">Nom Variable</text:p>
          </table:table-cell>
          <table:table-cell table:style-name="Tableau9.B1" table:number-columns-spanned="2" office:value-type="string">
            <text:p text:style-name="P55">Option <text:span text:style-name="T23">structure</text:span></text:p>
          </table:table-cell>
          <table:covered-table-cell/>
        </table:table-row>
        <table:table-row>
          <table:table-cell table:style-name="Tableau9.A2" table:number-rows-spanned="8" office:value-type="string">
            <text:p text:style-name="P54"/>
          </table:table-cell>
          <table:table-cell table:style-name="Tableau9.A2" office:value-type="string">
            <text:p text:style-name="P54">Champs / type</text:p>
          </table:table-cell>
          <table:table-cell table:style-name="Tableau9.C2" office:value-type="string">
            <text:p text:style-name="P54">Valeurs</text:p>
          </table:table-cell>
        </table:table-row>
        <table:table-row table:style-name="Tableau9.3">
          <table:covered-table-cell/>
          <table:table-cell table:style-name="Tableau9.B3" office:value-type="string">
            <text:p text:style-name="P54">PowExcess / float</text:p>
          </table:table-cell>
          <table:table-cell table:style-name="Tableau9.C3" office:value-type="string">
            <text:p text:style-name="P4">Positif si excès de puissance</text:p>
          </table:table-cell>
        </table:table-row>
        <table:table-row table:style-name="Tableau9.3">
          <table:covered-table-cell/>
          <table:table-cell table:style-name="Tableau9.B3" office:value-type="string">
            <text:p text:style-name="P54">PowL1_Home / float </text:p>
          </table:table-cell>
          <table:table-cell table:style-name="Tableau9.C3" office:value-type="string">
            <text:p text:style-name="P4">Forcément positif</text:p>
          </table:table-cell>
        </table:table-row>
        <table:table-row table:style-name="Tableau9.3">
          <table:covered-table-cell/>
          <table:table-cell table:style-name="Tableau9.B3" office:value-type="string">
            <text:p text:style-name="P54">PowInverter / float </text:p>
          </table:table-cell>
          <table:table-cell table:style-name="Tableau9.C3" office:value-type="string">
            <text:p text:style-name="P4">Forcément positif. Si négatif → inverter inactif.</text:p>
          </table:table-cell>
        </table:table-row>
        <table:table-row table:style-name="Tableau9.3">
          <table:covered-table-cell/>
          <table:table-cell table:style-name="Tableau9.B3" office:value-type="string">
            <text:p text:style-name="P54">ReapeatBeep / char</text:p>
          </table:table-cell>
          <table:table-cell table:style-name="Tableau9.C3" office:value-type="string">
            <text:p text:style-name="P4">0 / 1 : répétition consigne clim si identique à la précédente</text:p>
          </table:table-cell>
        </table:table-row>
        <table:table-row table:style-name="Tableau9.3">
          <table:covered-table-cell/>
          <table:table-cell table:style-name="Tableau9.B3" office:value-type="string">
            <text:p text:style-name="P54">PrioVE / char </text:p>
          </table:table-cell>
          <table:table-cell table:style-name="Tableau9.C3" office:value-type="string">
            <text:p text:style-name="P4">0 / 1 : indique qu'un VE est connecté, avec priorité de charge</text:p>
          </table:table-cell>
        </table:table-row>
        <table:table-row table:style-name="Tableau9.3">
          <table:covered-table-cell/>
          <table:table-cell table:style-name="Tableau9.B3" office:value-type="string">
            <text:p text:style-name="P54">CoupureNuit / char </text:p>
          </table:table-cell>
          <table:table-cell table:style-name="Tableau9.C3" office:value-type="string">
            <text:p text:style-name="P4">0 / 1 : force la coupure des climatisation la nuit</text:p>
          </table:table-cell>
        </table:table-row>
        <table:table-row table:style-name="Tableau9.3">
          <table:covered-table-cell/>
          <table:table-cell table:style-name="Tableau9.B3" office:value-type="string">
            <text:p text:style-name="P54">CouleurTempo / char</text:p>
          </table:table-cell>
          <table:table-cell table:style-name="Tableau9.C3" office:value-type="string">
            <text:p text:style-name="P4">0 indéfini / 1 bleu / 2 blanc / 3 rouge</text:p>
          </table:table-cell>
        </table:table-row>
      </table:table>
      <text:p text:style-name="P23"/>
      <text:p text:style-name="P23"><text:s text:c="2"/></text:p>
      <text:p text:style-name="P23"/>
      <text:p text:style-name="P23"><text:span text:style-name="T30">Total : </text:span><text:s/>92 octets</text:p>
      <text:p text:style-name="P25">Calcul de la durée de transfert : </text:p>
      <text:p text:style-name="P23">En comptant large, 100 bytes , T = NbOctets x Nbbits x 1/Débit = 1000 / Débit</text:p>
      <text:list xml:id="list188220645333472420" text:style-name="L2">
        <text:list-item>
          <text:p text:style-name="P85">à 9600 bd , T=104 ms.</text:p>
        </text:list-item>
        <text:list-item>
          <text:p text:style-name="P85">à 38400 bd , T=26ms.</text:p>
        </text:list-item>
        <text:list-item>
          <text:p text:style-name="P85">à 115200 bd , T = 8.6ms</text:p>
        </text:list-item>
      </text:list>
      <text:p text:style-name="P23"/>
      <text:p text:style-name="P25">→ prio maxi sur cette communication. Tester la rapidité de l'algo. A 115200 Bds, on a 8.6µs pour traiter le logiciel associé.</text:p>
      <text:p text:style-name="P23"/>
      <text:p text:style-name="P23"/>
      <text:p text:style-name="P21">!!!!!!!! <text:span text:style-name="T31">à faire une figure montrant les tranferts in/out entre SGw et IHM</text:span></text:p>
      <text:p text:style-name="P21"/>
      <text:h text:style-name="Heading_20_1" text:outline-level="1"><text:soft-page-break/>Echanges entre les principaux acteurs du système</text:h>
      <text:p text:style-name="Text_20_body"/>
      <text:p text:style-name="P32"><draw:frame draw:style-name="fr2" draw:name="images8" text:anchor-type="paragraph" svg:x="0.074cm" svg:y="0.088cm" svg:width="16.999cm" svg:height="13.908cm" draw:z-index="4"><draw:image xlink:href="Pictures/2000000700004A20000039C7AEB85379.svm" xlink:type="simple" xlink:show="embed" xlink:actuate="onLoad"/></draw:frame><draw:ellipse text:anchor-type="paragraph" draw:z-index="6" draw:style-name="gr3" draw:text-style-name="P98" svg:width="4.347cm" svg:height="1.188cm" svg:x="4.397cm" svg:y="1.409cm"><text:p/></draw:ellipse><draw:frame text:anchor-type="paragraph" draw:z-index="60" draw:style-name="gr38" draw:text-style-name="P107" svg:width="11.03cm" svg:height="0.408cm" svg:x="4.613cm" svg:y="13.995cm"><draw:text-box><text:p><text:span text:style-name="T45">Fig 3</text:span><text:span text:style-name="T48">: les échanges entre les 3 parties communicantes du système</text:span></text:p></draw:text-box></draw:frame></text:p>
      <text:p text:style-name="P32">A ce stade les échanges sont encore assez généraux. On observe 3 processus de communication qui se déroulent en même temps, à des périodicités différentes. </text:p>
      <text:p text:style-name="Text_20_body"><text:span text:style-name="T11">Transaction </text:span><text:span text:style-name="T13">: Correspond à un message asynchrone associé à sa réponse (voir ci-dessus, bulle bleue). Il existe donc 3 types de transaction :</text:span></text:p>
      <text:list xml:id="list1031092598913919829" text:style-name="L3">
        <text:list-item>
          <text:p text:style-name="P93">Entre un <text:span text:style-name="T2">RmDv</text:span> et la<text:span text:style-name="T2"> SmartGateway </text:span>: utilisation du protocole <text:span text:style-name="T4">FSKStack</text:span> (pile com propriétaire),</text:p>
        </text:list-item>
        <text:list-item>
          <text:p text:style-name="P93">Entre la <text:span text:style-name="T2">SmartGateway</text:span> et l' <text:span text:style-name="T2">HMI</text:span> : utilisation d'un protocole UART, <text:span text:style-name="T4">UARTStack</text:span> <text:s/>à définir...</text:p>
        </text:list-item>
        <text:list-item>
          <text:p text:style-name="P93">Entre le <text:span text:style-name="T2">HMI</text:span> et l'onduleur : utilisation de requête <text:span text:style-name="T4">HTTP</text:span>.</text:p>
        </text:list-item>
      </text:list>
      <text:p text:style-name="P32">Elles <text:s/>sont toutes basées sur le même principe : une requête, une réponse.</text:p>
      <text:p text:style-name="P32">On note que deux acteurs sont maîtres (à l'initiative des requêtes des transactions) :</text:p>
      <text:list xml:id="list2540142093785730287" text:style-name="L4">
        <text:list-item>
          <text:p text:style-name="P94">les <text:span text:style-name="T2">RmDv</text:span> (4 associés aux climatiseurs et 1 pour la température extérieure)</text:p>
        </text:list-item>
        <text:list-item>
          <text:p text:style-name="P94">le <text:span text:style-name="T2">HMI</text:span> (Raspberry pi, programme Phyton) </text:p>
        </text:list-item>
      </text:list>
      <text:p text:style-name="P32"><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32"/>
      <text:p text:style-name="P32"/>
      <text:p text:style-name="P32"><draw:frame draw:style-name="fr1" draw:name="images10" text:anchor-type="paragraph" svg:width="11.975cm" svg:height="9.91cm" draw:z-index="7"><draw:image xlink:href="Pictures/2000000700002EC70000298A9822FC0A.svm" xlink:type="simple" xlink:show="embed" xlink:actuate="onLoad"/></draw:frame><draw:frame text:anchor-type="paragraph" draw:z-index="61" draw:style-name="gr38" draw:text-style-name="P107" svg:width="14.959cm" svg:height="0.408cm" svg:x="0.949cm" svg:y="10.312cm"><draw:text-box><text:p><text:span text:style-name="T45">Fig 4</text:span><text:span text:style-name="T48">: algorithme principal gérant la communication globale du système à bord de la SGw</text:span></text:p></draw:text-box></draw:frame></text:p>
      <text:p text:style-name="P32"/>
      <text:p text:style-name="P32">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7586824464139243894" text:style-name="L5">
        <text:list-header>
          <text:p text:style-name="P95"/>
        </text:list-header>
      </text:list>
      <text:p text:style-name="P32"/>
      <text:p text:style-name="P32"/>
      <text:p text:style-name="P32"/>
      <text:p text:style-name="P32"/>
      <text:p text:style-name="P32"/>
      <text:p text:style-name="P32"/>
      <text:p text:style-name="P32"/>
      <text:p text:style-name="P32"/>
      <text:p text:style-name="P32"/>
      <text:p text:style-name="P32"/>
      <text:p text:style-name="P32"><text:soft-page-break/>Ci-dessous une vue différente qui permet de se faire une idée rapide sur les varables d'échange au sein du <text:span text:style-name="T2">Smart Gateway</text:span>. Les échanges sont asynchrones.</text:p>
      <text:p text:style-name="P32"><text:span text:style-name="T2">CenralData :</text:span> C'est une grande structure qui contient les données sur lesquelles les aglorithmes vont s'appuyer pour gérer les climatisation. La structure est écrite par l'HMI, lue par l'algo.</text:p>
      <text:p text:style-name="P32"><text:span text:style-name="T2">Clim_i </text:span>: Il y en a 4. Ecrites par l'algo, lues par la HMI</text:p>
      <text:p text:style-name="P32"><text:span text:style-name="T2">RmDv_Data_i_in</text:span> : Données reçues par le climatiseur i. Lues par l'algo.</text:p>
      <text:p text:style-name="P32"><text:span text:style-name="T2">RmDv_Data_i_out</text:span> : Données produites par l'algo en réponse pour les climatiseurs. </text:p>
      <text:p text:style-name="P32"><draw:g text:anchor-type="paragraph" draw:z-index="9" draw:style-name="gr4"><draw:rect draw:style-name="gr5" draw:text-style-name="P98" svg:width="8.469cm" svg:height="5.783cm" svg:x="2.968cm" svg:y="0.074cm"><text:p/></draw:rect><draw:custom-shape draw:style-name="gr6" svg:width="2.024cm" svg:height="2.132cm" svg:x="8.091cm" svg:y="3.4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99" svg:width="2.894cm" svg:height="0.408cm" svg:x="8.544cm" svg:y="0.197cm"><draw:text-box><text:p><text:span text:style-name="T40">Sur requête HMI...</text:span></text:p></draw:text-box></draw:frame><draw:frame draw:style-name="gr8" draw:text-style-name="P100" svg:width="1.816cm" svg:height="0.398cm" svg:x="8.449cm" svg:y="3.081cm"><draw:text-box><text:p><text:span text:style-name="T41">CentralData</text:span></text:p></draw:text-box></draw:frame><draw:frame draw:style-name="gr9" draw:text-style-name="P101" svg:width="1.458cm" svg:height="1.634cm" svg:x="8.449cm" svg:y="3.635cm"><draw:text-box><text:p><text:span text:style-name="T42">ExcPower</text:span></text:p><text:p><text:span text:style-name="T42">TempoCol</text:span></text:p><text:p><text:span text:style-name="T42">Mod</text:span></text:p><text:p><text:span text:style-name="T42">TimeStamp</text:span></text:p><text:p><text:span text:style-name="T42">...</text:span></text:p></draw:text-box></draw:frame><draw:line draw:style-name="gr10" draw:text-style-name="P98" svg:x1="8.359cm" svg:y1="1.692cm" svg:x2="13.458cm" svg:y2="1.669cm"><text:p/></draw:line><draw:line draw:style-name="gr10" draw:text-style-name="P98" svg:x1="13.383cm" svg:y1="4.399cm" svg:x2="10.095cm" svg:y2="4.399cm"><text:p/></draw:line><draw:custom-shape draw:style-name="gr11" svg:width="2.581cm" svg:height="4.026cm" svg:x="13.458cm" svg:y="1.1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1" svg:width="1.816cm" svg:height="0.398cm" svg:x="14.219cm" svg:y="0.511cm"><draw:text-box><text:p><text:span text:style-name="T42">HMI</text:span></text:p></draw:text-box></draw:frame><draw:rect draw:style-name="gr12" draw:text-style-name="P98" svg:width="10.141cm" svg:height="11.734cm" svg:x="2.326cm" svg:y="7.165cm"><text:p/></draw:rect><draw:frame draw:style-name="gr13" draw:text-style-name="P99" svg:width="3.29cm" svg:height="0.689cm" svg:x="2.535cm" svg:y="7.246cm"><draw:text-box><text:p><text:span text:style-name="T40">Sur requête RmDv...</text:span></text:p></draw:text-box></draw:frame><draw:custom-shape draw:style-name="gr6" svg:width="4.573cm" svg:height="2.35cm" svg:x="6.618cm" svg:y="8.9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1" svg:width="1.816cm" svg:height="0.398cm" svg:x="8.033cm" svg:y="10.22cm"><draw:text-box><text:p><text:span text:style-name="T42">Compute</text:span></text:p></draw:text-box></draw:frame><draw:path draw:style-name="gr10" draw:text-style-name="P98" svg:width="1.699cm" svg:height="0.699cm" svg:x="4.918cm" svg:y="9.303cm" svg:viewBox="0 0 1700 700" svg:d="M0 0c527 19 1700 700 1700 700"><text:p/></draw:path><draw:path draw:style-name="gr10" draw:text-style-name="P98" svg:width="3.513cm" svg:height="0.83cm" svg:x="4.918cm" svg:y="11.303cm" svg:viewBox="0 0 3514 831" svg:d="M3514 0c-378 737-3514 831-3514 831"><text:p/></draw:path><draw:line draw:style-name="gr10" draw:text-style-name="P98" svg:x1="8.848cm" svg:y1="5.609cm" svg:x2="8.848cm" svg:y2="8.953cm"><text:p/></draw:line><draw:line draw:style-name="gr10" draw:text-style-name="P98" svg:x1="7.241cm" svg:y1="8.954cm" svg:x2="7.204cm" svg:y2="2.967cm"><text:p/></draw:line><draw:frame draw:style-name="gr8" draw:text-style-name="P102" svg:width="1.816cm" svg:height="0.398cm" svg:x="11.643cm" svg:y="2.753cm"><draw:text-box><text:p><text:span text:style-name="T43">UARTStack</text:span></text:p></draw:text-box></draw:frame><draw:custom-shape draw:style-name="gr6" svg:width="1.855cm" svg:height="1.759cm" svg:x="3.064cm" svg:y="8.4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4" draw:text-style-name="P101" svg:width="1.816cm" svg:height="0.613cm" svg:x="3.252cm" svg:y="7.934cm"><draw:text-box><text:p><text:span text:style-name="T44">RmDvData_i_In</text:span></text:p><text:p><text:span text:style-name="T42"/></text:p></draw:text-box></draw:frame><draw:frame draw:style-name="gr15" draw:text-style-name="P101" svg:width="1.458cm" svg:height="1.539cm" svg:x="3.251cm" svg:y="8.615cm"><draw:text-box><text:p><text:span text:style-name="T42">Temp</text:span></text:p><text:p><text:span text:style-name="T42">Status</text:span></text:p><text:p><text:span text:style-name="T42">TimeStamp</text:span></text:p><text:p><text:span text:style-name="T42">...</text:span></text:p></draw:text-box></draw:frame><draw:frame draw:style-name="gr16" draw:text-style-name="P103" svg:width="2.327cm" svg:height="0.586cm" svg:x="3.103cm" svg:y="10.56cm"><draw:text-box><text:p><text:span text:style-name="T44">RmDvData_i_Out</text:span></text:p></draw:text-box></draw:frame><draw:custom-shape draw:style-name="gr6" svg:width="2.005cm" svg:height="1.682cm" svg:x="2.914cm" svg:y="10.9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101" svg:width="1.855cm" svg:height="1.216cm" svg:x="3.064cm" svg:y="11.178cm"><draw:text-box><text:p><text:span text:style-name="T42">TempSet</text:span></text:p><text:p><text:span text:style-name="T42">NextWupDelay</text:span></text:p></draw:text-box></draw:frame><draw:custom-shape draw:style-name="gr6" svg:width="1.25cm" svg:height="4.026cm" svg:x="0.021cm" svg:y="8.4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98" svg:x1="1.27cm" svg:y1="9.179cm" svg:x2="3.064cm" svg:y2="9.179cm"><text:p/></draw:line><draw:line draw:style-name="gr10" draw:text-style-name="P98" svg:x1="2.914cm" svg:y1="11.659cm" svg:x2="1.27cm" svg:y2="11.659cm"><text:p/></draw:line><draw:frame draw:style-name="gr8" draw:text-style-name="P101" svg:width="1.816cm" svg:height="0.398cm" svg:x="0.354cm" svg:y="7.953cm"><draw:text-box><text:p><text:span text:style-name="T42">RmDv i</text:span></text:p></draw:text-box></draw:frame><draw:frame draw:style-name="gr8" draw:text-style-name="P102" svg:width="1.816cm" svg:height="0.398cm" draw:transform="rotate (1.5707963267946) translate (1.53281944444444cm 11.3047638888889cm)"><draw:text-box><text:p><text:span text:style-name="T43">FSKStack</text:span></text:p></draw:text-box></draw:frame><draw:custom-shape draw:style-name="gr6" svg:width="1.855cm" svg:height="1.759cm" svg:x="3.064cm" svg:y="13.7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1" svg:width="1.816cm" svg:height="0.398cm" svg:x="3.252cm" svg:y="13.296cm"><draw:text-box><text:p><text:span text:style-name="T44">RmDvData_j_In</text:span></text:p></draw:text-box></draw:frame><draw:frame draw:style-name="gr15" draw:text-style-name="P101" svg:width="1.458cm" svg:height="1.539cm" svg:x="3.251cm" svg:y="13.977cm"><draw:text-box><text:p><text:span text:style-name="T42">Temp</text:span></text:p><text:p><text:span text:style-name="T42">Status</text:span></text:p><text:p><text:span text:style-name="T42">TimeStamp</text:span></text:p><text:p><text:span text:style-name="T42">...</text:span></text:p></draw:text-box></draw:frame><draw:frame draw:style-name="gr18" draw:text-style-name="P101" svg:width="2.301cm" svg:height="0.648cm" svg:x="3.103cm" svg:y="15.923cm"><draw:text-box><text:p><text:span text:style-name="T44">RmDvData_j_Out</text:span></text:p><text:p><text:span text:style-name="T44"/></text:p></draw:text-box></draw:frame><draw:custom-shape draw:style-name="gr6" svg:width="2.005cm" svg:height="1.682cm" svg:x="2.914cm" svg:y="16.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101" svg:width="1.855cm" svg:height="1.216cm" svg:x="3.064cm" svg:y="16.54cm"><draw:text-box><text:p><text:span text:style-name="T42">TempSet</text:span></text:p><text:p><text:span text:style-name="T42">NextWupDelay</text:span></text:p></draw:text-box></draw:frame><draw:custom-shape draw:style-name="gr6" svg:width="1.25cm" svg:height="4.026cm" svg:x="0.021cm" svg:y="13.8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98" svg:x1="1.27cm" svg:y1="14.54cm" svg:x2="3.064cm" svg:y2="14.54cm"><text:p/></draw:line><draw:line draw:style-name="gr10" draw:text-style-name="P98" svg:x1="2.914cm" svg:y1="17.02cm" svg:x2="1.27cm" svg:y2="17.02cm"><text:p/></draw:line><draw:frame draw:style-name="gr8" draw:text-style-name="P101" svg:width="1.816cm" svg:height="0.398cm" svg:x="0.354cm" svg:y="13.316cm"><draw:text-box><text:p><text:span text:style-name="T42">RmDv j</text:span></text:p></draw:text-box></draw:frame><draw:frame draw:style-name="gr8" draw:text-style-name="P101" svg:width="1.816cm" svg:height="0.398cm" draw:transform="rotate (1.5707963267946) translate (1.53281944444444cm 16.6669861111111cm)"><draw:text-box><text:p><text:span text:style-name="T42">FSKStack</text:span></text:p></draw:text-box></draw:frame><draw:path draw:style-name="gr10" draw:text-style-name="P98" svg:width="1.699cm" svg:height="3.174cm" svg:x="4.918cm" svg:y="11.146cm" svg:viewBox="0 0 1700 3175" svg:d="M0 3175c988-344 1700-3175 1700-3175"><text:p/></draw:path><draw:path draw:style-name="gr10" draw:text-style-name="P98" svg:width="4.109cm" svg:height="5.585cm" svg:x="4.918cm" svg:y="11.303cm" svg:viewBox="0 0 4110 5586" svg:d="M4110 0c-442 4954-4110 5586-4110 5586"><text:p/></draw:path><draw:frame draw:style-name="gr19" draw:text-style-name="P100" svg:width="2.772cm" svg:height="0.521cm" svg:x="3.127cm" svg:y="0.439cm"><draw:text-box><text:p><text:span text:style-name="T41"><text:s text:c="11"/></text:span><text:span text:style-name="T41">Clim i</text:span></text:p></draw:text-box></draw:frame><draw:frame draw:style-name="gr9" draw:text-style-name="P101" svg:width="2.077cm" svg:height="1.634cm" svg:x="3.745cm" svg:y="1.138cm"><draw:text-box><text:p><text:span text:style-name="T42">Température</text:span></text:p><text:p><text:span text:style-name="T42">StatusClim</text:span></text:p><text:p><text:span text:style-name="T42">TimeStamp</text:span></text:p><text:p><text:span text:style-name="T42"/></text:p></draw:text-box></draw:frame><draw:custom-shape draw:style-name="gr6" svg:width="2.024cm" svg:height="2.132cm" svg:x="3.478cm" svg:y="0.8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100" svg:width="2.772cm" svg:height="0.521cm" svg:x="5.898cm" svg:y="0.439cm"><draw:text-box><text:p><text:span text:style-name="T41"><text:s text:c="10"/></text:span><text:span text:style-name="T41">Clim j</text:span></text:p></draw:text-box></draw:frame><draw:line draw:style-name="gr10" draw:text-style-name="P98" svg:x1="6.752cm" svg:y1="8.953cm" svg:x2="5.323cm" svg:y2="2.956cm"><text:p/></draw:line><draw:line draw:style-name="gr10" draw:text-style-name="P98" svg:x1="5.5cm" svg:y1="2.415cm" svg:x2="13.457cm" svg:y2="2.433cm"><text:p/></draw:line><draw:custom-shape draw:style-name="gr20" svg:width="2.024cm" svg:height="2.132cm" svg:x="6.336cm" svg:y="0.8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01" svg:width="2.077cm" svg:height="1.634cm" svg:x="6.47cm" svg:y="1.069cm"><draw:text-box><text:p><text:span text:style-name="T42">Température</text:span></text:p><text:p><text:span text:style-name="T42">StatusClim</text:span></text:p><text:p><text:span text:style-name="T42">TimeStamp</text:span></text:p><text:p><text:span text:style-name="T42"/></text:p></draw:text-box></draw:frame><draw:custom-shape draw:style-name="gr6" svg:width="2.024cm" svg:height="2.132cm" svg:x="13.806cm" svg:y="2.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101" svg:width="1.816cm" svg:height="0.398cm" svg:x="14.111cm" svg:y="1.746cm"><draw:text-box><text:p><text:span text:style-name="T42">HomePage</text:span></text:p></draw:text-box></draw:frame></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text:anchor-type="paragraph" draw:z-index="63" draw:style-name="gr39" svg:width="2.382cm" svg:height="2.137cm" svg:x="13.423cm" svg:y="0.635cm"><draw:text-box><text:p>À AMELIORER !!!!!!!!!!!!!!</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text:anchor-type="paragraph" draw:z-index="62" draw:style-name="gr38" draw:text-style-name="P107" svg:width="14.959cm" svg:height="0.408cm" svg:x="1.7cm" svg:y="-0.092cm"><draw:text-box><text:p><text:span text:style-name="T45">Fig 5</text:span><text:span text:style-name="T48">: vision globale des variables échanges en terme de communication </text:span></text:p></draw:text-box></draw:frame></text:p>
      <text:h text:style-name="Heading_20_2" text:outline-level="2"><text:soft-page-break/>Transaction IHM-Smart Gateway</text:h>
      <text:p text:style-name="P21"/>
      <text:p text:style-name="P21">Le diagramme suivant montre la partie d'échange entre ces deux entités. La requête de l'IHM a pour but de transmettre l'ensemble des données requises pour que la <text:span text:style-name="T2">SGw</text:span> puisse opérer son travail. En réalité toutes les données ne sont pas transmises simultanément. Il existe plusieurs types de requêtes que nous allons détailler et qui sont en lien avec l'analyse du besoin utilisateur défini dans la partie 2.</text:p>
      <text:p text:style-name="P21">En retour, la<text:span text:style-name="T2"> SGw</text:span> renvoie les informations glanées sur les climatiseurs, quelle que soit la requête.</text:p>
      <text:p text:style-name="P21"/>
      <text:p text:style-name="P21"><draw:frame draw:style-name="fr2" draw:name="images13" text:anchor-type="paragraph" svg:x="2.683cm" svg:y="0.372cm" svg:width="9.297cm" svg:height="5.75cm" draw:z-index="10"><draw:image xlink:href="Pictures/200000070000245100001677957F786D.svm" xlink:type="simple" xlink:show="embed" xlink:actuate="onLoad"/></draw:frame><draw:frame text:anchor-type="paragraph" draw:z-index="64" draw:style-name="gr38" draw:text-style-name="P107" svg:width="7.104cm" svg:height="0.408cm" svg:x="3.166cm" svg:y="6.281cm"><draw:text-box><text:p><text:span text:style-name="T45">Fig 6</text:span><text:span text:style-name="T48">: focus sur l'échange SGw/IHM</text:span></text:p></draw:text-box></draw:frame></text:p>
      <text:p text:style-name="P21"/>
      <text:p text:style-name="P21">Le format des trames (cf UARTStack_UG.pdf) sera du type :</text:p>
      <text:p text:style-name="P21">|N | <text:span text:style-name="T29">Request code |request Datas</text:span> | CheskSum| <text:s/>en bleu la payload.</text:p>
      <text:p text:style-name="P21">!!!!!!!!!!!!!!!!!!!!!! POUR L 'INSTANT LE CHP REQUEST CODE N'EXISTE PAS!!!!</text:p>
      <text:h text:style-name="Heading_20_3" text:outline-level="3">Requête mise à jour globale</text:h>
      <text:p text:style-name="P21">Tout est envoyé, les 92 bytes</text:p>
      <text:p text:style-name="P21"/>
      <text:p text:style-name="P32"/>
      <text:p text:style-name="P32"/>
      <text:p text:style-name="P32"/>
      <text:p text:style-name="P32"/>
      <text:p text:style-name="P32"/>
      <text:p text:style-name="P32"/>
      <text:p text:style-name="P32"/>
      <text:p text:style-name="P32"/>
      <text:p text:style-name="P32"/>
      <text:h text:style-name="Heading_20_2" text:outline-level="2"><text:soft-page-break/>Transaction RmDv i</text:h>
      <text:p text:style-name="Text_20_body"><draw:frame draw:style-name="fr3" draw:name="images12" text:anchor-type="paragraph" svg:x="12.289cm" svg:y="0.377cm" svg:width="2.094cm" svg:height="1.032cm" draw:z-index="8"><draw:image xlink:href="Pictures/200000070000082D0000040877B1A417.svm" xlink:type="simple" xlink:show="embed" xlink:actuate="onLoad"/></draw:frame></text:p>
      <text:p text:style-name="P32">Le morceau de diagramme de séquence suivant, illustre l'échange de l'action</text:p>
      <text:p text:style-name="Text_20_body"/>
      <text:p text:style-name="Text_20_body"/>
      <text:p text:style-name="P35"><draw:frame draw:style-name="fr2" draw:name="images9" text:anchor-type="paragraph" svg:x="1.658cm" svg:y="-0.198cm" svg:width="12.435cm" svg:height="5.629cm" draw:z-index="5"><draw:image xlink:href="Pictures/20000007000030ED000015FCD2B2B83E.svm" xlink:type="simple" xlink:show="embed" xlink:actuate="onLoad"/></draw:frame><draw:frame text:anchor-type="paragraph" draw:z-index="65" draw:style-name="gr38" draw:text-style-name="P107" svg:width="7.104cm" svg:height="0.408cm" svg:x="4.897cm" svg:y="5.63cm"><draw:text-box><text:p><text:span text:style-name="T45">Fig 7</text:span><text:span text:style-name="T48">: focus sur l'échange RmDv/SGw</text:span></text:p></draw:text-box></draw:frame></text:p>
      <text:p text:style-name="P35"/>
      <text:p text:style-name="P22">Dans cet échange, le maître est le <text:span text:style-name="T2">Remote Device</text:span>. C'est lui qui se réveille à intervalle régulier <text:s/>(typiquement 30 mn), puis se rendort immédiatement après l'échange pour économiser les deux piles AAA de 1,5V embarquées.</text:p>
      <text:h text:style-name="Heading_20_3" text:outline-level="3">Détails du contenu des requêtes et des réponses </text:h>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54"/>
          </table:table-cell>
          <table:table-cell table:style-name="Tableau4.A1" office:value-type="string">
            <text:p text:style-name="P54">Champs / type</text:p>
          </table:table-cell>
          <table:table-cell table:style-name="Tableau4.C1" office:value-type="string">
            <text:p text:style-name="P54">Valeurs</text:p>
          </table:table-cell>
        </table:table-row>
        <table:table-row>
          <table:table-cell table:style-name="Tableau4.A2" table:number-rows-spanned="3" office:value-type="string">
            <text:p text:style-name="P54">Requête <text:span text:style-name="T2">Info </text:span></text:p>
            <text:p text:style-name="P58"/>
            <text:p text:style-name="P58">code Req_SendInfo</text:p>
          </table:table-cell>
          <table:table-cell table:style-name="Tableau4.B2" table:number-columns-spanned="2" office:value-type="string">
            <text:p text:style-name="P57">RmDv → SGw</text:p>
          </table:table-cell>
          <table:covered-table-cell/>
        </table:table-row>
        <table:table-row table:style-name="Tableau4.3">
          <table:covered-table-cell/>
          <table:table-cell table:style-name="Tableau4.B3" office:value-type="string">
            <text:p text:style-name="P54">Temperature / float</text:p>
          </table:table-cell>
          <table:table-cell table:style-name="Tableau4.B2" office:value-type="string">
            <text:p text:style-name="P4"/>
          </table:table-cell>
        </table:table-row>
        <table:table-row table:style-name="Tableau4.3">
          <table:covered-table-cell/>
          <table:table-cell table:style-name="Tableau4.B4" office:value-type="string">
            <text:p text:style-name="P54">LastTempSet / <text:span text:style-name="T9">char</text:span></text:p>
          </table:table-cell>
          <table:table-cell table:style-name="Tableau4.B2" office:value-type="string">
            <text:p text:style-name="P6">Valeur entière de température , 0 = stop</text:p>
          </table:table-cell>
        </table:table-row>
        <table:table-row table:style-name="Tableau4.3">
          <table:table-cell table:style-name="Tableau4.A2" table:number-rows-spanned="3" office:value-type="string">
            <text:p text:style-name="P4">Réponse<text:span text:style-name="T2"> Info </text:span></text:p>
            <text:p text:style-name="P5"/>
            <text:p text:style-name="P58">code Ans_SendInfo</text:p>
          </table:table-cell>
          <table:table-cell table:style-name="Tableau4.B2" table:number-columns-spanned="2" office:value-type="string">
            <text:p text:style-name="P57"><text:s/>SGw → RmDv</text:p>
          </table:table-cell>
          <table:covered-table-cell/>
        </table:table-row>
        <table:table-row table:style-name="Tableau4.3">
          <table:covered-table-cell/>
          <table:table-cell table:style-name="Tableau4.B4" office:value-type="string">
            <text:p text:style-name="P54">NewTempSet / char </text:p>
          </table:table-cell>
          <table:table-cell table:style-name="Tableau4.B2" office:value-type="string">
            <text:p text:style-name="P6">Valeur entière de température <text:s/>, 0 = stop</text:p>
          </table:table-cell>
        </table:table-row>
        <table:table-row table:style-name="Tableau4.3">
          <table:covered-table-cell/>
          <table:table-cell table:style-name="Tableau4.B4" office:value-type="string">
            <text:p text:style-name="P54">NextTimeInterval_sec / </text:p>
            <text:p text:style-name="P54">unsigned short int </text:p>
          </table:table-cell>
          <table:table-cell table:style-name="Tableau4.B2" office:value-type="string">
            <text:p text:style-name="P4">Max = 65535 sec = 18h</text:p>
          </table:table-cell>
        </table:table-row>
        <table:table-row table:style-name="Tableau4.3">
          <table:table-cell table:style-name="Tableau4.A2" table:number-rows-spanned="2" office:value-type="string">
            <text:p text:style-name="P54">Requête<text:span text:style-name="T2"> Status</text:span></text:p>
            <text:p text:style-name="P58">code Req_SendStatus</text:p>
          </table:table-cell>
          <table:table-cell table:style-name="Tableau4.B2" table:number-columns-spanned="2" office:value-type="string">
            <text:p text:style-name="P57">RmDv → SGw</text:p>
          </table:table-cell>
          <table:covered-table-cell/>
        </table:table-row>
        <table:table-row table:style-name="Tableau4.3">
          <table:covered-table-cell/>
          <table:table-cell table:style-name="Tableau4.B4" office:value-type="string">
            <text:p text:style-name="P54">Status / <text:span text:style-name="T2">RmDv_WarningCode</text:span> </text:p>
          </table:table-cell>
          <table:table-cell table:style-name="Tableau4.B2" office:value-type="string">
            <text:p text:style-name="P4">Parmi la liste enum <text:s/><text:span text:style-name="T2">RmDv_WarningCode </text:span></text:p>
          </table:table-cell>
        </table:table-row>
        <table:table-row table:style-name="Tableau4.3">
          <table:table-cell table:style-name="Tableau4.A2" table:number-rows-spanned="2" office:value-type="string">
            <text:p text:style-name="P4">Réponse<text:span text:style-name="T2"> Status </text:span></text:p>
            <text:p text:style-name="P58">code Ans_Ack</text:p>
          </table:table-cell>
          <table:table-cell table:style-name="Tableau4.B4" office:value-type="string">
            <text:p text:style-name="P55"><text:span text:style-name="T23"><text:s/></text:span><text:span text:style-name="T20">SGw → RmDv</text:span></text:p>
          </table:table-cell>
          <table:table-cell table:style-name="Tableau4.B2" office:value-type="string">
            <text:p text:style-name="P4"/>
          </table:table-cell>
        </table:table-row>
        <table:table-row table:style-name="Tableau4.3">
          <table:covered-table-cell/>
          <table:table-cell table:style-name="Tableau4.B4" office:value-type="string">
            <text:p text:style-name="P54">AckToRmDv</text:p>
          </table:table-cell>
          <table:table-cell table:style-name="Tableau4.B2" office:value-type="string">
            <text:p text:style-name="P4">0xAB code Acknoledge</text:p>
          </table:table-cell>
        </table:table-row>
      </table:table>
      <text:p text:style-name="P24"><draw:frame text:anchor-type="paragraph" draw:z-index="66" draw:style-name="gr38" draw:text-style-name="P107" svg:width="13.233cm" svg:height="0.408cm" svg:x="1.921cm" svg:y="0.201cm"><draw:text-box><text:p><text:span text:style-name="T45">Tab 3</text:span><text:span text:style-name="T48"> : les requêtes et les réponses dans l'échange RmDv / SmGw</text:span></text:p></draw:text-box></draw:frame></text:p>
      <text:p text:style-name="P24"/>
      <text:p text:style-name="P21">Dans tous les cas, si le master n'a pas reçu sa réponse (même un simple acquittement), il réitère l'opération jusqu'à 3 fois. </text:p>
      <text:h text:style-name="Heading_20_3" text:outline-level="3"><text:soft-page-break/>Détail des variables mises en jeu</text:h>
      <text:p text:style-name="P19">RmDvData_Salon, RmDvData_SaManger, RmDvData__Entree, RmDvData_Couloir, RmDvData_Ext</text:p>
      <text:p text:style-name="P21"/>
      <text:p text:style-name="P26">Structure de ces variables : <text:span text:style-name="T2">RmDvDataTypedef</text:span></text:p>
      <text:p text:style-name="P7"/>
      <table:table table:name="Tableau10" table:style-name="Tableau10">
        <table:table-column table:style-name="Tableau10.A"/>
        <table:table-column table:style-name="Tableau10.B"/>
        <table:table-column table:style-name="Tableau10.C"/>
        <table:table-row>
          <table:table-cell table:style-name="Tableau10.A1" office:value-type="string">
            <text:p text:style-name="P54"/>
          </table:table-cell>
          <table:table-cell table:style-name="Tableau10.A1" office:value-type="string">
            <text:p text:style-name="P54">Champs / type</text:p>
          </table:table-cell>
          <table:table-cell table:style-name="Tableau10.C1" office:value-type="string">
            <text:p text:style-name="P54">Valeurs</text:p>
          </table:table-cell>
        </table:table-row>
        <table:table-row table:style-name="Tableau10.2">
          <table:table-cell table:style-name="Tableau10.A2" table:number-rows-spanned="4" office:value-type="string">
            <text:p text:style-name="P5">Champs de réception</text:p>
          </table:table-cell>
          <table:table-cell table:style-name="Tableau10.B2" office:value-type="string">
            <text:p text:style-name="P68"><text:span text:style-name="T2">Temperature</text:span> / float</text:p>
          </table:table-cell>
          <table:table-cell table:style-name="Tableau10.C2" office:value-type="string">
            <text:p text:style-name="P4"/>
          </table:table-cell>
        </table:table-row>
        <table:table-row table:style-name="Tableau10.2">
          <table:covered-table-cell/>
          <table:table-cell table:style-name="Tableau10.B3" office:value-type="string">
            <text:p text:style-name="P68"><text:span text:style-name="T2">LastTempSet</text:span> / <text:span text:style-name="T9">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68"><text:span text:style-name="T2">Status</text:span> / <text:span text:style-name="T2">RmDv_WarningCode</text:span></text:p>
          </table:table-cell>
          <table:table-cell table:style-name="Tableau10.C2" office:value-type="string">
            <text:p text:style-name="P4">Parmi la liste enum <text:s/><text:span text:style-name="T2">RmDv_WarningCode </text:span></text:p>
          </table:table-cell>
        </table:table-row>
        <table:table-row table:style-name="Tableau10.2">
          <table:covered-table-cell/>
          <table:table-cell table:style-name="Tableau10.B3" office:value-type="string">
            <text:p text:style-name="P68"><text:span text:style-name="T2">TransactionIdx</text:span> / char</text:p>
          </table:table-cell>
          <table:table-cell table:style-name="Tableau10.C2" office:value-type="string">
            <text:p text:style-name="P4">De 0 à 35 (selon plage horaire). Identifie un fuseau h.</text:p>
          </table:table-cell>
        </table:table-row>
        <table:table-row table:style-name="Tableau10.2">
          <table:table-cell table:style-name="Tableau10.A2" table:number-rows-spanned="3" office:value-type="string">
            <text:p text:style-name="P58">Champs d' émission</text:p>
          </table:table-cell>
          <table:table-cell table:style-name="Tableau10.B3" office:value-type="string">
            <text:p text:style-name="P54"><text:span text:style-name="T2">NewTempSet </text:span>/<text:span text:style-name="T9"> char</text:span></text:p>
          </table:table-cell>
          <table:table-cell table:style-name="Tableau10.C2" office:value-type="string">
            <text:p text:style-name="P6">Valeur entière de température <text:s/>, 0 = stop</text:p>
          </table:table-cell>
        </table:table-row>
        <table:table-row table:style-name="Tableau10.2">
          <table:covered-table-cell/>
          <table:table-cell table:style-name="Tableau10.B3" office:value-type="string">
            <text:p text:style-name="P54"><text:span text:style-name="T2">NextTimeInterval_sec</text:span> / unsigned short int </text:p>
          </table:table-cell>
          <table:table-cell table:style-name="Tableau10.C2" office:value-type="string">
            <text:p text:style-name="P4">Max = 65535 sec = 18h</text:p>
          </table:table-cell>
        </table:table-row>
        <table:table-row table:style-name="Tableau10.2">
          <table:covered-table-cell/>
          <table:table-cell table:style-name="Tableau10.B3" office:value-type="string">
            <text:p text:style-name="P54"><text:span text:style-name="T2">NextTransactionIdx</text:span> / char</text:p>
          </table:table-cell>
          <table:table-cell table:style-name="Tableau10.C2" office:value-type="string">
            <text:p text:style-name="P4">De 0 à 35 (selon plage horaire). Identifie un fuseau h.</text:p>
          </table:table-cell>
        </table:table-row>
        <table:table-row table:style-name="Tableau10.2">
          <table:table-cell table:style-name="Tableau10.A2" table:number-rows-spanned="3" office:value-type="string">
            <text:p text:style-name="P58">Champs d'état</text:p>
          </table:table-cell>
          <table:table-cell table:style-name="Tableau10.B3" office:value-type="string">
            <text:p text:style-name="P54"><text:span text:style-name="T2">ID</text:span> / <text:span text:style-name="T9">char</text:span></text:p>
            <text:p text:style-name="P59"/>
          </table:table-cell>
          <table:table-cell table:style-name="Tableau10.C2" office:value-type="string">
            <text:p text:style-name="P6">Voir <text:s/>fichier header GLOBAL_SMARTGATEWAY.h</text:p>
          </table:table-cell>
        </table:table-row>
        <table:table-row table:style-name="Tableau10.2">
          <table:covered-table-cell/>
          <table:table-cell table:style-name="Tableau10.B3" office:value-type="string">
            <text:p text:style-name="P67"><text:span text:style-name="T2">RmDvTimeStamp</text:span> / RmDvTimeStamp</text:p>
          </table:table-cell>
          <table:table-cell table:style-name="Tableau10.C2" office:value-type="string">
            <text:p text:style-name="P4">Date d'arrivée</text:p>
          </table:table-cell>
        </table:table-row>
        <table:table-row table:style-name="Tableau10.2">
          <table:covered-table-cell/>
          <table:table-cell table:style-name="Tableau10.B3" office:value-type="string">
            <text:p text:style-name="P69">ReadyToRead / <text:s/><text:span text:style-name="T9">ReadyToRead</text:span></text:p>
          </table:table-cell>
          <table:table-cell table:style-name="Tableau10.C2" office:value-type="string">
            <text:p text:style-name="P4">Grandeur lue ou pas.</text:p>
          </table:table-cell>
        </table:table-row>
      </table:table>
      <text:p text:style-name="P24"><draw:frame text:anchor-type="paragraph" draw:z-index="67" draw:style-name="gr38" draw:text-style-name="P107" svg:width="13.233cm" svg:height="0.408cm" svg:x="3.591cm" svg:y="0.201cm"><draw:text-box><text:p><text:span text:style-name="T45">Tab 4</text:span><text:span text:style-name="T48"> : la variable l'échange RmDv / SmGw située dans la SGw</text:span></text:p></draw:text-box></draw:frame></text:p>
      <text:p text:style-name="P28"/>
      <text:p text:style-name="P28">Algorithme de traitement des <text:span text:style-name="T2">RmDv</text:span> au réveil (fig 7, acteur<text:span text:style-name="T2"> RmDv</text:span>)</text:p>
      <text:p text:style-name="P22"/>
      <text:p text:style-name="P21"><draw:frame draw:style-name="fr1" draw:name="images3" text:anchor-type="paragraph" svg:width="11.523cm" svg:height="10.779cm" draw:z-index="54"><draw:image xlink:href="Pictures/2000000700002D0400002A1B2F46B408.svm" xlink:type="simple" xlink:show="embed" xlink:actuate="onLoad"/></draw:frame><draw:frame text:anchor-type="paragraph" draw:z-index="69" draw:style-name="gr38" draw:text-style-name="P107" svg:width="7.104cm" svg:height="0.408cm" svg:x="8.987cm" svg:y="11.167cm"><draw:text-box><text:p><text:span text:style-name="T45">Fig 8</text:span><text:span text:style-name="T48">: Wake up RmDv Algorthm</text:span></text:p></draw:text-box></draw:frame><draw:frame text:anchor-type="paragraph" draw:z-index="176" draw:style-name="gr68" svg:width="1.784cm" svg:height="0.976cm" svg:x="0.307cm" svg:y="7.168cm"><draw:text-box><text:p>REVOIR ALGO</text:p></draw:text-box></draw:frame></text:p>
      <text:p text:style-name="P21"><text:soft-page-break/></text:p>
      <text:p text:style-name="P22"><text:span text:style-name="T21">Algorithme de traitement de la </text:span><text:span text:style-name="T6">Smart GateWay</text:span><text:span text:style-name="T21"> à la réception de la requête info (fig 7, acteur SGw)</text:span></text:p>
      <text:p text:style-name="P21"><draw:frame draw:style-name="fr3" draw:name="images5" text:anchor-type="paragraph" svg:x="3.171cm" svg:y="0.337cm" svg:width="2.094cm" svg:height="1.032cm" draw:z-index="71"><draw:image xlink:href="Pictures/200000070000082D0000040877B1A417.svm" xlink:type="simple" xlink:show="embed" xlink:actuate="onLoad"/></draw:frame></text:p>
      <text:p text:style-name="P21"><draw:frame draw:style-name="fr1" draw:name="images4" text:anchor-type="paragraph" svg:width="9.85cm" svg:height="14.494cm" draw:z-index="68"><draw:image xlink:href="Pictures/20000007000025EA00003B6AA5DFC153.svm" xlink:type="simple" xlink:show="embed" xlink:actuate="onLoad"/></draw:frame></text:p>
      <text:p text:style-name="P21"><draw:frame text:anchor-type="paragraph" draw:z-index="70" draw:style-name="gr38" draw:text-style-name="P107" svg:width="12.11cm" svg:height="0.408cm" svg:x="4.489cm" svg:y="-0.21cm"><draw:text-box><text:p><text:span text:style-name="T45">Fig 9</text:span><text:span text:style-name="T48">: <text:s/>traitement d'une réception de requête information en provenance du RmDv</text:span></text:p></draw:text-box></draw:frame></text:p>
      <text:p text:style-name="P21"/>
      <text:p text:style-name="P22">La figure précédente montre comment la transaction initiée par la <text:span text:style-name="T2">RmDv</text:span> se déroule côté <text:span text:style-name="T2">SGw</text:span>. Le démarrage à lieu sur réception de la requête information. Dès lors les informations sont récupérées et un timeout est lancé, correspondant à une durée qui couvre 3 tentatives du <text:span text:style-name="T2">RmDv</text:span>. <text:s/>Dès lors, la logique est de renvoyer systématiquement toute réponse à toute requête émanant du même RmDv (que ce soit une nouvelle requête info ou une requête d'état). Si à la fin du timeout la requête d'état n'est pas reçue, la variable de statut l'indique. </text:p>
      <text:p text:style-name="P21"/>
      <text:p text:style-name="P21"><text:span text:style-name="T30">NB</text:span> : durant cette séquence, toute autre transaction avec d'autres <text:span text:style-name="T2">RmDv</text:span> est bloquée.</text:p>
      <text:p text:style-name="P21"/>
      <text:p text:style-name="P21"><text:soft-page-break/></text:p>
      <text:h text:style-name="Heading_20_3" text:outline-level="3">Détail du timing de la transaction</text:h>
      <text:p text:style-name="P21"/>
      <text:p text:style-name="P21">Chacune des transactions doit avoir un maximum de chance d'aboutir. Côté <text:span text:style-name="T2">RmDv</text:span>, on cherchera à minimiser les redondances pour économiser les piles.</text:p>
      <text:p text:style-name="P21"/>
      <text:p text:style-name="P19">Durée d'une transaction FSK</text:p>
      <text:p text:style-name="P15">Voici une trame FSK typique qui est transmise :</text:p>
      <text:p text:style-name="P8"><text:span text:style-name="T32">|0xFF|0xFF|0xFF|0xFF|'#'|'#'|'#'|'#'|'#'|Len|My|Dest@</text:span><text:span text:style-name="T33">|Code|byte0|byte1|byte2|byte3|</text:span><text:span text:style-name="T32">CheckSum|</text:span></text:p>
      <text:p text:style-name="P15"/>
      <text:p text:style-name="P15">Dans cet exemple, la payload (en bleu) compte 5 octets. En tout il en faut 18. Nous prenons une marge de 40 octets maximum à transmettre, soit encore 400 bits (en incluant <text:span text:style-name="T2">start</text:span> et <text:span text:style-name="T2">stop</text:span>). La durée totale de transmission est donc <draw:frame draw:style-name="fr5" draw:name="Objet1" text:anchor-type="as-char" svg:width="2.835cm" svg:height="1.037cm" draw:z-index="55"><draw:object xlink:href="./Object 1" xlink:type="simple" xlink:show="embed" xlink:actuate="onLoad"/><draw:image xlink:href="./ObjectReplacements/Object 1" xlink:type="simple" xlink:show="embed" xlink:actuate="onLoad"/></draw:frame></text:p>
      <text:p text:style-name="P15"/>
      <text:p text:style-name="P15">Le calcul se fait automatiquement dans un fichier de configuration .h (<text:span text:style-name="T2">GLOBAL_RmDv.h</text:span>) pour le <text:span text:style-name="T2">remote device </text:span>en fonction du débit de l'UART associé au RT606 (module FSK).</text:p>
      <text:p text:style-name="P15"/>
      <text:p text:style-name="P19">Stratégie :</text:p>
      <text:p text:style-name="P15">Le<text:span text:style-name="T2"> RmDv</text:span> envoie une requête et attend la réponse à concurrence du<text:span text:style-name="T2"> timeout</text:span>. On se donne par défaut 3 essais (<text:span text:style-name="T2">TrialNb</text:span>).</text:p>
      <text:p text:style-name="P15"/>
      <text:p text:style-name="P21"><draw:frame text:anchor-type="paragraph" draw:z-index="53" draw:style-name="gr37" draw:text-style-name="P106" svg:width="5.926cm" svg:height="0.814cm" svg:x="6.95cm" svg:y="0.436cm"><draw:text-box><text:p><text:span text:style-name="T46">Requête info n'arrive jamais au Sgw</text:span></text:p><text:p><text:span text:style-name="T47">3 tentatives ...</text:span></text:p></draw:text-box></draw:frame></text:p>
      <text:p text:style-name="P21"><draw:frame text:anchor-type="paragraph" draw:z-index="52" draw:style-name="gr36" draw:text-style-name="P106" svg:width="3.566cm" svg:height="0.507cm" svg:x="0.476cm" svg:y="-0.203cm"><draw:text-box><text:p><text:span text:style-name="T46">Idéal</text:span></text:p></draw:text-box></draw:frame></text:p>
      <text:p text:style-name="P21"><draw:rect text:anchor-type="paragraph" draw:z-index="46" draw:style-name="gr33" draw:text-style-name="P98" svg:width="1.758cm" svg:height="0.699cm" svg:x="0.178cm" svg:y="0.095cm"><text:p/></draw:rect><draw:frame text:anchor-type="paragraph" draw:z-index="47" draw:style-name="gr34" draw:text-style-name="P105" svg:width="1.287cm" svg:height="0.412cm" svg:x="0.534cm" svg:y="0.189cm"><draw:text-box><text:p><text:span text:style-name="T45">RmDv</text:span></text:p></draw:text-box></draw:frame><draw:rect text:anchor-type="paragraph" draw:z-index="49" draw:style-name="gr33" draw:text-style-name="P98" svg:width="1.758cm" svg:height="0.699cm" svg:x="4.09cm" svg:y="0.122cm"><text:p/></draw:rect><draw:frame text:anchor-type="paragraph" draw:z-index="50" draw:style-name="gr34" draw:text-style-name="P105" svg:width="1.287cm" svg:height="0.412cm" svg:x="4.447cm" svg:y="0.215cm"><draw:text-box><text:p><text:span text:style-name="T45">SGw</text:span></text:p></draw:text-box></draw:frame><draw:line text:anchor-type="paragraph" draw:z-index="51" draw:style-name="gr35" draw:text-style-name="P98" svg:x1="4.884cm" svg:y1="0.82cm" svg:x2="4.903cm" svg:y2="3.064cm"><text:p/></draw:line><draw:rect text:anchor-type="paragraph" draw:z-index="78" draw:style-name="gr33" draw:text-style-name="P98" svg:width="1.758cm" svg:height="0.699cm" svg:x="6.69cm" svg:y="0.095cm"><text:p/></draw:rect><draw:frame text:anchor-type="paragraph" draw:z-index="79" draw:style-name="gr34" draw:text-style-name="P105" svg:width="1.287cm" svg:height="0.412cm" svg:x="7.047cm" svg:y="0.189cm"><draw:text-box><text:p><text:span text:style-name="T45">RmDv</text:span></text:p></draw:text-box></draw:frame><draw:line text:anchor-type="paragraph" draw:z-index="80" draw:style-name="gr35" draw:text-style-name="P98" svg:x1="7.484cm" svg:y1="0.794cm" svg:x2="7.482cm" svg:y2="5.248cm"><text:p/></draw:line><draw:rect text:anchor-type="paragraph" draw:z-index="81" draw:style-name="gr33" draw:text-style-name="P98" svg:width="1.758cm" svg:height="0.699cm" svg:x="10.603cm" svg:y="0.122cm"><text:p/></draw:rect><draw:frame text:anchor-type="paragraph" draw:z-index="82" draw:style-name="gr34" draw:text-style-name="P105" svg:width="1.287cm" svg:height="0.412cm" svg:x="10.959cm" svg:y="0.215cm"><draw:text-box><text:p><text:span text:style-name="T45">SGw</text:span></text:p></draw:text-box></draw:frame><draw:line text:anchor-type="paragraph" draw:z-index="83" draw:style-name="gr35" draw:text-style-name="P98" svg:x1="11.396cm" svg:y1="0.82cm" svg:x2="11.401cm" svg:y2="5.662cm"><text:p/></draw:line><draw:frame text:anchor-type="paragraph" draw:z-index="84" draw:style-name="gr46" draw:text-style-name="P101" svg:width="0.652cm" svg:height="0.394cm" svg:x="6.533cm" svg:y="1.095cm"><draw:text-box><text:p><text:span text:style-name="T42">2T</text:span><text:span text:style-name="T49">Vol</text:span></text:p></draw:text-box></draw:frame><draw:line text:anchor-type="paragraph" draw:z-index="85" draw:style-name="gr47" draw:text-style-name="P98" svg:x1="7.332cm" svg:y1="1.095cm" svg:x2="7.332cm" svg:y2="1.73cm"><text:p/></draw:line><draw:line text:anchor-type="paragraph" draw:z-index="86" draw:style-name="gr35" draw:text-style-name="P98" svg:x1="7.482cm" svg:y1="1.095cm" svg:x2="11.394cm" svg:y2="1.338cm"><text:p/></draw:line><draw:line text:anchor-type="paragraph" draw:z-index="87" draw:style-name="gr35" draw:text-style-name="P98" svg:x1="7.502cm" svg:y1="1.706cm" svg:x2="11.414cm" svg:y2="1.949cm"><text:p/></draw:line><draw:frame text:anchor-type="paragraph" draw:z-index="88" draw:style-name="gr48" draw:text-style-name="P101" svg:width="0.777cm" svg:height="0.618cm" svg:x="6.486cm" svg:y="1.706cm"><draw:text-box><text:p><text:span text:style-name="T42">2T</text:span><text:span text:style-name="T49">Vol</text:span></text:p></draw:text-box></draw:frame><draw:line text:anchor-type="paragraph" draw:z-index="89" draw:style-name="gr47" draw:text-style-name="P98" svg:x1="7.332cm" svg:y1="1.73cm" svg:x2="7.332cm" svg:y2="2.365cm"><text:p/></draw:line><draw:line text:anchor-type="paragraph" draw:z-index="90" draw:style-name="gr47" draw:text-style-name="P98" svg:x1="7.332cm" svg:y1="2.274cm" svg:x2="7.332cm" svg:y2="2.909cm"><text:p/></draw:line><draw:line text:anchor-type="paragraph" draw:z-index="91" draw:style-name="gr35" draw:text-style-name="P98" svg:x1="7.502cm" svg:y1="2.327cm" svg:x2="11.414cm" svg:y2="2.57cm"><text:p/></draw:line><draw:frame text:anchor-type="paragraph" draw:z-index="92" draw:style-name="gr49" draw:text-style-name="P100" svg:width="1.44cm" svg:height="0.352cm" svg:x="8.655cm" svg:y="0.827cm"><draw:text-box><text:p><text:span text:style-name="T41">reqInfo</text:span></text:p></draw:text-box></draw:frame><draw:frame text:anchor-type="paragraph" draw:z-index="93" draw:style-name="gr49" draw:text-style-name="P100" svg:width="1.44cm" svg:height="0.352cm" svg:x="8.655cm" svg:y="1.355cm"><draw:text-box><text:p><text:span text:style-name="T41">reqInfo</text:span></text:p></draw:text-box></draw:frame><draw:frame text:anchor-type="paragraph" draw:z-index="94" draw:style-name="gr50" draw:text-style-name="P100" svg:width="1.44cm" svg:height="0.329cm" svg:x="8.655cm" svg:y="1.998cm"><draw:text-box><text:p><text:span text:style-name="T41">reqInfo</text:span></text:p></draw:text-box></draw:frame><draw:line text:anchor-type="paragraph" draw:z-index="95" draw:style-name="gr35" draw:text-style-name="P98" svg:x1="7.502cm" svg:y1="2.985cm" svg:x2="11.414cm" svg:y2="3.228cm"><text:p/></draw:line><draw:line text:anchor-type="paragraph" draw:z-index="96" draw:style-name="gr35" draw:text-style-name="P98" svg:x1="7.489cm" svg:y1="3.646cm" svg:x2="11.401cm" svg:y2="3.889cm"><text:p/></draw:line><draw:line text:anchor-type="paragraph" draw:z-index="97" draw:style-name="gr35" draw:text-style-name="P98" svg:x1="7.489cm" svg:y1="4.221cm" svg:x2="11.401cm" svg:y2="4.464cm"><text:p/></draw:line><draw:line text:anchor-type="paragraph" draw:z-index="98" draw:style-name="gr47" draw:text-style-name="P98" svg:x1="7.332cm" svg:y1="3.064cm" svg:x2="7.332cm" svg:y2="3.699cm"><text:p/></draw:line><draw:line text:anchor-type="paragraph" draw:z-index="99" draw:style-name="gr47" draw:text-style-name="P98" svg:x1="7.332cm" svg:y1="3.59cm" svg:x2="7.332cm" svg:y2="4.225cm"><text:p/></draw:line><draw:frame text:anchor-type="paragraph" draw:z-index="100" draw:style-name="gr48" draw:text-style-name="P101" svg:width="0.777cm" svg:height="0.618cm" svg:x="6.556cm" svg:y="2.447cm"><draw:text-box><text:p><text:span text:style-name="T42">2T</text:span><text:span text:style-name="T49">Vol</text:span></text:p></draw:text-box></draw:frame><draw:frame text:anchor-type="paragraph" draw:z-index="101" draw:style-name="gr48" draw:text-style-name="P101" svg:width="0.777cm" svg:height="0.618cm" svg:x="6.556cm" svg:y="3.163cm"><draw:text-box><text:p><text:span text:style-name="T42">2T</text:span><text:span text:style-name="T49">Vol</text:span></text:p></draw:text-box></draw:frame><draw:frame text:anchor-type="paragraph" draw:z-index="102" draw:style-name="gr48" draw:text-style-name="P101" svg:width="0.777cm" svg:height="0.618cm" svg:x="6.486cm" svg:y="3.78cm"><draw:text-box><text:p><text:span text:style-name="T42">2T</text:span><text:span text:style-name="T49">Vol</text:span></text:p></draw:text-box></draw:frame><draw:frame text:anchor-type="paragraph" draw:z-index="103" draw:style-name="gr49" draw:text-style-name="P100" svg:width="1.44cm" svg:height="0.352cm" svg:x="8.555cm" svg:y="2.633cm"><draw:text-box><text:p><text:span text:style-name="T41">reqStatus</text:span></text:p></draw:text-box></draw:frame><draw:frame text:anchor-type="paragraph" draw:z-index="104" draw:style-name="gr49" draw:text-style-name="P100" svg:width="1.44cm" svg:height="0.352cm" svg:x="8.505cm" svg:y="3.39cm"><draw:text-box><text:p><text:span text:style-name="T41">reqStatus</text:span></text:p></draw:text-box></draw:frame><draw:frame text:anchor-type="paragraph" draw:z-index="105" draw:style-name="gr49" draw:text-style-name="P100" svg:width="1.44cm" svg:height="0.352cm" svg:x="8.521cm" svg:y="3.969cm"><draw:text-box><text:p><text:span text:style-name="T41">reqStatus</text:span></text:p></draw:text-box></draw:frame></text:p>
      <text:p text:style-name="P21"><draw:line text:anchor-type="paragraph" draw:z-index="48" draw:style-name="gr35" draw:text-style-name="P98" svg:x1="0.972cm" svg:y1="0.136cm" svg:x2="0.967cm" svg:y2="2.978cm"><text:p/></draw:line><draw:frame text:anchor-type="paragraph" draw:z-index="73" draw:style-name="gr44" draw:text-style-name="P100" svg:width="1.44cm" svg:height="0.352cm" svg:x="2.272cm" svg:y="0.233cm"><draw:text-box><text:p><text:span text:style-name="T41">reqInfo</text:span></text:p></draw:text-box></draw:frame></text:p>
      <text:p text:style-name="P21"><draw:g text:anchor-type="paragraph" draw:z-index="72" draw:style-name="gr4"><draw:frame draw:style-name="gr40" draw:text-style-name="P101" svg:width="1.119cm" svg:height="0.394cm" svg:x="0.023cm" svg:y="-0.074cm"><draw:text-box><text:p><text:span text:style-name="T42">&lt;2T</text:span><text:span text:style-name="T49">Vol</text:span></text:p></draw:text-box></draw:frame><draw:line draw:style-name="gr41" draw:text-style-name="P98" svg:x1="0.822cm" svg:y1="-0.074cm" svg:x2="0.822cm" svg:y2="0.415cm"><text:p/></draw:line><draw:line draw:style-name="gr42" draw:text-style-name="P98" svg:x1="0.972cm" svg:y1="-0.074cm" svg:x2="4.884cm" svg:y2="0.169cm"><text:p/></draw:line><draw:line draw:style-name="gr42" draw:text-style-name="P98" svg:x1="4.904cm" svg:y1="0.169cm" svg:x2="0.972cm" svg:y2="0.414cm"><text:p/></draw:line><draw:line draw:style-name="gr42" draw:text-style-name="P98" svg:x1="0.991cm" svg:y1="0.536cm" svg:x2="4.903cm" svg:y2="0.779cm"><text:p/></draw:line><draw:line draw:style-name="gr42" draw:text-style-name="P98" svg:x1="4.881cm" svg:y1="0.78cm" svg:x2="0.949cm" svg:y2="1.025cm"><text:p/></draw:line><draw:frame draw:style-name="gr43" draw:text-style-name="P101" svg:width="0.777cm" svg:height="0.618cm" svg:x="-0.025cm" svg:y="0.536cm"><draw:text-box><text:p><text:span text:style-name="T42">&lt;2T</text:span><text:span text:style-name="T49">Vol</text:span></text:p></draw:text-box></draw:frame><draw:line draw:style-name="gr41" draw:text-style-name="P98" svg:x1="0.838cm" svg:y1="0.561cm" svg:x2="0.838cm" svg:y2="1.05cm"><text:p/></draw:line></draw:g><draw:frame text:anchor-type="paragraph" draw:z-index="74" draw:style-name="gr44" draw:text-style-name="P100" svg:width="1.44cm" svg:height="0.352cm" svg:x="1.048cm" svg:y="0.064cm"><draw:text-box><text:p><text:span text:style-name="T41"><text:s text:c="3"/></text:span><text:span text:style-name="T41">Info</text:span></text:p></draw:text-box></draw:frame><draw:frame text:anchor-type="paragraph" draw:z-index="75" draw:style-name="gr44" draw:text-style-name="P100" svg:width="1.44cm" svg:height="0.352cm" svg:x="2.965cm" svg:y="0.323cm"><draw:text-box><text:p><text:span text:style-name="T41">reqStatus</text:span></text:p></draw:text-box></draw:frame><draw:rect text:anchor-type="paragraph" draw:z-index="77" draw:style-name="gr45" draw:text-style-name="P98" svg:width="0.281cm" svg:height="0.606cm" svg:x="4.884cm" svg:y="0.169cm"><text:p/></draw:rect></text:p>
      <text:p text:style-name="P21"><draw:frame text:anchor-type="paragraph" draw:z-index="76" draw:style-name="gr44" draw:text-style-name="P100" svg:width="1.44cm" svg:height="0.352cm" svg:x="1.231cm" svg:y="0.016cm"><draw:text-box><text:p><text:span text:style-name="T41">Ack</text:span></text:p></draw:text-box></draw:frame><draw:frame text:anchor-type="paragraph" draw:z-index="140" draw:style-name="gr55" draw:text-style-name="P108" svg:width="2.742cm" svg:height="1.433cm" svg:x="12.778cm" svg:y="0.079cm"><draw:text-box><text:p><text:span text:style-name="T1">Aucune activité côté SGw puisque aucun signal reçu</text:span></text:p></draw:text-box></draw:frame></text:p>
      <text:p text:style-name="P21"><draw:line text:anchor-type="paragraph" draw:z-index="138" draw:style-name="gr54" draw:text-style-name="P98" svg:x1="0.494cm" svg:y1="0.044cm" svg:x2="1.589cm" svg:y2="0.044cm"><text:p/></draw:line><draw:frame text:anchor-type="paragraph" draw:z-index="139" draw:style-name="gr44" draw:text-style-name="P100" svg:width="1.44cm" svg:height="0.352cm" svg:x="1.949cm" svg:y="-0.145cm"><draw:text-box><text:p><text:span text:style-name="T41">Go sleep</text:span></text:p></draw:text-box></draw:frame></text:p>
      <text:p text:style-name="P21"/>
      <text:p text:style-name="P21"/>
      <text:p text:style-name="P21"/>
      <text:p text:style-name="P21"/>
      <text:p text:style-name="P21"><draw:frame text:anchor-type="paragraph" draw:z-index="177" draw:style-name="gr69" draw:text-style-name="P107" svg:width="16.271cm" svg:height="0.495cm" svg:x="0.289cm" svg:y="0.078cm"><draw:text-box><text:p><text:span text:style-name="T45">Fig 10a</text:span><text:span text:style-name="T48">: <text:s/>Transaction parfaite </text:span><text:span text:style-name="T48"><text:tab/></text:span><text:span text:style-name="T48"><text:tab/></text:span><text:span text:style-name="T45">Fig 10b</text:span><text:span text:style-name="T48">: <text:s/>Transaction échouée sur dysfonctionnement total du SGw</text:span></text:p></draw:text-box></draw:frame></text:p>
      <text:p text:style-name="P21"/>
      <text:p text:style-name="P21"/>
      <text:p text:style-name="P21"/>
      <text:p text:style-name="P21"><text:soft-page-break/></text:p>
      <text:p text:style-name="P21"/>
      <text:p text:style-name="P21"><draw:frame text:anchor-type="paragraph" draw:z-index="141" draw:style-name="gr56" draw:text-style-name="P106" svg:width="7.72cm" svg:height="0.879cm" svg:x="0.6cm" svg:y="0.208cm"><draw:text-box><text:p><text:span text:style-name="T46">Requête info arrive au Sgw mais pas de retours</text:span></text:p><text:p><text:span text:style-name="T47">3 tentatives ...</text:span></text:p></draw:text-box></draw:frame></text:p>
      <text:p text:style-name="P21"/>
      <text:p text:style-name="P21"><draw:rect text:anchor-type="paragraph" draw:z-index="106" draw:style-name="gr33" draw:text-style-name="P98" svg:width="1.758cm" svg:height="0.699cm" svg:x="1.266cm" svg:y="0.436cm"><text:p/></draw:rect><draw:frame text:anchor-type="paragraph" draw:z-index="107" draw:style-name="gr34" draw:text-style-name="P105" svg:width="1.287cm" svg:height="0.412cm" svg:x="1.623cm" svg:y="0.529cm"><draw:text-box><text:p><text:span text:style-name="T45">RmDv</text:span></text:p></draw:text-box></draw:frame><draw:line text:anchor-type="paragraph" draw:z-index="108" draw:style-name="gr35" draw:text-style-name="P98" svg:x1="2.06cm" svg:y1="1.134cm" svg:x2="2.058cm" svg:y2="5.588cm"><text:p/></draw:line><draw:rect text:anchor-type="paragraph" draw:z-index="109" draw:style-name="gr33" draw:text-style-name="P98" svg:width="1.758cm" svg:height="0.699cm" svg:x="5.179cm" svg:y="0.462cm"><text:p/></draw:rect><draw:frame text:anchor-type="paragraph" draw:z-index="110" draw:style-name="gr34" draw:text-style-name="P105" svg:width="1.287cm" svg:height="0.412cm" svg:x="5.535cm" svg:y="0.556cm"><draw:text-box><text:p><text:span text:style-name="T45">SGw</text:span></text:p></draw:text-box></draw:frame><draw:line text:anchor-type="paragraph" draw:z-index="111" draw:style-name="gr35" draw:text-style-name="P98" svg:x1="5.973cm" svg:y1="1.161cm" svg:x2="5.978cm" svg:y2="6.003cm"><text:p/></draw:line><draw:frame text:anchor-type="paragraph" draw:z-index="112" draw:style-name="gr46" draw:text-style-name="P101" svg:width="0.652cm" svg:height="0.394cm" svg:x="1.109cm" svg:y="1.436cm"><draw:text-box><text:p><text:span text:style-name="T42">2T</text:span><text:span text:style-name="T49">Vol</text:span></text:p></draw:text-box></draw:frame><draw:line text:anchor-type="paragraph" draw:z-index="113" draw:style-name="gr47" draw:text-style-name="P98" svg:x1="1.909cm" svg:y1="1.436cm" svg:x2="1.909cm" svg:y2="2.071cm"><text:p/></draw:line><draw:line text:anchor-type="paragraph" draw:z-index="114" draw:style-name="gr35" draw:text-style-name="P98" svg:x1="2.058cm" svg:y1="1.436cm" svg:x2="5.97cm" svg:y2="1.679cm"><text:p/></draw:line><draw:line text:anchor-type="paragraph" draw:z-index="115" draw:style-name="gr35" draw:text-style-name="P98" svg:x1="2.078cm" svg:y1="2.046cm" svg:x2="5.99cm" svg:y2="2.289cm"><text:p/></draw:line><draw:frame text:anchor-type="paragraph" draw:z-index="116" draw:style-name="gr48" draw:text-style-name="P101" svg:width="0.777cm" svg:height="0.618cm" svg:x="1.062cm" svg:y="2.046cm"><draw:text-box><text:p><text:span text:style-name="T42">2T</text:span><text:span text:style-name="T49">Vol</text:span></text:p></draw:text-box></draw:frame><draw:line text:anchor-type="paragraph" draw:z-index="117" draw:style-name="gr47" draw:text-style-name="P98" svg:x1="1.909cm" svg:y1="2.071cm" svg:x2="1.909cm" svg:y2="2.706cm"><text:p/></draw:line><draw:line text:anchor-type="paragraph" draw:z-index="118" draw:style-name="gr47" draw:text-style-name="P98" svg:x1="1.909cm" svg:y1="2.614cm" svg:x2="1.909cm" svg:y2="3.249cm"><text:p/></draw:line><draw:line text:anchor-type="paragraph" draw:z-index="119" draw:style-name="gr35" draw:text-style-name="P98" svg:x1="2.078cm" svg:y1="2.667cm" svg:x2="5.99cm" svg:y2="2.91cm"><text:p/></draw:line><draw:frame text:anchor-type="paragraph" draw:z-index="120" draw:style-name="gr49" draw:text-style-name="P100" svg:width="1.44cm" svg:height="0.352cm" svg:x="3.231cm" svg:y="1.168cm"><draw:text-box><text:p><text:span text:style-name="T41">reqInfo</text:span></text:p></draw:text-box></draw:frame><draw:frame text:anchor-type="paragraph" draw:z-index="121" draw:style-name="gr49" draw:text-style-name="P100" svg:width="1.44cm" svg:height="0.352cm" svg:x="3.231cm" svg:y="1.695cm"><draw:text-box><text:p><text:span text:style-name="T41">reqInfo</text:span></text:p></draw:text-box></draw:frame><draw:frame text:anchor-type="paragraph" draw:z-index="122" draw:style-name="gr50" draw:text-style-name="P100" svg:width="1.44cm" svg:height="0.329cm" svg:x="3.231cm" svg:y="2.339cm"><draw:text-box><text:p><text:span text:style-name="T41">reqInfo</text:span></text:p></draw:text-box></draw:frame><draw:line text:anchor-type="paragraph" draw:z-index="123" draw:style-name="gr35" draw:text-style-name="P98" svg:x1="2.078cm" svg:y1="3.325cm" svg:x2="5.99cm" svg:y2="3.568cm"><text:p/></draw:line><draw:line text:anchor-type="paragraph" draw:z-index="124" draw:style-name="gr35" draw:text-style-name="P98" svg:x1="2.066cm" svg:y1="3.986cm" svg:x2="5.978cm" svg:y2="4.229cm"><text:p/></draw:line><draw:line text:anchor-type="paragraph" draw:z-index="125" draw:style-name="gr35" draw:text-style-name="P98" svg:x1="2.066cm" svg:y1="4.561cm" svg:x2="5.978cm" svg:y2="4.804cm"><text:p/></draw:line><draw:line text:anchor-type="paragraph" draw:z-index="126" draw:style-name="gr47" draw:text-style-name="P98" svg:x1="1.909cm" svg:y1="3.404cm" svg:x2="1.909cm" svg:y2="4.039cm"><text:p/></draw:line><draw:line text:anchor-type="paragraph" draw:z-index="127" draw:style-name="gr47" draw:text-style-name="P98" svg:x1="1.909cm" svg:y1="3.93cm" svg:x2="1.909cm" svg:y2="4.565cm"><text:p/></draw:line><draw:frame text:anchor-type="paragraph" draw:z-index="128" draw:style-name="gr48" draw:text-style-name="P101" svg:width="0.777cm" svg:height="0.618cm" svg:x="1.132cm" svg:y="2.787cm"><draw:text-box><text:p><text:span text:style-name="T42">2T</text:span><text:span text:style-name="T49">Vol</text:span></text:p></draw:text-box></draw:frame><draw:frame text:anchor-type="paragraph" draw:z-index="129" draw:style-name="gr48" draw:text-style-name="P101" svg:width="0.777cm" svg:height="0.618cm" svg:x="1.132cm" svg:y="3.503cm"><draw:text-box><text:p><text:span text:style-name="T42">2T</text:span><text:span text:style-name="T49">Vol</text:span></text:p></draw:text-box></draw:frame><draw:frame text:anchor-type="paragraph" draw:z-index="130" draw:style-name="gr48" draw:text-style-name="P101" svg:width="0.777cm" svg:height="0.618cm" svg:x="1.062cm" svg:y="4.12cm"><draw:text-box><text:p><text:span text:style-name="T42">2T</text:span><text:span text:style-name="T49">Vol</text:span></text:p></draw:text-box></draw:frame><draw:line text:anchor-type="paragraph" draw:z-index="132" draw:style-name="gr47" draw:text-style-name="P98" svg:x1="6.507cm" svg:y1="1.697cm" svg:x2="6.523cm" svg:y2="5.523cm"><text:p/></draw:line><draw:line text:anchor-type="paragraph" draw:z-index="134" draw:style-name="gr53" draw:text-style-name="P98" svg:x1="6.078cm" svg:y1="5.489cm" svg:x2="7.285cm" svg:y2="5.489cm"><text:p/></draw:line><draw:frame text:anchor-type="paragraph" draw:z-index="135" draw:style-name="gr49" draw:text-style-name="P100" svg:width="1.44cm" svg:height="0.352cm" svg:x="3.131cm" svg:y="2.974cm"><draw:text-box><text:p><text:span text:style-name="T41">reqStatus</text:span></text:p></draw:text-box></draw:frame><draw:frame text:anchor-type="paragraph" draw:z-index="136" draw:style-name="gr49" draw:text-style-name="P100" svg:width="1.44cm" svg:height="0.352cm" svg:x="3.082cm" svg:y="3.731cm"><draw:text-box><text:p><text:span text:style-name="T41">reqStatus</text:span></text:p></draw:text-box></draw:frame><draw:frame text:anchor-type="paragraph" draw:z-index="137" draw:style-name="gr49" draw:text-style-name="P100" svg:width="1.44cm" svg:height="0.352cm" svg:x="3.097cm" svg:y="4.309cm"><draw:text-box><text:p><text:span text:style-name="T41">reqStatus</text:span></text:p></draw:text-box></draw:frame></text:p>
      <text:p text:style-name="P21"/>
      <text:p text:style-name="P21"><draw:line text:anchor-type="paragraph" draw:z-index="142" draw:style-name="gr35" draw:text-style-name="P98" svg:x1="5.857cm" svg:y1="0.379cm" svg:x2="4.576cm" svg:y2="0.497cm"><text:p/></draw:line><draw:rect text:anchor-type="paragraph" draw:z-index="131" draw:style-name="gr51" draw:text-style-name="P98" svg:width="0.322cm" svg:height="2.066cm" svg:x="5.971cm" svg:y="0.369cm"><text:p/></draw:rect><draw:line text:anchor-type="paragraph" draw:z-index="148" draw:style-name="gr53" draw:text-style-name="P98" svg:x1="5.978cm" svg:y1="0.387cm" svg:x2="9.781cm" svg:y2="0.369cm"><text:p/></draw:line><draw:frame text:anchor-type="paragraph" draw:z-index="147" draw:style-name="gr57" draw:text-style-name="P108" svg:width="6.427cm" svg:height="0.814cm" svg:x="10.188cm" svg:y="0.205cm"><draw:text-box><text:p><text:span text:style-name="T1">La SGw a détecté la requête et part dans son algorithme avec timeout</text:span></text:p></draw:text-box></draw:frame></text:p>
      <text:p text:style-name="P21"><draw:line text:anchor-type="paragraph" draw:z-index="143" draw:style-name="gr35" draw:text-style-name="P98" svg:x1="5.952cm" svg:y1="0.316cm" svg:x2="4.671cm" svg:y2="0.434cm"><text:p/></draw:line><draw:frame text:anchor-type="paragraph" draw:z-index="149" draw:style-name="gr58" draw:text-style-name="P108" svg:width="2.742cm" svg:height="1.338cm" svg:x="6.69cm" svg:y="0.122cm"><draw:text-box><text:p><text:span text:style-name="T1">La SGw renvoie une réponse à chaque requête ...</text:span></text:p></draw:text-box></draw:frame></text:p>
      <text:p text:style-name="P21"><draw:line text:anchor-type="paragraph" draw:z-index="144" draw:style-name="gr35" draw:text-style-name="P98" svg:x1="5.971cm" svg:y1="0.279cm" svg:x2="4.69cm" svg:y2="0.397cm"><text:p/></draw:line></text:p>
      <text:p text:style-name="P21"><draw:line text:anchor-type="paragraph" draw:z-index="146" draw:style-name="gr53" draw:text-style-name="P98" svg:x1="6.292cm" svg:y1="0.461cm" svg:x2="10.095cm" svg:y2="0.443cm"><text:p/></draw:line><draw:line text:anchor-type="paragraph" draw:z-index="145" draw:style-name="gr35" draw:text-style-name="P98" svg:x1="5.971cm" svg:y1="0.279cm" svg:x2="4.69cm" svg:y2="0.397cm"><text:p/></draw:line><draw:frame text:anchor-type="paragraph" draw:z-index="150" draw:style-name="gr59" draw:text-style-name="P108" svg:width="6.427cm" svg:height="1.22cm" svg:x="10.188cm" svg:y="0.205cm"><draw:text-box><text:p><text:span text:style-name="T1">La SGw a terminé puisqu'elle a reçu la requête status (pas la peine d'attendre d'autres tentatives...)</text:span></text:p></draw:text-box></draw:frame></text:p>
      <text:p text:style-name="P21"/>
      <text:p text:style-name="P21"/>
      <text:p text:style-name="P21"><draw:frame text:anchor-type="paragraph" draw:z-index="133" draw:style-name="gr52" draw:text-style-name="P101" svg:width="3.264cm" svg:height="0.786cm" svg:x="7.463cm" svg:y="0.028cm"><draw:text-box><text:p><text:span text:style-name="T42">2T</text:span><text:span text:style-name="T49">Vol </text:span><text:span text:style-name="T50">x TrialNb x Req Nb</text:span></text:p><text:p><text:span text:style-name="T50">= 2T</text:span><text:span text:style-name="T49">Vol </text:span><text:span text:style-name="T50">x 6</text:span></text:p></draw:text-box></draw:frame></text:p>
      <text:p text:style-name="P21"/>
      <text:p text:style-name="P21"><draw:frame text:anchor-type="paragraph" draw:z-index="178" draw:style-name="gr69" draw:text-style-name="P107" svg:width="16.271cm" svg:height="0.495cm" svg:x="0.307cm" svg:y="0.427cm"><draw:text-box><text:p><text:span text:style-name="T45">Fig 10c</text:span><text:span text:style-name="T48">: <text:s/>Transaction échouée car le RmDv n'arrive pas à entendre la réponse de la SGw</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soft-page-break/>La gestion de la chronologie des transactions</text:h>
      <text:p text:style-name="P21"/>
      <text:p text:style-name="P21">La couche de transaction (le protocole <text:span text:style-name="T2">RmDv_SGw_Protocol</text:span>) est finalisée. Il reste maintenant à gérer les moments d'activité des <text:span text:style-name="T2">RmDv</text:span>, guidés par la <text:span text:style-name="T2">SGw</text:span>. </text:p>
      <text:p text:style-name="P21">En effet, l'horloge temps réel est gérée par la <text:span text:style-name="T2">SGw</text:span> : un module RTC peut gérer localement l'heure (STM32). L'IHM, ayant accès à internent via Linux, peut mettre régulièrement à l'heure le STM32 directement ou mettre à l'heure le module RTC.</text:p>
      <text:p text:style-name="P21"/>
      <text:p text:style-name="P21">Ce qui est proposé, c'est de générer le calcul automatique d'un prochain délai (dès réception d'une transaction) via le tableau suivant :</text:p>
      <text:p text:style-name="P21"><text:s/></text:p>
      <table:table table:name="Tableau17" table:style-name="Tableau17">
        <table:table-column table:style-name="Tableau17.A"/>
        <table:table-column table:style-name="Tableau17.B"/>
        <table:table-column table:style-name="Tableau17.C" table:number-columns-repeated="16"/>
        <table:table-row>
          <table:table-cell table:style-name="Tableau17.A1" office:value-type="string">
            <text:p text:style-name="P62">N°</text:p>
          </table:table-cell>
          <table:table-cell table:style-name="Tableau17.A1" office:value-type="string">
            <text:p text:style-name="P62">Desired <text:s text:c="11"/>Stamp </text:p>
          </table:table-cell>
          <table:table-cell table:style-name="Tableau17.A1" office:value-type="string">
            <text:p text:style-name="P63">Salon Stamp</text:p>
          </table:table-cell>
          <table:table-cell table:style-name="Tableau17.A1" office:value-type="string">
            <text:p text:style-name="P63">Salon StampGap</text:p>
          </table:table-cell>
          <table:table-cell table:style-name="Tableau17.A1" office:value-type="string">
            <text:p text:style-name="P63">Salon </text:p>
            <text:p text:style-name="P63">Mssg</text:p>
            <text:p text:style-name="P63">On</text:p>
            <text:p text:style-name="P63">Time</text:p>
          </table:table-cell>
          <table:table-cell table:style-name="Tableau17.A1" office:value-type="string">
            <text:p text:style-name="P63">Salon Statut</text:p>
          </table:table-cell>
          <table:table-cell table:style-name="Tableau17.A1" office:value-type="string">
            <text:p text:style-name="P64">SaM</text:p>
            <text:p text:style-name="P64">Stamp</text:p>
          </table:table-cell>
          <table:table-cell table:style-name="Tableau17.A1" office:value-type="string">
            <text:p text:style-name="P64">SaM StampGap</text:p>
          </table:table-cell>
          <table:table-cell table:style-name="Tableau17.A1" office:value-type="string">
            <text:p text:style-name="P64">SaM recu</text:p>
          </table:table-cell>
          <table:table-cell table:style-name="Tableau17.A1" office:value-type="string">
            <text:p text:style-name="P64">SaM Statut</text:p>
          </table:table-cell>
          <table:table-cell table:style-name="Tableau17.A1" office:value-type="string">
            <text:p text:style-name="P65">EntreeStamp</text:p>
          </table:table-cell>
          <table:table-cell table:style-name="Tableau17.A1" office:value-type="string">
            <text:p text:style-name="P65">Entree StampGap</text:p>
          </table:table-cell>
          <table:table-cell table:style-name="Tableau17.A1" office:value-type="string">
            <text:p text:style-name="P65">Entreerecu</text:p>
          </table:table-cell>
          <table:table-cell table:style-name="Tableau17.A1" office:value-type="string">
            <text:p text:style-name="P65">EntreeStatut</text:p>
          </table:table-cell>
          <table:table-cell table:style-name="Tableau17.A1" office:value-type="string">
            <text:p text:style-name="P66">Couloir Stamp</text:p>
          </table:table-cell>
          <table:table-cell table:style-name="Tableau17.A1" office:value-type="string">
            <text:p text:style-name="P66">Couloir Stamp</text:p>
            <text:p text:style-name="P66">Gap</text:p>
          </table:table-cell>
          <table:table-cell table:style-name="Tableau17.A1" office:value-type="string">
            <text:p text:style-name="P66">Couloir recu</text:p>
          </table:table-cell>
          <table:table-cell table:style-name="Tableau17.R1" office:value-type="string">
            <text:p text:style-name="P66">Couloir Statut</text:p>
          </table:table-cell>
        </table:table-row>
        <table:table-row>
          <table:table-cell table:style-name="Tableau17.A2" office:value-type="float" office:value="0">
            <text:p text:style-name="P54">0</text:p>
          </table:table-cell>
          <table:table-cell table:style-name="Tableau17.B2" office:value-type="string">
            <text:p text:style-name="P53">6h00</text:p>
          </table:table-cell>
          <table:table-cell table:style-name="Tableau17.B2" office:value-type="string">
            <text:p text:style-name="P70">6h10</text:p>
          </table:table-cell>
          <table:table-cell table:style-name="Tableau17.B2" office:value-type="string">
            <text:p text:style-name="P53"><text:span text:style-name="T29">Int</text:span> </text:p>
          </table:table-cell>
          <table:table-cell table:style-name="Tableau17.B2" office:value-type="string">
            <text:p text:style-name="P70">char</text:p>
          </table:table-cell>
          <table:table-cell table:style-name="Tableau17.B2" office:value-type="string">
            <text:p text:style-name="P53">char</text:p>
          </table:table-cell>
          <table:table-cell table:style-name="Tableau17.B2" office:value-type="string">
            <text:p text:style-name="P53"/>
          </table:table-cell>
          <table:table-cell table:style-name="Tableau17.B2" office:value-type="string">
            <text:p text:style-name="P53">Int </text:p>
          </table:table-cell>
          <table:table-cell table:style-name="Tableau17.B2" office:value-type="string">
            <text:p text:style-name="P53">char</text:p>
          </table:table-cell>
          <table:table-cell table:style-name="Tableau17.B2" office:value-type="string">
            <text:p text:style-name="P53">char</text:p>
          </table:table-cell>
          <table:table-cell table:style-name="Tableau17.B2" office:value-type="string">
            <text:p text:style-name="P53"/>
          </table:table-cell>
          <table:table-cell table:style-name="Tableau17.B2" office:value-type="string">
            <text:p text:style-name="P53">Int </text:p>
          </table:table-cell>
          <table:table-cell table:style-name="Tableau17.B2" office:value-type="string">
            <text:p text:style-name="P53">char</text:p>
          </table:table-cell>
          <table:table-cell table:style-name="Tableau17.B2" office:value-type="string">
            <text:p text:style-name="P53">char</text:p>
          </table:table-cell>
          <table:table-cell table:style-name="Tableau17.B2" office:value-type="string">
            <text:p text:style-name="P53"/>
          </table:table-cell>
          <table:table-cell table:style-name="Tableau17.B2" office:value-type="string">
            <text:p text:style-name="P53">Int </text:p>
          </table:table-cell>
          <table:table-cell table:style-name="Tableau17.B2" office:value-type="string">
            <text:p text:style-name="P53">char</text:p>
          </table:table-cell>
          <table:table-cell table:style-name="Tableau17.R2" office:value-type="string">
            <text:p text:style-name="P53">char</text:p>
          </table:table-cell>
        </table:table-row>
        <table:table-row>
          <table:table-cell table:style-name="Tableau17.A2" office:value-type="float" office:value="1">
            <text:p text:style-name="P54">1</text:p>
          </table:table-cell>
          <table:table-cell table:style-name="Tableau17.B2" office:value-type="string">
            <text:p text:style-name="P53">6h30</text:p>
          </table:table-cell>
          <table:table-cell table:style-name="Tableau17.B2" office:value-type="string">
            <text:p text:style-name="P53">6h31</text:p>
          </table:table-cell>
          <table:table-cell table:style-name="Tableau17.B2" office:value-type="string">
            <text:p text:style-name="P53"/>
          </table:table-cell>
          <table:table-cell table:style-name="Tableau17.A2" office:value-type="float" office:value="1">
            <text:p text:style-name="P53">1</text:p>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R2" office:value-type="string">
            <text:p text:style-name="P53"/>
          </table:table-cell>
        </table:table-row>
        <table:table-row>
          <table:table-cell table:style-name="Tableau17.A2" office:value-type="float" office:value="2">
            <text:p text:style-name="P54">2</text:p>
          </table:table-cell>
          <table:table-cell table:style-name="Tableau17.B2" office:value-type="string">
            <text:p text:style-name="P53">7h00</text:p>
          </table:table-cell>
          <table:table-cell table:style-name="Tableau17.B2" office:value-type="string">
            <text:p text:style-name="P53"/>
          </table:table-cell>
          <table:table-cell table:style-name="Tableau17.B2" office:value-type="string">
            <text:p text:style-name="P53"/>
          </table:table-cell>
          <table:table-cell table:style-name="Tableau17.A2" office:value-type="float" office:value="-1">
            <text:p text:style-name="P53">-1</text:p>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R2" office:value-type="string">
            <text:p text:style-name="P53"/>
          </table:table-cell>
        </table:table-row>
        <table:table-row>
          <table:table-cell table:style-name="Tableau17.A2" office:value-type="float" office:value="3">
            <text:p text:style-name="P54">3</text:p>
          </table:table-cell>
          <table:table-cell table:style-name="Tableau17.B2" office:value-type="string">
            <text:p text:style-name="P53">7h30</text:p>
          </table:table-cell>
          <table:table-cell table:style-name="Tableau17.B2" office:value-type="string">
            <text:p text:style-name="P53"/>
          </table:table-cell>
          <table:table-cell table:style-name="Tableau17.B2" office:value-type="string">
            <text:p text:style-name="P53"/>
          </table:table-cell>
          <table:table-cell table:style-name="Tableau17.A2" office:value-type="float" office:value="0">
            <text:p text:style-name="P53">0</text:p>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R2" office:value-type="string">
            <text:p text:style-name="P53"/>
          </table:table-cell>
        </table:table-row>
        <table:table-row>
          <table:table-cell table:style-name="Tableau17.B2" office:value-type="string">
            <text:p text:style-name="P54">...</text:p>
          </table:table-cell>
          <table:table-cell table:style-name="Tableau17.B2" office:value-type="string">
            <text:p text:style-name="P53">...</text:p>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R2" office:value-type="string">
            <text:p text:style-name="P53"/>
          </table:table-cell>
        </table:table-row>
        <table:table-row>
          <table:table-cell table:style-name="Tableau17.B2" office:value-type="string">
            <text:p text:style-name="P54">n</text:p>
          </table:table-cell>
          <table:table-cell table:style-name="Tableau17.B2" office:value-type="string">
            <text:p text:style-name="P53">22h30</text:p>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B2" office:value-type="string">
            <text:p text:style-name="P53"/>
          </table:table-cell>
          <table:table-cell table:style-name="Tableau17.R2" office:value-type="string">
            <text:p text:style-name="P53"/>
          </table:table-cell>
        </table:table-row>
        <table:table-row>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B2" office:value-type="string">
            <text:p text:style-name="P54"/>
          </table:table-cell>
          <table:table-cell table:style-name="Tableau17.R2" office:value-type="string">
            <text:p text:style-name="P54"/>
          </table:table-cell>
        </table:table-row>
      </table:table>
      <text:p text:style-name="P21"><draw:frame text:anchor-type="paragraph" draw:z-index="179" draw:style-name="gr38" draw:text-style-name="P107" svg:width="13.233cm" svg:height="0.408cm" svg:x="3.829cm" svg:y="0.295cm"><draw:text-box><text:p><text:span text:style-name="T45">Tab 5</text:span><text:span text:style-name="T48"> : tableau des fuseaux horaires, ScheduleTab</text:span></text:p></draw:text-box></draw:frame></text:p>
      <text:p text:style-name="P21"/>
      <text:p text:style-name="P21"><text:span text:style-name="T2">ScheduleTab[38]</text:span> contenant des structures <text:span text:style-name="T2">ScheduleStep</text:span></text:p>
      <text:p text:style-name="P21">Chaque transaction porte un numéro de transaction, de 0 à 33, <text:span text:style-name="T2">TransactionIdx</text:span>.</text:p>
      <text:p text:style-name="P21">Enfin, un index temps réel,<text:span text:style-name="T2"> RealTimeIdx </text:span>défile de 0 à 33 et s'incrémente toutes les 30mn avec un décalage de 15mn.</text:p>
      <text:p text:style-name="P21"/>
      <text:p text:style-name="P21">Ce tableau sera utilisé à des fin de dépannages, de contrôle du process.</text:p>
      <text:p text:style-name="P21">Cas d'utilisation typique :</text:p>
      <text:list xml:id="list584498117010066189" text:style-name="L6">
        <text:list-item>
          <text:p text:style-name="P87">une requête arrive, elle est « stampée »,</text:p>
        </text:list-item>
        <text:list-item>
          <text:p text:style-name="P87">l'écart entre l'heure théorique et l'heure réelle est calculée,</text:p>
        </text:list-item>
        <text:list-item>
          <text:p text:style-name="P87">si l'index de fuseau horaire ne colle pas avec le « fuseau temps réel », le champ MssgOnTime vaut -1, +1 sinon, 0 si le fuseau est sauté.</text:p>
        </text:list-item>
      </text:list>
      <text:p text:style-name="P21"/>
      <text:p text:style-name="P21">La SGw pourra alors, à partir du gap et de la prochaine date de RDV déterminer le nouvel écart.</text:p>
      <text:p text:style-name="P21"/>
      <text:p text:style-name="P21"/>
      <text:p text:style-name="P21"/>
      <text:h text:style-name="P80" text:outline-level="3"><text:soft-page-break/>Logique adoptée</text:h>
      <text:p text:style-name="P21"/>
      <text:p text:style-name="P21">La variable <text:span text:style-name="T2">RealTimeIdx <text:s/></text:span><text:s/>évolue dans le temps. Elle est homogène au rang du tableau précédent. Cette évolution dynamique se fait avec 15mn de décalage avec les horaires du tableau :</text:p>
      <text:p text:style-name="P21"><draw:frame text:anchor-type="paragraph" draw:z-index="164" draw:style-name="gr65" draw:text-style-name="P100" svg:width="2.394cm" svg:height="0.567cm" svg:x="4.424cm" svg:y="0.161cm"><draw:text-box><text:p><text:span text:style-name="T41">RealTime Idx</text:span></text:p></draw:text-box></draw:frame></text:p>
      <text:p text:style-name="P21"><draw:rect text:anchor-type="paragraph" draw:z-index="167" draw:style-name="gr66" draw:text-style-name="P98" svg:width="0.745cm" svg:height="1.022cm" svg:x="4.618cm" svg:y="3.341cm"><text:p/></draw:rect><draw:frame text:anchor-type="paragraph" draw:z-index="168" draw:style-name="gr67" draw:text-style-name="P110" svg:width="0.334cm" svg:height="0.329cm" svg:x="4.874cm" svg:y="3.69cm"><draw:text-box><text:p><text:span text:style-name="T53">i</text:span></text:p></draw:text-box></draw:frame><draw:rect text:anchor-type="paragraph" draw:z-index="160" draw:style-name="gr64" draw:text-style-name="P98" svg:width="0.745cm" svg:height="1.022cm" svg:x="4.618cm" svg:y="0.277cm"><text:p/></draw:rect><draw:frame text:anchor-type="paragraph" draw:z-index="161" draw:style-name="gr50" draw:text-style-name="P110" svg:width="0.334cm" svg:height="0.329cm" svg:x="4.874cm" svg:y="0.626cm"><draw:text-box><text:p><text:span text:style-name="T53">0</text:span></text:p></draw:text-box></draw:frame><draw:rect text:anchor-type="paragraph" draw:z-index="162" draw:style-name="gr64" draw:text-style-name="P98" svg:width="0.745cm" svg:height="1.022cm" svg:x="4.618cm" svg:y="1.298cm"><text:p/></draw:rect><draw:frame text:anchor-type="paragraph" draw:z-index="163" draw:style-name="gr50" draw:text-style-name="P110" svg:width="0.334cm" svg:height="0.329cm" svg:x="4.874cm" svg:y="1.647cm"><draw:text-box><text:p><text:span text:style-name="T53">1</text:span></text:p></draw:text-box></draw:frame><draw:rect text:anchor-type="paragraph" draw:z-index="165" draw:style-name="gr64" draw:text-style-name="P98" svg:width="0.745cm" svg:height="1.022cm" svg:x="4.618cm" svg:y="2.32cm"><text:p/></draw:rect><draw:frame text:anchor-type="paragraph" draw:z-index="166" draw:style-name="gr50" draw:text-style-name="P110" svg:width="0.334cm" svg:height="0.329cm" svg:x="4.874cm" svg:y="2.669cm"><draw:text-box><text:p><text:span text:style-name="T53">2</text:span></text:p></draw:text-box></draw:frame><draw:rect text:anchor-type="paragraph" draw:z-index="169" draw:style-name="gr64" draw:text-style-name="P98" svg:width="0.745cm" svg:height="1.022cm" svg:x="4.618cm" svg:y="4.362cm"><text:p/></draw:rect><draw:frame text:anchor-type="paragraph" draw:z-index="170" draw:style-name="gr50" draw:text-style-name="P110" svg:width="0.334cm" svg:height="0.329cm" svg:x="4.874cm" svg:y="4.711cm"><draw:text-box><text:p><text:span text:style-name="T53">n</text:span></text:p></draw:text-box></draw:frame></text:p>
      <text:p text:style-name="P21"><draw:line text:anchor-type="paragraph" draw:z-index="157" draw:style-name="gr53" draw:text-style-name="P98" svg:x1="6.48cm" svg:y1="0.125cm" svg:x2="5.362cm" svg:y2="0.125cm"><text:p/></draw:line><draw:frame text:anchor-type="paragraph" draw:z-index="156" draw:style-name="gr50" draw:text-style-name="P101" svg:width="1.371cm" svg:height="0.329cm" svg:x="6.638cm" svg:y="0.009cm"><draw:text-box><text:p><text:span text:style-name="T42">6h00</text:span></text:p></draw:text-box></draw:frame></text:p>
      <text:p text:style-name="P21"><draw:frame text:anchor-type="paragraph" draw:z-index="158" draw:style-name="gr50" draw:text-style-name="P101" svg:width="1.371cm" svg:height="0.329cm" svg:x="6.657cm" svg:y="0.344cm"><draw:text-box><text:p><text:span text:style-name="T42">6h30</text:span></text:p></draw:text-box></draw:frame></text:p>
      <text:p text:style-name="P21"><draw:line text:anchor-type="paragraph" draw:z-index="159" draw:style-name="gr53" draw:text-style-name="P98" svg:x1="6.283cm" svg:y1="-0.208cm" svg:x2="5.362cm" svg:y2="-0.208cm"><text:p/></draw:line></text:p>
      <text:p text:style-name="P21"><draw:line text:anchor-type="paragraph" draw:z-index="171" draw:style-name="gr53" draw:text-style-name="P98" svg:x1="6.364cm" svg:y1="0.155cm" svg:x2="5.443cm" svg:y2="0.155cm"><text:p/></draw:line><draw:frame text:anchor-type="paragraph" draw:z-index="155" draw:style-name="gr63" draw:text-style-name="P101" svg:width="1.724cm" svg:height="0.514cm" svg:x="6.735cm" svg:y="-0.016cm"><draw:text-box><text:p><text:span text:style-name="T42">7h00</text:span></text:p></draw:text-box></draw:frame></text:p>
      <text:p text:style-name="P21"><draw:frame text:anchor-type="paragraph" draw:z-index="173" draw:style-name="gr63" draw:text-style-name="P101" svg:width="1.724cm" svg:height="0.514cm" svg:x="6.892cm" svg:y="0.236cm"><draw:text-box><text:p><text:span text:style-name="T42">... h ..</text:span></text:p></draw:text-box></draw:frame></text:p>
      <text:p text:style-name="P21"><draw:line text:anchor-type="paragraph" draw:z-index="172" draw:style-name="gr53" draw:text-style-name="P98" svg:x1="6.283cm" svg:y1="-0.079cm" svg:x2="5.362cm" svg:y2="-0.079cm"><text:p/></draw:line></text:p>
      <text:p text:style-name="P21"><draw:line text:anchor-type="paragraph" draw:z-index="174" draw:style-name="gr53" draw:text-style-name="P98" svg:x1="6.4cm" svg:y1="0.182cm" svg:x2="5.479cm" svg:y2="0.182cm"><text:p/></draw:line><draw:frame text:anchor-type="paragraph" draw:z-index="175" draw:style-name="gr63" draw:text-style-name="P101" svg:width="1.724cm" svg:height="0.514cm" svg:x="6.892cm" svg:y="-0.187cm"><draw:text-box><text:p><text:span text:style-name="T42">... h ..</text:span></text:p></draw:text-box></draw:frame></text:p>
      <text:p text:style-name="P21"/>
      <text:p text:style-name="P21">La variable <text:span text:style-name="T2">RealTimeIndex <text:s/></text:span><text:s/>est incrémentée toutes les 30 mn (avance 15mn) via les interruptions déjà existantes (toutes les secondes) pour tenir à jour l'horloge tps réel du système.</text:p>
      <text:p text:style-name="P15">A la réception d'une transaction, on compare l'index de la transaction, <text:s/><text:span text:style-name="T2">TransactionIdx, </text:span>avec l'index temps réel <text:span text:style-name="T2">RealTimeIdx .</text:span></text:p>
      <text:p text:style-name="P15"/>
      <text:p text:style-name="P12">Cas idéal :</text:p>
      <text:p text:style-name="P11"/>
      <text:p text:style-name="P21"/>
      <text:p text:style-name="P21">Ici le <text:span text:style-name="T2">RmDv</text:span> est « à l'heure » dans chacun des cas. <text:s/>Il est rigoureusement à l'heure pour la transaction 0 et n, il est avance pour la transaction 1 et en retard pour la transaction 2.</text:p>
      <text:p text:style-name="P21"/>
      <text:p text:style-name="P21"/>
      <text:p text:style-name="P21"><draw:g text:anchor-type="paragraph" draw:z-index="180" draw:style-name="gr70"><draw:rect draw:style-name="gr71" draw:text-style-name="P98" svg:width="0.468cm" svg:height="0.205cm" svg:x="2.058cm" svg:y="0.132cm"><text:p/></draw:rect><draw:rect draw:style-name="gr72" draw:text-style-name="P98" svg:width="0.542cm" svg:height="0.17cm" svg:x="2.058cm" svg:y="-1.125cm"><text:p/></draw:rect><draw:frame draw:style-name="gr73" draw:text-style-name="P101" svg:width="1.371cm" svg:height="0.329cm" svg:x="4.628cm" svg:y="-2.54cm"><draw:text-box><text:p><text:span text:style-name="T42">6h00</text:span></text:p></draw:text-box></draw:frame><draw:line draw:style-name="gr5" draw:text-style-name="P98" svg:x1="4.489cm" svg:y1="-1.977cm" svg:x2="3.803cm" svg:y2="-1.977cm"><text:p/></draw:line><draw:frame draw:style-name="gr73" draw:text-style-name="P101" svg:width="1.371cm" svg:height="0.329cm" svg:x="4.568cm" svg:y="-1.122cm"><draw:text-box><text:p><text:span text:style-name="T42">6h30</text:span></text:p></draw:text-box></draw:frame><draw:line draw:style-name="gr5" draw:text-style-name="P98" svg:x1="4.392cm" svg:y1="-0.956cm" svg:x2="2.058cm" svg:y2="-0.956cm"><text:p/></draw:line><draw:rect draw:style-name="gr74" draw:text-style-name="P98" svg:width="0.745cm" svg:height="1.022cm" svg:x="3.058cm" svg:y="-2.425cm"><text:p/></draw:rect><draw:frame draw:style-name="gr73" draw:text-style-name="P110" svg:width="0.334cm" svg:height="0.329cm" svg:x="3.314cm" svg:y="-2.115cm"><draw:text-box><text:p><text:span text:style-name="T53">0</text:span></text:p></draw:text-box></draw:frame><draw:rect draw:style-name="gr74" draw:text-style-name="P98" svg:width="0.745cm" svg:height="1.022cm" svg:x="3.058cm" svg:y="-1.404cm"><text:p/></draw:rect><draw:frame draw:style-name="gr75" draw:text-style-name="P100" svg:width="2.154cm" svg:height="0.655cm" svg:x="1.03cm" svg:y="-3.662cm"><draw:text-box><text:p><text:span text:style-name="T41">Transaction</text:span></text:p><text:p><text:span text:style-name="T41"><text:s/></text:span><text:span text:style-name="T41">Index</text:span></text:p></draw:text-box></draw:frame><draw:rect draw:style-name="gr74" draw:text-style-name="P98" svg:width="0.745cm" svg:height="1.022cm" svg:x="3.058cm" svg:y="-0.383cm"><text:p/></draw:rect><draw:frame draw:style-name="gr73" draw:text-style-name="P110" svg:width="0.334cm" svg:height="0.329cm" svg:x="3.314cm" svg:y="-0.033cm"><draw:text-box><text:p><text:span text:style-name="T53">2</text:span></text:p></draw:text-box></draw:frame><draw:rect draw:style-name="gr76" draw:text-style-name="P98" svg:width="0.745cm" svg:height="1.022cm" svg:x="3.058cm" svg:y="0.639cm"><text:p/></draw:rect><draw:rect draw:style-name="gr74" draw:text-style-name="P98" svg:width="0.745cm" svg:height="1.022cm" svg:x="3.058cm" svg:y="1.66cm"><text:p/></draw:rect><draw:rect draw:style-name="gr77" draw:text-style-name="P98" svg:width="0.745cm" svg:height="0.281cm" svg:x="3.058cm" svg:y="2.029cm"><text:p text:style-name="P98">n</text:p></draw:rect><draw:frame draw:style-name="gr73" draw:text-style-name="P110" svg:width="0.334cm" svg:height="0.329cm" svg:x="3.334cm" svg:y="-1.071cm"><draw:text-box><text:p><text:span text:style-name="T53">1</text:span></text:p></draw:text-box></draw:frame><draw:frame draw:style-name="gr73" draw:text-style-name="P101" svg:width="0.911cm" svg:height="0.329cm" svg:x="4.586cm" svg:y="1.995cm"><draw:text-box><text:p><text:span text:style-name="T42">.. h ..</text:span></text:p></draw:text-box></draw:frame><draw:line draw:style-name="gr5" draw:text-style-name="P98" svg:x1="4.489cm" svg:y1="2.152cm" svg:x2="3.803cm" svg:y2="2.152cm"><text:p/></draw:line><draw:frame draw:style-name="gr73" draw:text-style-name="P101" svg:width="1.371cm" svg:height="0.329cm" svg:x="4.568cm" svg:y="-0.033cm"><draw:text-box><text:p><text:span text:style-name="T42">7h00</text:span></text:p></draw:text-box></draw:frame><draw:line draw:style-name="gr5" draw:text-style-name="P98" svg:x1="4.392cm" svg:y1="0.132cm" svg:x2="2.526cm" svg:y2="0.132cm"><text:p/></draw:line><draw:line draw:style-name="gr10" draw:text-style-name="P98" svg:x1="1.804cm" svg:y1="-1.967cm" svg:x2="3.058cm" svg:y2="-1.948cm"><text:p/></draw:line><draw:line draw:style-name="gr10" draw:text-style-name="P98" svg:x1="1.804cm" svg:y1="-1.144cm" svg:x2="3.058cm" svg:y2="-1.125cm"><text:p/></draw:line><draw:line draw:style-name="gr10" draw:text-style-name="P98" svg:x1="1.804cm" svg:y1="0.337cm" svg:x2="3.058cm" svg:y2="0.356cm"><text:p/></draw:line><draw:line draw:style-name="gr10" draw:text-style-name="P98" svg:x1="1.804cm" svg:y1="2.161cm" svg:x2="3.058cm" svg:y2="2.18cm"><text:p/></draw:line><draw:frame draw:style-name="gr73" draw:text-style-name="P110" svg:width="0.334cm" svg:height="0.329cm" svg:x="1.393cm" svg:y="-2.115cm"><draw:text-box><text:p><text:span text:style-name="T53">0</text:span></text:p></draw:text-box></draw:frame><draw:frame draw:style-name="gr73" draw:text-style-name="P110" svg:width="0.334cm" svg:height="0.329cm" svg:x="1.335cm" svg:y="-1.3cm"><draw:text-box><text:p><text:span text:style-name="T53">1</text:span></text:p></draw:text-box></draw:frame><draw:frame draw:style-name="gr73" draw:text-style-name="P110" svg:width="0.334cm" svg:height="0.329cm" svg:x="1.413cm" svg:y="0.131cm"><draw:text-box><text:p><text:span text:style-name="T53">2</text:span></text:p></draw:text-box></draw:frame><draw:frame draw:style-name="gr73" draw:text-style-name="P110" svg:width="0.334cm" svg:height="0.329cm" svg:x="1.413cm" svg:y="1.976cm"><draw:text-box><text:p><text:span text:style-name="T53">n</text:span></text:p></draw:text-box></draw:frame><draw:frame draw:style-name="gr75" draw:text-style-name="P100" svg:width="1.295cm" svg:height="0.655cm" svg:x="3.057cm" svg:y="-3.914cm"><draw:text-box><text:p><text:span text:style-name="T41">RealTime</text:span></text:p><text:p><text:span text:style-name="T41">Index</text:span></text:p></draw:text-box></draw:frame><draw:line draw:style-name="gr10" draw:text-style-name="P98" svg:x1="3.475cm" svg:y1="-3.085cm" svg:x2="3.475cm" svg:y2="-2.628cm"><text:p/></draw:line><draw:line draw:style-name="gr10" draw:text-style-name="P98" svg:x1="1.432cm" svg:y1="-3.007cm" svg:x2="1.432cm" svg:y2="-2.55cm"><text:p/></draw:line><draw:frame draw:style-name="gr75" draw:text-style-name="P100" svg:width="1.295cm" svg:height="0.655cm" svg:x="4.463cm" svg:y="-3.817cm"><draw:text-box><text:p><text:span text:style-name="T41">Desired Stamp</text:span></text:p></draw:text-box></draw:frame><draw:line draw:style-name="gr10" draw:text-style-name="P98" svg:x1="4.845cm" svg:y1="-3.143cm" svg:x2="4.845cm" svg:y2="-2.686cm"><text:p/></draw:line></draw:g></text:p>
      <text:p text:style-name="P21"/>
      <text:p text:style-name="P21"/>
      <text:p text:style-name="P21"/>
      <text:p text:style-name="P21"/>
      <text:p text:style-name="P43"/>
      <text:p text:style-name="P43"/>
      <text:p text:style-name="P43"/>
      <text:p text:style-name="P43"/>
      <text:p text:style-name="P43"/>
      <text:p text:style-name="P43"/>
      <text:p text:style-name="P43"><text:soft-page-break/>Cas anormal :</text:p>
      <text:p text:style-name="P21">Si le <text:span text:style-name="T2">RmDv</text:span> n'est <text:span text:style-name="T2">« pas à l'heure » </text:span>: <text:span text:style-name="T2">TransactionIdx  != RealTimeIdx . </text:span><text:span text:style-name="T9"><text:s/>Le champ </text:span><text:span text:style-name="T2">SalonMssgOnTime</text:span><text:span text:style-name="T9"> =-1. Le programme va consulter les éléments correspondant à <text:s/></text:span><text:span text:style-name="T2">RealTimeIdx</text:span><text:span text:style-name="T9"> et va corriger l'erreur. </text:span></text:p>
      <text:p text:style-name="P21"/>
      <text:p text:style-name="P21"><draw:g text:anchor-type="paragraph" draw:z-index="181" draw:style-name="gr70"><draw:rect draw:style-name="gr71" draw:text-style-name="P98" svg:width="2.117cm" svg:height="0.205cm" svg:x="2.076cm" svg:y="3.512cm"><text:p/></draw:rect><draw:frame draw:style-name="gr73" draw:text-style-name="P101" svg:width="1.371cm" svg:height="0.329cm" svg:x="4.646cm" svg:y="1.286cm"><draw:text-box><text:p><text:span text:style-name="T42">6h00</text:span></text:p></draw:text-box></draw:frame><draw:line draw:style-name="gr5" draw:text-style-name="P98" svg:x1="4.506cm" svg:y1="1.403cm" svg:x2="3.82cm" svg:y2="1.403cm"><text:p/></draw:line><draw:frame draw:style-name="gr73" draw:text-style-name="P101" svg:width="1.371cm" svg:height="0.329cm" svg:x="4.586cm" svg:y="2.258cm"><draw:text-box><text:p><text:span text:style-name="T42">6h30</text:span></text:p></draw:text-box></draw:frame><draw:line draw:style-name="gr5" draw:text-style-name="P98" svg:x1="4.409cm" svg:y1="2.422cm" svg:x2="3.82cm" svg:y2="2.422cm"><text:p/></draw:line><draw:rect draw:style-name="gr74" draw:text-style-name="P98" svg:width="0.745cm" svg:height="1.022cm" svg:x="3.076cm" svg:y="0.954cm"><text:p/></draw:rect><draw:frame draw:style-name="gr73" draw:text-style-name="P110" svg:width="0.334cm" svg:height="0.329cm" svg:x="3.332cm" svg:y="1.265cm"><draw:text-box><text:p><text:span text:style-name="T53">0</text:span></text:p></draw:text-box></draw:frame><draw:rect draw:style-name="gr74" draw:text-style-name="P98" svg:width="0.745cm" svg:height="1.022cm" svg:x="3.076cm" svg:y="1.975cm"><text:p/></draw:rect><draw:rect draw:style-name="gr74" draw:text-style-name="P98" svg:width="0.745cm" svg:height="1.022cm" svg:x="3.076cm" svg:y="2.997cm"><text:p/></draw:rect><draw:frame draw:style-name="gr73" draw:text-style-name="P110" svg:width="0.334cm" svg:height="0.329cm" svg:x="3.332cm" svg:y="3.346cm"><draw:text-box><text:p><text:span text:style-name="T53">2</text:span></text:p></draw:text-box></draw:frame><draw:rect draw:style-name="gr76" draw:text-style-name="P98" svg:width="0.745cm" svg:height="1.022cm" svg:x="3.076cm" svg:y="4.018cm"><text:p/></draw:rect><draw:rect draw:style-name="gr74" draw:text-style-name="P98" svg:width="0.745cm" svg:height="1.022cm" svg:x="3.076cm" svg:y="5.039cm"><text:p/></draw:rect><draw:rect draw:style-name="gr77" draw:text-style-name="P98" svg:width="0.745cm" svg:height="0.281cm" svg:x="3.076cm" svg:y="5.408cm"><text:p text:style-name="P98">n</text:p></draw:rect><draw:frame draw:style-name="gr73" draw:text-style-name="P110" svg:width="0.334cm" svg:height="0.329cm" svg:x="3.35cm" svg:y="2.309cm"><draw:text-box><text:p><text:span text:style-name="T53">1</text:span></text:p></draw:text-box></draw:frame><draw:frame draw:style-name="gr73" draw:text-style-name="P101" svg:width="0.911cm" svg:height="0.329cm" svg:x="4.604cm" svg:y="5.374cm"><draw:text-box><text:p><text:span text:style-name="T42">.. h ..</text:span></text:p></draw:text-box></draw:frame><draw:line draw:style-name="gr5" draw:text-style-name="P98" svg:x1="4.506cm" svg:y1="5.53cm" svg:x2="3.82cm" svg:y2="5.53cm"><text:p/></draw:line><draw:frame draw:style-name="gr73" draw:text-style-name="P101" svg:width="1.371cm" svg:height="0.329cm" svg:x="4.586cm" svg:y="3.346cm"><draw:text-box><text:p><text:span text:style-name="T42">7h00</text:span></text:p></draw:text-box></draw:frame><draw:line draw:style-name="gr5" draw:text-style-name="P98" svg:x1="4.409cm" svg:y1="3.512cm" svg:x2="3.82cm" svg:y2="3.512cm"><text:p/></draw:line><draw:line draw:style-name="gr10" draw:text-style-name="P98" svg:x1="1.818cm" svg:y1="1.412cm" svg:x2="3.072cm" svg:y2="1.431cm"><text:p/></draw:line><draw:line draw:style-name="gr10" draw:text-style-name="P98" svg:x1="1.818cm" svg:y1="3.715cm" svg:x2="3.072cm" svg:y2="3.734cm"><text:p/></draw:line><draw:frame draw:style-name="gr73" draw:text-style-name="P110" svg:width="0.334cm" svg:height="0.329cm" svg:x="1.411cm" svg:y="1.265cm"><draw:text-box><text:p><text:span text:style-name="T53">n</text:span></text:p></draw:text-box></draw:frame><draw:frame draw:style-name="gr73" draw:text-style-name="P110" svg:width="0.334cm" svg:height="0.329cm" svg:x="1.431cm" svg:y="3.51cm"><draw:text-box><text:p><text:span text:style-name="T53">1</text:span></text:p></draw:text-box></draw:frame><draw:g draw:style-name="gr78"><draw:frame draw:style-name="gr75" draw:text-style-name="P100" svg:width="2.154cm" svg:height="0.655cm" svg:x="1.069cm" svg:y="-0.265cm"><draw:text-box><text:p><text:span text:style-name="T41">Transaction</text:span></text:p><text:p><text:span text:style-name="T41"><text:s/></text:span><text:span text:style-name="T41">Index</text:span></text:p></draw:text-box></draw:frame><draw:frame draw:style-name="gr75" draw:text-style-name="P100" svg:width="1.295cm" svg:height="0.655cm" svg:x="3.096cm" svg:y="-0.517cm"><draw:text-box><text:p><text:span text:style-name="T41">RealTime</text:span></text:p><text:p><text:span text:style-name="T41">Index</text:span></text:p></draw:text-box></draw:frame><draw:line draw:style-name="gr10" draw:text-style-name="P98" svg:x1="3.514cm" svg:y1="0.312cm" svg:x2="3.514cm" svg:y2="0.769cm"><text:p/></draw:line><draw:line draw:style-name="gr10" draw:text-style-name="P98" svg:x1="1.471cm" svg:y1="0.39cm" svg:x2="1.471cm" svg:y2="0.847cm"><text:p/></draw:line><draw:frame draw:style-name="gr75" draw:text-style-name="P100" svg:width="1.295cm" svg:height="0.655cm" svg:x="4.502cm" svg:y="-0.42cm"><draw:text-box><text:p><text:span text:style-name="T41">Desired Stamp</text:span></text:p></draw:text-box></draw:frame><draw:line draw:style-name="gr10" draw:text-style-name="P98" svg:x1="4.884cm" svg:y1="0.254cm" svg:x2="4.884cm" svg:y2="0.711cm"><text:p/></draw:line></draw:g></draw:g></text:p>
      <text:p text:style-name="P21"><text:span text:style-name="T20">Première réception : </text:span>L'index n ne correspond pas du tout au créneau. L'erreur est signalée (<text:span text:style-name="T2">SalonMssgOnTime = </text:span>-1), le système <text:span text:style-name="T9">se fie à </text:span><text:span text:style-name="T2">RealTimeIndex</text:span><text:span text:style-name="T9"> pour procéder au calcul du nouvel intervalle. </text:span></text:p>
      <text:p text:style-name="P21"><text:span text:style-name="T5">RealTimeIndex</text:span><text:span text:style-name="T10"> 1 et n, non réception :</text:span><text:span text:style-name="T9"> Rien ne se passe, cette étape est zappée, le champ <text:s/></text:span><text:span text:style-name="T2">SalonMssgOnTime </text:span><text:span text:style-name="T9">reste à 0.</text:span></text:p>
      <text:p text:style-name="P21"><text:span text:style-name="T5">RealTimeIndex</text:span><text:span text:style-name="T10"> n</text:span><text:span text:style-name="T9"> : Comme le premier. Erreur d'arrivée. </text:span></text:p>
      <text:p text:style-name="P21"/>
      <text:p text:style-name="P21"/>
      <text:p text:style-name="P21"/>
      <text:p text:style-name="P21">La table doit être remise à 0 lors du dernier step pour préparer la journée suivante.</text:p>
      <text:h text:style-name="Heading_20_3" text:outline-level="3">Problème de synchronisation et de dérive temporelle  :</text:h>
      <text:p text:style-name="P22"/>
      <text:p text:style-name="P22">Les modules <text:span text:style-name="T2">RmDV</text:span> fonctionnent en LSI avec une base de temps RC, peu précise et sensible à la température. Il va donc être compliqué de bien synchroniser les réveils spontanés de chaque device.</text:p>
      <text:p text:style-name="P22"/>
      <text:p text:style-name="P22"/>
      <text:p text:style-name="P18">Pistes de solution envisagées :</text:p>
      <text:p text:style-name="P41"><text:span text:style-name="T15">→ le réglage se fait au niveau de SGw ( git </text:span><text:span text:style-name="T35">5aa41d4</text:span><text:span text:style-name="T39"> </text:span><text:span text:style-name="T15">) </text:span><text:span text:style-name="T14">: A chaque réception, comme on mémorise l'ancienne demande de délai, on mesure le rapport (dilatation ou contraction du temps dans une limitation de +/-10%) et on corrige la prochaine durée. </text:span></text:p>
      <text:p text:style-name="P42"><text:span text:style-name="T14">Observation :</text:span><text:span text:style-name="T16"> un effet PLL est observé avec du mal stabiliser le facteur de correction. Non satisfaisant.</text:span></text:p>
      <text:p text:style-name="P31"/>
      <text:p text:style-name="P27"><draw:frame draw:style-name="fr4" draw:name="images7" text:anchor-type="paragraph" svg:x="7.43cm" svg:y="0.885cm" svg:width="9.513cm" svg:height="5.447cm" draw:z-index="182"><draw:image xlink:href="Pictures/20000007000025280000154709DC1AC6.svm" xlink:type="simple" xlink:show="embed" xlink:actuate="onLoad"/></draw:frame><text:span text:style-name="T17">→ </text:span><text:span text:style-name="T18"><text:s/>le réglage se fait au niveau du RmDv : </text:span><text:span text:style-name="T19">La </text:span><text:span text:style-name="T7">SGw </text:span><text:span text:style-name="T19">renvoie la durée effectivement mesurée (int) lors de la réception, comme le montre la figure suivante.</text:span></text:p>
      <text:p text:style-name="P30"/>
      <text:p text:style-name="P30">Lors de la requête information, concernant les données supplémentaires pour la synchronisation :</text:p>
      <text:p text:style-name="P27"><text:span text:style-name="T19">Le </text:span><text:span text:style-name="T7">RmDv</text:span><text:span text:style-name="T19"> signale l'index de transaction, </text:span></text:p>
      <text:p text:style-name="P27"><text:span text:style-name="T19">La </text:span><text:span text:style-name="T7">SGw</text:span><text:span text:style-name="T19"> renvoie le prochain index mais surtout la mesure réelle de l'intervalle qui vient d'être calculé sur la base du stamp précédent cette transaction.</text:span></text:p>
      <text:p text:style-name="P27"><text:soft-page-break/><text:span text:style-name="T19">Cela permet donc au </text:span><text:span text:style-name="T7">RmDv</text:span><text:span text:style-name="T19"> de calibrer le compteur RTC. Si la valeur de l'intervalle </text:span><text:span text:style-name="T7">RealIntervalActualTransacton</text:span><text:span text:style-name="T19"> est négative, la calibration au niveau du </text:span><text:span text:style-name="T7">RmDv </text:span><text:span text:style-name="T19">ne se fait pas est reste sur le réglage théorique.</text:span></text:p>
      <text:p text:style-name="P30"/>
      <text:p text:style-name="P30"/>
      <text:p text:style-name="P30"/>
      <text:p text:style-name="P21"/>
      <text:h text:style-name="Heading_20_3" text:outline-level="3">Correction de durée</text:h>
      <text:p text:style-name="P21"/>
      <text:p text:style-name="P21">A faire au niveau du RmDv !!</text:p>
      <text:p text:style-name="P21"/>
      <text:p text:style-name="P21"/>
      <text:p text:style-name="P21"/>
      <text:p text:style-name="P21">A FAIRE </text:p>
      <text:p text:style-name="P21">- mettre en place la calcul de nouveau délai + TransIdx</text:p>
      <text:list xml:id="list2796681143412555298" text:style-name="L7">
        <text:list-item>
          <text:p text:style-name="P88">idem sur le RmDv</text:p>
        </text:list-item>
        <text:list-item>
          <text:p text:style-name="P88"/>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soft-page-break/>La gestion du délai pour prochain réveil </text:h>
      <text:p text:style-name="P32"><text:span text:style-name="T38"/></text:p>
      <text:p text:style-name="P29"/>
      <text:p text:style-name="P21"><text:span text:style-name="T22">NB :</text:span><text:span text:style-name="T18"> </text:span>A l'origine, l'intervalle de temps était prévu sur 16bits non signé. Mais le maximum est alors limité à 9h environ en format non signé. Donc on décide de passer en 32 bits signé.</text:p>
      <text:p text:style-name="P21"/>
      <text:p text:style-name="P21">La <text:span text:style-name="T2">SGw</text:span> utilise des variables associées au <text:span text:style-name="T2">RmDv </text:span><text:s/>(<text:span text:style-name="T2">RmDvData</text:span>), dans la sous-structure de type <text:span text:style-name="T2">Delay_Typedef </text:span>:</text:p>
      <text:p text:style-name="P21"/>
      <text:p text:style-name="P39"><draw:frame text:anchor-type="paragraph" draw:z-index="151" draw:style-name="gr60" draw:text-style-name="P109" svg:width="12.08cm" svg:height="7.423cm" svg:x="4.777cm" svg:y="0.157cm"><draw:text-box><text:p><text:span text:style-name="T51">typedef struct </text:span></text:p><text:p><text:span text:style-name="T51">{</text:span></text:p><text:p><text:span text:style-name="T51"><text:tab/></text:span><text:span text:style-name="T51">int NextDesiredWkupDelay_sec; <text:s text:c="7"/></text:span><text:span text:style-name="T52">/* Intervalle de temps voulu prochain wup*/</text:span></text:p><text:p><text:span text:style-name="T51"><text:tab/></text:span><text:span text:style-name="T51">int NextCorrWkupDelay_sec; </text:span><text:span text:style-name="T52">/* Intervalle de temps corrigé prochain wup : </text:span><text:span text:style-name="T51"><text:tab/></text:span><text:span text:style-name="T51"><text:tab/></text:span><text:span text:style-name="T51"><text:tab/></text:span><text:span text:style-name="T51"><text:tab/></text:span><text:span text:style-name="T51"> <text:s text:c="16"/></text:span><text:span text:style-name="T52">ce lui réllement envoyé*/</text:span></text:p><text:p><text:span text:style-name="T51"><text:tab/></text:span><text:span text:style-name="T51">int LastDesiredWkupDelay_sec; <text:s text:c="6"/></text:span><text:span text:style-name="T52"><text:s/>/* Intervalle de temps voulu lors du précédent </text:span><text:span text:style-name="T51"><text:tab/></text:span><text:span text:style-name="T51"><text:tab/></text:span><text:span text:style-name="T51"><text:tab/></text:span><text:span text:style-name="T51"> <text:s text:c="30"/></text:span><text:span text:style-name="T52"><text:s/>échange*/</text:span></text:p><text:p><text:span text:style-name="T51"><text:tab/></text:span><text:span text:style-name="T51">int LasRealWupDelay_sec; </text:span><text:span text:style-name="T52"><text:s/>/* Intervalle de temps effectivement mesuré </text:span><text:span text:style-name="T52"><text:tab/></text:span><text:span text:style-name="T52"><text:tab/></text:span><text:span text:style-name="T52"><text:tab/></text:span><text:span text:style-name="T52"><text:tab/></text:span><text:span text:style-name="T52"><text:tab/></text:span><text:span text:style-name="T52">correspondant à la dernière transaction *</text:span><text:span text:style-name="T51">/</text:span></text:p><text:p><text:span text:style-name="T51"><text:tab/></text:span><text:span text:style-name="T51">float RTCAdjFactor;</text:span><text:span text:style-name="T51"><text:tab/></text:span><text:span text:style-name="T52">/* facteur de correction entre 0.5 et 2.0</text:span><text:span text:style-name="T52"><text:tab/></text:span><text:span text:style-name="T52"> */</text:span><text:span text:style-name="T51"><text:tab/></text:span></text:p><text:p><text:span text:style-name="T51"><text:tab/></text:span><text:span text:style-name="T51">TimeStampTypedef LastRmDvTimeStamp;</text:span><text:span text:style-name="T52"> <text:s text:c="4"/>/* <text:s/>permettra de mesurer la dernière </text:span><text:span text:style-name="T52"><text:tab/></text:span><text:span text:style-name="T52"><text:tab/></text:span><text:span text:style-name="T52"><text:tab/></text:span><text:span text:style-name="T52"><text:tab/></text:span><text:span text:style-name="T52"><text:tab/></text:span><text:span text:style-name="T52"><text:tab/></text:span><text:span text:style-name="T52">durée demandée */</text:span></text:p><text:p><text:span text:style-name="T51"><text:tab/></text:span><text:span text:style-name="T51">TimeStampTypedef NowRmDvTimeStamp;</text:span></text:p><text:p><text:span text:style-name="T51"><text:tab/></text:span></text:p><text:p><text:span text:style-name="T51">}Delay_Typedef;</text:span><text:span text:style-name="T51"><text:tab/></text:span></text:p><text:p><text:span text:style-name="T51"/></text:p></draw:text-box></draw:frame><draw:custom-shape text:anchor-type="paragraph" draw:z-index="152" draw:style-name="gr61" draw:text-style-name="P98"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9">{</text:p>
      <text:p text:style-name="P39"><text:s text:c="2"/>/*réception*/</text:p>
      <text:p text:style-name="P39"><text:s text:c="2"/>float Temperature;</text:p>
      <text:p text:style-name="P39"><text:s text:c="2"/>char LastTempSet;</text:p>
      <text:p text:style-name="P39"><text:s text:c="2"/>RmDv_WarningCode Status;</text:p>
      <text:p text:style-name="P39"><draw:line text:anchor-type="paragraph" draw:z-index="153" draw:style-name="gr62" draw:text-style-name="P98" svg:x1="4.158cm" svg:y1="-0.062cm" svg:x2="2.879cm" svg:y2="1.125cm"><text:p/></draw:line> /*émission*/</text:p>
      <text:p text:style-name="P39"><text:s text:c="2"/>char NewTempSet;</text:p>
      <text:p text:style-name="P40"><text:s text:c="2"/>Delay_Typedef Delay;</text:p>
      <text:p text:style-name="P39"><text:span text:style-name="T31"><text:s text:c="2"/></text:span>/* variable d'état */</text:p>
      <text:p text:style-name="P39"><text:s text:c="2"/>char ID;</text:p>
      <text:p text:style-name="P39"><text:s text:c="2"/>char ReadyToRead;<text:tab/></text:p>
      <text:p text:style-name="P39">}RmDvDataTypedef;</text:p>
      <text:p text:style-name="P13"/>
      <text:p text:style-name="P21">L'algorithme d'ajustement est le suivant :</text:p>
      <text:p text:style-name="P21"><draw:frame draw:style-name="fr1" draw:name="images6" text:anchor-type="paragraph" svg:width="12.779cm" svg:height="10.989cm" draw:z-index="154"><draw:image xlink:href="Pictures/20000007000031EB00002BFF1FF30032.svm" xlink:type="simple" xlink:show="embed" xlink:actuate="onLoad"/></draw:frame><text:soft-page-break/></text:p>
      <text:p text:style-name="P17">Exemple : </text:p>
      <text:p text:style-name="P20">toute première réception</text:p>
      <table:table table:name="Tableau5" table:style-name="Tableau5">
        <table:table-column table:style-name="Tableau5.A"/>
        <table:table-column table:style-name="Tableau5.B"/>
        <table:table-column table:style-name="Tableau5.C"/>
        <table:table-row>
          <table:table-cell table:style-name="Tableau5.A1" table:number-rows-spanned="8" office:value-type="string">
            <text:p text:style-name="P50"/>
            <text:p text:style-name="P50"/>
            <text:p text:style-name="P50"/>
            <text:p text:style-name="P50"/>
            <text:p text:style-name="P50"/>
            <text:p text:style-name="P48">Toute première réception ...</text:p>
          </table:table-cell>
          <table:table-cell table:style-name="Tableau5.A1" office:value-type="string">
            <text:p text:style-name="P48">Champ</text:p>
          </table:table-cell>
          <table:table-cell table:style-name="Tableau5.C1" office:value-type="string">
            <text:p text:style-name="P48">Valeur</text:p>
          </table:table-cell>
        </table:table-row>
        <table:table-row>
          <table:covered-table-cell/>
          <table:table-cell table:style-name="Tableau5.B2" office:value-type="string">
            <text:p text:style-name="P50">NextDesiredWkupDelay_sec</text:p>
          </table:table-cell>
          <table:table-cell table:style-name="Tableau5.C2" office:value-type="float" office:value="0">
            <text:p text:style-name="P52">0</text:p>
          </table:table-cell>
        </table:table-row>
        <table:table-row>
          <table:covered-table-cell/>
          <table:table-cell table:style-name="Tableau5.B2" office:value-type="string">
            <text:p text:style-name="P50">NextCorrWkupDelay_sec</text:p>
          </table:table-cell>
          <table:table-cell table:style-name="Tableau5.C2" office:value-type="float" office:value="0">
            <text:p text:style-name="P52">0</text:p>
          </table:table-cell>
        </table:table-row>
        <table:table-row>
          <table:covered-table-cell/>
          <table:table-cell table:style-name="Tableau5.B2" office:value-type="string">
            <text:p text:style-name="P50">LastDesiredWkupDelay_sec</text:p>
          </table:table-cell>
          <table:table-cell table:style-name="Tableau5.C2" office:value-type="float" office:value="0">
            <text:p text:style-name="P52">0</text:p>
          </table:table-cell>
        </table:table-row>
        <table:table-row>
          <table:covered-table-cell/>
          <table:table-cell table:style-name="Tableau5.B2" office:value-type="string">
            <text:p text:style-name="P50">LastRealWupDelay_sec</text:p>
          </table:table-cell>
          <table:table-cell table:style-name="Tableau5.C2" office:value-type="float" office:value="0">
            <text:p text:style-name="P52">0</text:p>
          </table:table-cell>
        </table:table-row>
        <table:table-row>
          <table:covered-table-cell/>
          <table:table-cell table:style-name="Tableau5.B2" office:value-type="string">
            <text:p text:style-name="P50">RTCAdjFactor</text:p>
          </table:table-cell>
          <table:table-cell table:style-name="Tableau5.C2" office:value-type="float" office:value="1">
            <text:p text:style-name="P52">1</text:p>
          </table:table-cell>
        </table:table-row>
        <table:table-row>
          <table:covered-table-cell/>
          <table:table-cell table:style-name="Tableau5.B2" office:value-type="string">
            <text:p text:style-name="P50">LastRmDvTimeStamp</text:p>
          </table:table-cell>
          <table:table-cell table:style-name="Tableau5.C2" office:value-type="float" office:value="0">
            <text:p text:style-name="P52">0</text:p>
          </table:table-cell>
        </table:table-row>
        <table:table-row>
          <table:covered-table-cell/>
          <table:table-cell table:style-name="Tableau5.B2" office:value-type="string">
            <text:p text:style-name="P50">NowRmDvTimeStamp</text:p>
          </table:table-cell>
          <table:table-cell table:style-name="Tableau5.C2" office:value-type="float" office:value="0">
            <text:p text:style-name="P52">0</text:p>
          </table:table-cell>
        </table:table-row>
      </table:table>
      <text:p text:style-name="P10"/>
      <text:p text:style-name="P20">Après traitement de la toute première réception</text:p>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rows-spanned="8" office:value-type="string">
            <text:p text:style-name="P50">Réception à h+10mn</text:p>
            <text:p text:style-name="P50"/>
            <text:p text:style-name="P50"/>
            <text:p text:style-name="P50"/>
            <text:p text:style-name="P50"/>
            <text:p text:style-name="P48">Après traitement qui propose un next delay à 60*30 = 1800 sec</text:p>
          </table:table-cell>
          <table:table-cell table:style-name="Tableau11.A1" office:value-type="string">
            <text:p text:style-name="P48">Champ</text:p>
          </table:table-cell>
          <table:table-cell table:style-name="Tableau11.A1" office:value-type="string">
            <text:p text:style-name="P48">Valeur</text:p>
          </table:table-cell>
          <table:table-cell table:style-name="Tableau11.D1" office:value-type="string">
            <text:p text:style-name="P48">Séquence</text:p>
          </table:table-cell>
        </table:table-row>
        <table:table-row>
          <table:covered-table-cell/>
          <table:table-cell table:style-name="Tableau11.B2" office:value-type="string">
            <text:p text:style-name="P50">NextDesiredWkupDelay_sec</text:p>
          </table:table-cell>
          <table:table-cell table:style-name="Tableau11.C2" office:value-type="float" office:value="1800">
            <text:p text:style-name="P52">1800</text:p>
          </table:table-cell>
          <table:table-cell table:style-name="Tableau11.D2">
            <text:p text:style-name="P52"/>
          </table:table-cell>
        </table:table-row>
        <table:table-row>
          <table:covered-table-cell/>
          <table:table-cell table:style-name="Tableau11.B2" office:value-type="string">
            <text:p text:style-name="P50">NextCorrWkupDelay_sec</text:p>
          </table:table-cell>
          <table:table-cell table:style-name="Tableau11.B2" office:value-type="string">
            <text:p text:style-name="P52">1800*1,0</text:p>
          </table:table-cell>
          <table:table-cell table:style-name="Tableau11.D2" office:value-type="float" office:value="4">
            <text:p text:style-name="P52">4</text:p>
          </table:table-cell>
        </table:table-row>
        <table:table-row>
          <table:covered-table-cell/>
          <table:table-cell table:style-name="Tableau11.B2" office:value-type="string">
            <text:p text:style-name="P50">LastDesiredWkupDelay_sec</text:p>
          </table:table-cell>
          <table:table-cell table:style-name="Tableau11.C2" office:value-type="float" office:value="1800">
            <text:p text:style-name="P52">1800</text:p>
          </table:table-cell>
          <table:table-cell table:style-name="Tableau11.D2" office:value-type="float" office:value="5">
            <text:p text:style-name="P52">5</text:p>
          </table:table-cell>
        </table:table-row>
        <table:table-row>
          <table:covered-table-cell/>
          <table:table-cell table:style-name="Tableau11.B2" office:value-type="string">
            <text:p text:style-name="P50">LastRealWupDelay_sec</text:p>
          </table:table-cell>
          <table:table-cell table:style-name="Tableau11.B2" office:value-type="string">
            <text:p text:style-name="P52">h+10mn</text:p>
          </table:table-cell>
          <table:table-cell table:style-name="Tableau11.D2" office:value-type="float" office:value="2">
            <text:p text:style-name="P52">2</text:p>
          </table:table-cell>
        </table:table-row>
        <table:table-row>
          <table:covered-table-cell/>
          <table:table-cell table:style-name="Tableau11.B2" office:value-type="string">
            <text:p text:style-name="P50">RTCAdjFactor</text:p>
          </table:table-cell>
          <table:table-cell table:style-name="Tableau11.C2" office:value-type="float" office:value="1">
            <text:p text:style-name="P52">1</text:p>
          </table:table-cell>
          <table:table-cell table:style-name="Tableau11.D2">
            <text:p text:style-name="P52"/>
          </table:table-cell>
        </table:table-row>
        <table:table-row>
          <table:covered-table-cell/>
          <table:table-cell table:style-name="Tableau11.B2" office:value-type="string">
            <text:p text:style-name="P50">LastRmDvTimeStamp</text:p>
          </table:table-cell>
          <table:table-cell table:style-name="Tableau11.B2" office:value-type="string">
            <text:p text:style-name="P52">h+10mn</text:p>
          </table:table-cell>
          <table:table-cell table:style-name="Tableau11.D2" office:value-type="float" office:value="3">
            <text:p text:style-name="P52">3</text:p>
          </table:table-cell>
        </table:table-row>
        <table:table-row>
          <table:covered-table-cell/>
          <table:table-cell table:style-name="Tableau11.B2" office:value-type="string">
            <text:p text:style-name="P50">NowRmDvTimeStamp</text:p>
          </table:table-cell>
          <table:table-cell table:style-name="Tableau11.B2" office:value-type="string">
            <text:p text:style-name="P52">h+10mn</text:p>
          </table:table-cell>
          <table:table-cell table:style-name="Tableau11.D2" office:value-type="float" office:value="1">
            <text:p text:style-name="P52">1</text:p>
          </table:table-cell>
        </table:table-row>
      </table:table>
      <text:p text:style-name="P20">Après traitement de la seconde réception attendue à 1800sec et arrivée à 2400 sec</text:p>
      <text:p text:style-name="P16"><text:soft-page-break/>Le RmDv dilate le temps d'un facteur 2400/1800 = 1,33...</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rows-spanned="8" office:value-type="string">
            <text:p text:style-name="P50"/>
            <text:p text:style-name="P50"/>
            <text:p text:style-name="P50"/>
            <text:p text:style-name="P50"/>
            <text:p text:style-name="P50"/>
            <text:p text:style-name="P48"/>
          </table:table-cell>
          <table:table-cell table:style-name="Tableau12.A1" office:value-type="string">
            <text:p text:style-name="P48">Champ</text:p>
          </table:table-cell>
          <table:table-cell table:style-name="Tableau12.A1" office:value-type="string">
            <text:p text:style-name="P48">Valeur</text:p>
          </table:table-cell>
          <table:table-cell table:style-name="Tableau12.D1" office:value-type="string">
            <text:p text:style-name="P48">Séquence</text:p>
          </table:table-cell>
        </table:table-row>
        <table:table-row>
          <table:covered-table-cell/>
          <table:table-cell table:style-name="Tableau12.B2" office:value-type="string">
            <text:p text:style-name="P50">NextDesiredWkupDelay_sec</text:p>
          </table:table-cell>
          <table:table-cell table:style-name="Tableau12.C2" office:value-type="float" office:value="1800">
            <text:p text:style-name="P52">1800</text:p>
          </table:table-cell>
          <table:table-cell table:style-name="Tableau12.D2">
            <text:p text:style-name="P52"/>
          </table:table-cell>
        </table:table-row>
        <table:table-row>
          <table:covered-table-cell/>
          <table:table-cell table:style-name="Tableau12.B2" office:value-type="string">
            <text:p text:style-name="P50">NextCorrWkupDelay_sec</text:p>
          </table:table-cell>
          <table:table-cell table:style-name="Tableau12.B2" office:value-type="string">
            <text:p text:style-name="P52">1800*0,75 = 1350</text:p>
          </table:table-cell>
          <table:table-cell table:style-name="Tableau12.D2" office:value-type="float" office:value="5">
            <text:p text:style-name="P52">5</text:p>
          </table:table-cell>
        </table:table-row>
        <table:table-row>
          <table:covered-table-cell/>
          <table:table-cell table:style-name="Tableau12.B2" office:value-type="string">
            <text:p text:style-name="P50">LastDesiredWkupDelay_sec</text:p>
          </table:table-cell>
          <table:table-cell table:style-name="Tableau12.C2" office:value-type="float" office:value="1800">
            <text:p text:style-name="P52">1800</text:p>
          </table:table-cell>
          <table:table-cell table:style-name="Tableau12.D2" office:value-type="float" office:value="6">
            <text:p text:style-name="P52">6</text:p>
          </table:table-cell>
        </table:table-row>
        <table:table-row>
          <table:covered-table-cell/>
          <table:table-cell table:style-name="Tableau12.B2" office:value-type="string">
            <text:p text:style-name="P50">LastRealWupDelay_sec</text:p>
          </table:table-cell>
          <table:table-cell table:style-name="Tableau12.B2" office:value-type="string">
            <text:p text:style-name="P52">40mn (2400sec)</text:p>
          </table:table-cell>
          <table:table-cell table:style-name="Tableau12.D2" office:value-type="float" office:value="2">
            <text:p text:style-name="P52">2</text:p>
          </table:table-cell>
        </table:table-row>
        <table:table-row>
          <table:covered-table-cell/>
          <table:table-cell table:style-name="Tableau12.B2" office:value-type="string">
            <text:p text:style-name="P50">RTCAdjFactor</text:p>
          </table:table-cell>
          <table:table-cell table:style-name="Tableau12.B2" office:value-type="string">
            <text:p text:style-name="P52">=1800/2400 =0,75</text:p>
          </table:table-cell>
          <table:table-cell table:style-name="Tableau12.D2" office:value-type="float" office:value="4">
            <text:p text:style-name="P52">4</text:p>
          </table:table-cell>
        </table:table-row>
        <table:table-row>
          <table:covered-table-cell/>
          <table:table-cell table:style-name="Tableau12.B2" office:value-type="string">
            <text:p text:style-name="P50">LastRmDvTimeStamp</text:p>
          </table:table-cell>
          <table:table-cell table:style-name="Tableau12.B2" office:value-type="string">
            <text:p text:style-name="P52">h+10mn + 40mn</text:p>
          </table:table-cell>
          <table:table-cell table:style-name="Tableau12.D2" office:value-type="float" office:value="3">
            <text:p text:style-name="P52">3</text:p>
          </table:table-cell>
        </table:table-row>
        <table:table-row>
          <table:covered-table-cell/>
          <table:table-cell table:style-name="Tableau12.B2" office:value-type="string">
            <text:p text:style-name="P50">NowRmDvTimeStamp</text:p>
          </table:table-cell>
          <table:table-cell table:style-name="Tableau12.B2" office:value-type="string">
            <text:p text:style-name="P52">h+10mn + 40mn</text:p>
          </table:table-cell>
          <table:table-cell table:style-name="Tableau12.D2" office:value-type="float" office:value="1">
            <text:p text:style-name="P52">1</text:p>
          </table:table-cell>
        </table:table-row>
      </table:table>
      <text:p text:style-name="P21"/>
      <text:p text:style-name="P20">Après traitement de la troisième réception attendue à 1800sec et arrivée à 1800 sec</text:p>
      <text:p text:style-name="P16">Le facteur de correction a conduit à un délais corrigé de 1350.</text:p>
      <text:p text:style-name="P16">Le RmDv dilate le temps d'un facteur 2400/1800 = 1,33... Donc arrivée à 1350*1,33 = 1800</text:p>
      <table:table table:name="Tableau13" table:style-name="Tableau13">
        <table:table-column table:style-name="Tableau13.A"/>
        <table:table-column table:style-name="Tableau13.B"/>
        <table:table-column table:style-name="Tableau13.C"/>
        <table:table-column table:style-name="Tableau13.D"/>
        <table:table-row>
          <table:table-cell table:style-name="Tableau13.A1" table:number-rows-spanned="8" office:value-type="string">
            <text:p text:style-name="P50"/>
            <text:p text:style-name="P50"/>
            <text:p text:style-name="P50"/>
            <text:p text:style-name="P50"/>
            <text:p text:style-name="P50"/>
            <text:p text:style-name="P48"/>
          </table:table-cell>
          <table:table-cell table:style-name="Tableau13.A1" office:value-type="string">
            <text:p text:style-name="P48">Champ</text:p>
          </table:table-cell>
          <table:table-cell table:style-name="Tableau13.A1" office:value-type="string">
            <text:p text:style-name="P48">Valeur</text:p>
          </table:table-cell>
          <table:table-cell table:style-name="Tableau13.D1" office:value-type="string">
            <text:p text:style-name="P48">Séquence</text:p>
          </table:table-cell>
        </table:table-row>
        <table:table-row>
          <table:covered-table-cell/>
          <table:table-cell table:style-name="Tableau13.B2" office:value-type="string">
            <text:p text:style-name="P50">NextDesiredWkupDelay_sec</text:p>
          </table:table-cell>
          <table:table-cell table:style-name="Tableau13.C2" office:value-type="float" office:value="1800">
            <text:p text:style-name="P52">1800</text:p>
          </table:table-cell>
          <table:table-cell table:style-name="Tableau13.D2">
            <text:p text:style-name="P52"/>
          </table:table-cell>
        </table:table-row>
        <table:table-row>
          <table:covered-table-cell/>
          <table:table-cell table:style-name="Tableau13.B2" office:value-type="string">
            <text:p text:style-name="P50">NextCorrWkupDelay_sec</text:p>
          </table:table-cell>
          <table:table-cell table:style-name="Tableau13.B2" office:value-type="string">
            <text:p text:style-name="P52">1800*0,75 = 1350</text:p>
          </table:table-cell>
          <table:table-cell table:style-name="Tableau13.D2" office:value-type="float" office:value="5">
            <text:p text:style-name="P52">5</text:p>
          </table:table-cell>
        </table:table-row>
        <table:table-row>
          <table:covered-table-cell/>
          <table:table-cell table:style-name="Tableau13.B2" office:value-type="string">
            <text:p text:style-name="P50">LastDesiredWkupDelay_sec</text:p>
          </table:table-cell>
          <table:table-cell table:style-name="Tableau13.C2" office:value-type="float" office:value="1800">
            <text:p text:style-name="P52">1800</text:p>
          </table:table-cell>
          <table:table-cell table:style-name="Tableau13.D2" office:value-type="float" office:value="6">
            <text:p text:style-name="P52">6</text:p>
          </table:table-cell>
        </table:table-row>
        <table:table-row>
          <table:covered-table-cell/>
          <table:table-cell table:style-name="Tableau13.B2" office:value-type="string">
            <text:p text:style-name="P50">LastRealWupDelay_sec</text:p>
          </table:table-cell>
          <table:table-cell table:style-name="Tableau13.B2" office:value-type="string">
            <text:p text:style-name="P52">30mn (1800sec)</text:p>
          </table:table-cell>
          <table:table-cell table:style-name="Tableau13.D2" office:value-type="float" office:value="2">
            <text:p text:style-name="P52">2</text:p>
          </table:table-cell>
        </table:table-row>
        <table:table-row>
          <table:covered-table-cell/>
          <table:table-cell table:style-name="Tableau13.B2" office:value-type="string">
            <text:p text:style-name="P50">RTCAdjFactor</text:p>
          </table:table-cell>
          <table:table-cell table:style-name="Tableau13.B2" office:value-type="string">
            <text:p text:style-name="P52">=0,75 (1800/1800)</text:p>
          </table:table-cell>
          <table:table-cell table:style-name="Tableau13.D2" office:value-type="float" office:value="4">
            <text:p text:style-name="P52">4</text:p>
          </table:table-cell>
        </table:table-row>
        <table:table-row>
          <table:covered-table-cell/>
          <table:table-cell table:style-name="Tableau13.B2" office:value-type="string">
            <text:p text:style-name="P50">LastRmDvTimeStamp</text:p>
          </table:table-cell>
          <table:table-cell table:style-name="Tableau13.B2" office:value-type="string">
            <text:p text:style-name="P52">h+10mn + 40mn+30mn</text:p>
          </table:table-cell>
          <table:table-cell table:style-name="Tableau13.D2" office:value-type="float" office:value="3">
            <text:p text:style-name="P52">3</text:p>
          </table:table-cell>
        </table:table-row>
        <table:table-row>
          <table:covered-table-cell/>
          <table:table-cell table:style-name="Tableau13.B2" office:value-type="string">
            <text:p text:style-name="P50">NowRmDvTimeStamp</text:p>
          </table:table-cell>
          <table:table-cell table:style-name="Tableau13.B2" office:value-type="string">
            <text:p text:style-name="P52">h+10mn + 40mn +30mn</text:p>
          </table:table-cell>
          <table:table-cell table:style-name="Tableau13.D2" office:value-type="float" office:value="1">
            <text:p text:style-name="P52">1</text:p>
          </table:table-cell>
        </table:table-row>
      </table:table>
      <text:p text:style-name="P21"/>
      <text:p text:style-name="P21"/>
      <text:p text:style-name="P20">Après traitement de la quatrième réception attendue à 1800 sec et arrivée à 1620 sec ...</text:p>
      <text:p text:style-name="P16">Le facteur de correction a conduit à un délais corrigé de 1350 précédemment .</text:p>
      <text:p text:style-name="P16">Le RmDv dilate le temps d'un facteur d'une manière différente, 1,2 ...</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table:number-rows-spanned="8" office:value-type="string">
            <text:p text:style-name="P50"/>
            <text:p text:style-name="P50"/>
            <text:p text:style-name="P50"/>
            <text:p text:style-name="P50"/>
            <text:p text:style-name="P50"/>
            <text:p text:style-name="P48"/>
          </table:table-cell>
          <table:table-cell table:style-name="Tableau14.A1" office:value-type="string">
            <text:p text:style-name="P48">Champ</text:p>
          </table:table-cell>
          <table:table-cell table:style-name="Tableau14.A1" office:value-type="string">
            <text:p text:style-name="P48">Valeur</text:p>
          </table:table-cell>
          <table:table-cell table:style-name="Tableau14.D1" office:value-type="string">
            <text:p text:style-name="P48">Séquence</text:p>
          </table:table-cell>
        </table:table-row>
        <table:table-row>
          <table:covered-table-cell/>
          <table:table-cell table:style-name="Tableau14.B2" office:value-type="string">
            <text:p text:style-name="P50">NextDesiredWkupDelay_sec</text:p>
          </table:table-cell>
          <table:table-cell table:style-name="Tableau14.C2" office:value-type="float" office:value="900">
            <text:p text:style-name="P52">900</text:p>
          </table:table-cell>
          <table:table-cell table:style-name="Tableau14.D2">
            <text:p text:style-name="P52"/>
          </table:table-cell>
        </table:table-row>
        <table:table-row>
          <table:covered-table-cell/>
          <table:table-cell table:style-name="Tableau14.B2" office:value-type="string">
            <text:p text:style-name="P50">NextCorrWkupDelay_sec</text:p>
          </table:table-cell>
          <table:table-cell table:style-name="Tableau14.B2" office:value-type="string">
            <text:p text:style-name="P52">900*0,833 = 750</text:p>
          </table:table-cell>
          <table:table-cell table:style-name="Tableau14.D2" office:value-type="float" office:value="5">
            <text:p text:style-name="P52">5</text:p>
          </table:table-cell>
        </table:table-row>
        <table:table-row>
          <table:covered-table-cell/>
          <table:table-cell table:style-name="Tableau14.B2" office:value-type="string">
            <text:p text:style-name="P50">LastDesiredWkupDelay_sec</text:p>
          </table:table-cell>
          <table:table-cell table:style-name="Tableau14.C2" office:value-type="float" office:value="900">
            <text:p text:style-name="P52">900</text:p>
          </table:table-cell>
          <table:table-cell table:style-name="Tableau14.D2" office:value-type="float" office:value="6">
            <text:p text:style-name="P52">6</text:p>
          </table:table-cell>
        </table:table-row>
        <table:table-row>
          <table:covered-table-cell/>
          <table:table-cell table:style-name="Tableau14.B2" office:value-type="string">
            <text:p text:style-name="P50">LastRealWupDelay_sec</text:p>
          </table:table-cell>
          <table:table-cell table:style-name="Tableau14.B2" office:value-type="string">
            <text:p text:style-name="P52">1620 sec</text:p>
          </table:table-cell>
          <table:table-cell table:style-name="Tableau14.D2" office:value-type="float" office:value="2">
            <text:p text:style-name="P52">2</text:p>
          </table:table-cell>
        </table:table-row>
        <table:table-row>
          <table:covered-table-cell/>
          <table:table-cell table:style-name="Tableau14.B2" office:value-type="string">
            <text:p text:style-name="P50">RTCAdjFactor</text:p>
          </table:table-cell>
          <table:table-cell table:style-name="Tableau14.B2" office:value-type="string">
            <text:p text:style-name="P52">=0,75 (1800/1620) = 0,833</text:p>
          </table:table-cell>
          <table:table-cell table:style-name="Tableau14.D2" office:value-type="float" office:value="4">
            <text:p text:style-name="P52">4</text:p>
          </table:table-cell>
        </table:table-row>
        <table:table-row>
          <table:covered-table-cell/>
          <table:table-cell table:style-name="Tableau14.B2" office:value-type="string">
            <text:p text:style-name="P50">LastRmDvTimeStamp</text:p>
          </table:table-cell>
          <table:table-cell table:style-name="Tableau14.B2" office:value-type="string">
            <text:p text:style-name="P52">h+10mn + 40mn+30mn + 1620 sec</text:p>
          </table:table-cell>
          <table:table-cell table:style-name="Tableau14.D2" office:value-type="float" office:value="3">
            <text:p text:style-name="P52">3</text:p>
          </table:table-cell>
        </table:table-row>
        <table:table-row>
          <table:covered-table-cell/>
          <table:table-cell table:style-name="Tableau14.B2" office:value-type="string">
            <text:p text:style-name="P50">NowRmDvTimeStamp</text:p>
          </table:table-cell>
          <table:table-cell table:style-name="Tableau14.B2" office:value-type="string">
            <text:p text:style-name="P52">h+10mn + 40mn +30mn+1620 sec</text:p>
          </table:table-cell>
          <table:table-cell table:style-name="Tableau14.D2" office:value-type="float" office:value="1">
            <text:p text:style-name="P52">1</text:p>
          </table:table-cell>
        </table:table-row>
      </table:table>
      <text:p text:style-name="P21"/>
      <text:p text:style-name="P21"/>
      <text:p text:style-name="P21"/>
      <text:p text:style-name="P21"/>
      <text:p text:style-name="P21"/>
      <text:p text:style-name="P20">Après traitement de la quatrième réception attendue à 900 sec et arrivée à 900 sec ...</text:p>
      <text:p text:style-name="P16"><text:soft-page-break/>Le facteur de correction a conduit à un délais corrigé de 750 précédemment .</text:p>
      <text:p text:style-name="P16">Le RmDv dilate le temps d'un facteur de 1,2 identique au précédent </text:p>
      <table:table table:name="Tableau15" table:style-name="Tableau15">
        <table:table-column table:style-name="Tableau15.A"/>
        <table:table-column table:style-name="Tableau15.B"/>
        <table:table-column table:style-name="Tableau15.C"/>
        <table:table-column table:style-name="Tableau15.D"/>
        <table:table-row>
          <table:table-cell table:style-name="Tableau15.A1" table:number-rows-spanned="8" office:value-type="string">
            <text:p text:style-name="P50"/>
            <text:p text:style-name="P50"/>
            <text:p text:style-name="P50"/>
            <text:p text:style-name="P50"/>
            <text:p text:style-name="P50"/>
            <text:p text:style-name="P48"/>
          </table:table-cell>
          <table:table-cell table:style-name="Tableau15.A1" office:value-type="string">
            <text:p text:style-name="P48">Champ</text:p>
          </table:table-cell>
          <table:table-cell table:style-name="Tableau15.A1" office:value-type="string">
            <text:p text:style-name="P48">Valeur</text:p>
          </table:table-cell>
          <table:table-cell table:style-name="Tableau15.D1" office:value-type="string">
            <text:p text:style-name="P48">Séquence</text:p>
          </table:table-cell>
        </table:table-row>
        <table:table-row>
          <table:covered-table-cell/>
          <table:table-cell table:style-name="Tableau15.B2" office:value-type="string">
            <text:p text:style-name="P50">NextDesiredWkupDelay_sec</text:p>
          </table:table-cell>
          <table:table-cell table:style-name="Tableau15.C2" office:value-type="float" office:value="900">
            <text:p text:style-name="P52">900</text:p>
          </table:table-cell>
          <table:table-cell table:style-name="Tableau15.D2">
            <text:p text:style-name="P52"/>
          </table:table-cell>
        </table:table-row>
        <table:table-row>
          <table:covered-table-cell/>
          <table:table-cell table:style-name="Tableau15.B2" office:value-type="string">
            <text:p text:style-name="P50">NextCorrWkupDelay_sec</text:p>
          </table:table-cell>
          <table:table-cell table:style-name="Tableau15.B2" office:value-type="string">
            <text:p text:style-name="P52">900*0,833 = 750</text:p>
          </table:table-cell>
          <table:table-cell table:style-name="Tableau15.D2" office:value-type="float" office:value="5">
            <text:p text:style-name="P52">5</text:p>
          </table:table-cell>
        </table:table-row>
        <table:table-row>
          <table:covered-table-cell/>
          <table:table-cell table:style-name="Tableau15.B2" office:value-type="string">
            <text:p text:style-name="P50">LastDesiredWkupDelay_sec</text:p>
          </table:table-cell>
          <table:table-cell table:style-name="Tableau15.C2" office:value-type="float" office:value="900">
            <text:p text:style-name="P52">900</text:p>
          </table:table-cell>
          <table:table-cell table:style-name="Tableau15.D2" office:value-type="float" office:value="6">
            <text:p text:style-name="P52">6</text:p>
          </table:table-cell>
        </table:table-row>
        <table:table-row>
          <table:covered-table-cell/>
          <table:table-cell table:style-name="Tableau15.B2" office:value-type="string">
            <text:p text:style-name="P50">LastRealWupDelay_sec</text:p>
          </table:table-cell>
          <table:table-cell table:style-name="Tableau15.B2" office:value-type="string">
            <text:p text:style-name="P52">900 sec</text:p>
          </table:table-cell>
          <table:table-cell table:style-name="Tableau15.D2" office:value-type="float" office:value="2">
            <text:p text:style-name="P52">2</text:p>
          </table:table-cell>
        </table:table-row>
        <table:table-row>
          <table:covered-table-cell/>
          <table:table-cell table:style-name="Tableau15.B2" office:value-type="string">
            <text:p text:style-name="P50">RTCAdjFactor</text:p>
          </table:table-cell>
          <table:table-cell table:style-name="Tableau15.B2" office:value-type="string">
            <text:p text:style-name="P52">=0,833 (900/900) = 0,833</text:p>
          </table:table-cell>
          <table:table-cell table:style-name="Tableau15.D2" office:value-type="float" office:value="4">
            <text:p text:style-name="P52">4</text:p>
          </table:table-cell>
        </table:table-row>
        <table:table-row>
          <table:covered-table-cell/>
          <table:table-cell table:style-name="Tableau15.B2" office:value-type="string">
            <text:p text:style-name="P50">LastRmDvTimeStamp</text:p>
          </table:table-cell>
          <table:table-cell table:style-name="Tableau15.B2" office:value-type="string">
            <text:p text:style-name="P52">h+10mn + 40mn+30mn + 1620 sec +900 sec</text:p>
          </table:table-cell>
          <table:table-cell table:style-name="Tableau15.D2" office:value-type="float" office:value="3">
            <text:p text:style-name="P52">3</text:p>
          </table:table-cell>
        </table:table-row>
        <table:table-row>
          <table:covered-table-cell/>
          <table:table-cell table:style-name="Tableau15.B2" office:value-type="string">
            <text:p text:style-name="P50">NowRmDvTimeStamp</text:p>
          </table:table-cell>
          <table:table-cell table:style-name="Tableau15.B2" office:value-type="string">
            <text:p text:style-name="P52">h+10mn + 40mn +30mn+1620 sec + 900sec </text:p>
          </table:table-cell>
          <table:table-cell table:style-name="Tableau15.D2" office:value-type="float" office:value="1">
            <text:p text:style-name="P52">1</text:p>
          </table:table-cell>
        </table:table-row>
      </table:table>
      <text:p text:style-name="P21"/>
      <text:p text:style-name="P21"/>
      <text:p text:style-name="P21">L'algorithme est OK.</text:p>
      <text:p text:style-name="P21"/>
      <text:p text:style-name="P21"/>
      <text:p text:style-name="P21"/>
      <text:p text:style-name="P21"><text:tab/></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Heading_20_2" text:outline-level="2">La gestion du délai pour prochain réveil VIEUX</text:h>
      <text:p text:style-name="P32"><text:span text:style-name="T36">→ TESTé commit : </text:span><text:span text:style-name="T34">5aa41d4 </text:span><text:span text:style-name="T37">Pas bon : </text:span><text:span text:style-name="T38">le test montre un effet « PLL » ou DLL... donc un pompage puis une convergence. Par contre le codage est propre. <text:s/>Il faut procéder autrement. Je garde ce paragraphe car il est intéressant ! </text:span></text:p>
      <text:p text:style-name="P29"/>
      <text:p text:style-name="P21"><text:span text:style-name="T22">NB :</text:span><text:span text:style-name="T18"> </text:span>A l'origine, l'intervalle de temps était prévu sur 16bits non signé. Mais le maximum est alors limité à 9h environ en format non signé. Donc on décide de passer en 32 bits signé.</text:p>
      <text:p text:style-name="P21"/>
      <text:p text:style-name="P21">La <text:span text:style-name="T2">SGw</text:span> utilise des variables associées au <text:span text:style-name="T2">RmDv </text:span><text:s/>(<text:span text:style-name="T2">RmDvData</text:span>), dans la sous-structure de type <text:span text:style-name="T2">Delay_Typedef </text:span>:</text:p>
      <text:p text:style-name="P21"/>
      <text:p text:style-name="P39"><draw:frame text:anchor-type="paragraph" draw:z-index="183" draw:style-name="gr60" draw:text-style-name="P109" svg:width="12.08cm" svg:height="7.423cm" svg:x="4.777cm" svg:y="0.157cm"><draw:text-box><text:p><text:span text:style-name="T51">typedef struct </text:span></text:p><text:p><text:span text:style-name="T51">{</text:span></text:p><text:p><text:span text:style-name="T51"><text:tab/></text:span><text:span text:style-name="T51">int NextDesiredWkupDelay_sec; <text:s text:c="7"/></text:span><text:span text:style-name="T52">/* Intervalle de temps voulu prochain wup*/</text:span></text:p><text:p><text:span text:style-name="T51"><text:tab/></text:span><text:span text:style-name="T51">int NextCorrWkupDelay_sec; </text:span><text:span text:style-name="T52">/* Intervalle de temps corrigé prochain wup : </text:span><text:span text:style-name="T51"><text:tab/></text:span><text:span text:style-name="T51"><text:tab/></text:span><text:span text:style-name="T51"><text:tab/></text:span><text:span text:style-name="T51"><text:tab/></text:span><text:span text:style-name="T51"> <text:s text:c="16"/></text:span><text:span text:style-name="T52">ce lui réllement envoyé*/</text:span></text:p><text:p><text:span text:style-name="T51"><text:tab/></text:span><text:span text:style-name="T51">int LastDesiredWkupDelay_sec; <text:s text:c="6"/></text:span><text:span text:style-name="T52"><text:s/>/* Intervalle de temps voulu lors du précédent </text:span><text:span text:style-name="T51"><text:tab/></text:span><text:span text:style-name="T51"><text:tab/></text:span><text:span text:style-name="T51"><text:tab/></text:span><text:span text:style-name="T51"> <text:s text:c="30"/></text:span><text:span text:style-name="T52"><text:s/>échange*/</text:span></text:p><text:p><text:span text:style-name="T51"><text:tab/></text:span><text:span text:style-name="T51">int LasRealWupDelay_sec; </text:span><text:span text:style-name="T52"><text:s/>/* Intervalle de temps effectivement mesuré </text:span><text:span text:style-name="T52"><text:tab/></text:span><text:span text:style-name="T52"><text:tab/></text:span><text:span text:style-name="T52"><text:tab/></text:span><text:span text:style-name="T52"><text:tab/></text:span><text:span text:style-name="T52"><text:tab/></text:span><text:span text:style-name="T52">correspondant à la dernière transaction *</text:span><text:span text:style-name="T51">/</text:span></text:p><text:p><text:span text:style-name="T51"><text:tab/></text:span><text:span text:style-name="T51">float RTCAdjFactor;</text:span><text:span text:style-name="T51"><text:tab/></text:span><text:span text:style-name="T52">/* facteur de correction entre 0.5 et 2.0</text:span><text:span text:style-name="T52"><text:tab/></text:span><text:span text:style-name="T52"> */</text:span><text:span text:style-name="T51"><text:tab/></text:span></text:p><text:p><text:span text:style-name="T51"><text:tab/></text:span><text:span text:style-name="T51">TimeStampTypedef LastRmDvTimeStamp;</text:span><text:span text:style-name="T52"> <text:s text:c="4"/>/* <text:s/>permettra de mesurer la dernière </text:span><text:span text:style-name="T52"><text:tab/></text:span><text:span text:style-name="T52"><text:tab/></text:span><text:span text:style-name="T52"><text:tab/></text:span><text:span text:style-name="T52"><text:tab/></text:span><text:span text:style-name="T52"><text:tab/></text:span><text:span text:style-name="T52"><text:tab/></text:span><text:span text:style-name="T52">durée demandée */</text:span></text:p><text:p><text:span text:style-name="T51"><text:tab/></text:span><text:span text:style-name="T51">TimeStampTypedef NowRmDvTimeStamp;</text:span></text:p><text:p><text:span text:style-name="T51"><text:tab/></text:span></text:p><text:p><text:span text:style-name="T51">}Delay_Typedef;</text:span><text:span text:style-name="T51"><text:tab/></text:span></text:p><text:p><text:span text:style-name="T51"/></text:p></draw:text-box></draw:frame><draw:custom-shape text:anchor-type="paragraph" draw:z-index="184" draw:style-name="gr61" draw:text-style-name="P98" svg:width="0.438cm" svg:height="5.767cm" svg:x="4.157cm" svg:y="0.291cm"><text:p/><draw:enhanced-geometry svg:viewBox="0 0 21600 21600" draw:glue-points="21600 0 0 10800 21600 21600" draw:text-areas="13800 ?f9 21600 ?f10" draw:type="left-brace" draw:modifiers="1800 10760.366972477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ypedef struct </text:p>
      <text:p text:style-name="P39">{</text:p>
      <text:p text:style-name="P39"><text:s text:c="2"/>/*réception*/</text:p>
      <text:p text:style-name="P39"><text:s text:c="2"/>float Temperature;</text:p>
      <text:p text:style-name="P39"><text:s text:c="2"/>char LastTempSet;</text:p>
      <text:p text:style-name="P39"><text:s text:c="2"/>RmDv_WarningCode Status;</text:p>
      <text:p text:style-name="P39"><draw:line text:anchor-type="paragraph" draw:z-index="185" draw:style-name="gr62" draw:text-style-name="P98" svg:x1="4.158cm" svg:y1="-0.062cm" svg:x2="2.879cm" svg:y2="1.125cm"><text:p/></draw:line> /*émission*/</text:p>
      <text:p text:style-name="P39"><text:s text:c="2"/>char NewTempSet;</text:p>
      <text:p text:style-name="P40"><text:s text:c="2"/>Delay_Typedef Delay;</text:p>
      <text:p text:style-name="P39"><text:span text:style-name="T31"><text:s text:c="2"/></text:span>/* variable d'état */</text:p>
      <text:p text:style-name="P39"><text:s text:c="2"/>char ID;</text:p>
      <text:p text:style-name="P39"><text:s text:c="2"/>char ReadyToRead;<text:tab/></text:p>
      <text:p text:style-name="P39">}RmDvDataTypedef;</text:p>
      <text:p text:style-name="P13"/>
      <text:p text:style-name="P21">L'algorithme d'ajustement est le suivant :</text:p>
      <text:p text:style-name="P21"><draw:frame draw:style-name="fr1" draw:name="images11" text:anchor-type="paragraph" svg:width="12.779cm" svg:height="10.989cm" draw:z-index="186"><draw:image xlink:href="Pictures/20000007000031EB00002BFF1FF30032.svm" xlink:type="simple" xlink:show="embed" xlink:actuate="onLoad"/></draw:frame></text:p>
      <text:p text:style-name="P17"><text:soft-page-break/>Exemple : </text:p>
      <text:p text:style-name="P20">toute première réception</text:p>
      <table:table table:name="Tableau16" table:style-name="Tableau16">
        <table:table-column table:style-name="Tableau16.A"/>
        <table:table-column table:style-name="Tableau16.B"/>
        <table:table-column table:style-name="Tableau16.C"/>
        <table:table-row>
          <table:table-cell table:style-name="Tableau16.A1" table:number-rows-spanned="8" office:value-type="string">
            <text:p text:style-name="P50"/>
            <text:p text:style-name="P50"/>
            <text:p text:style-name="P50"/>
            <text:p text:style-name="P50"/>
            <text:p text:style-name="P50"/>
            <text:p text:style-name="P48">Toute première réception ...</text:p>
          </table:table-cell>
          <table:table-cell table:style-name="Tableau16.A1" office:value-type="string">
            <text:p text:style-name="P48">Champ</text:p>
          </table:table-cell>
          <table:table-cell table:style-name="Tableau16.C1" office:value-type="string">
            <text:p text:style-name="P48">Valeur</text:p>
          </table:table-cell>
        </table:table-row>
        <table:table-row>
          <table:covered-table-cell/>
          <table:table-cell table:style-name="Tableau16.B2" office:value-type="string">
            <text:p text:style-name="P50">NextDesiredWkupDelay_sec</text:p>
          </table:table-cell>
          <table:table-cell table:style-name="Tableau16.C2" office:value-type="float" office:value="0">
            <text:p text:style-name="P52">0</text:p>
          </table:table-cell>
        </table:table-row>
        <table:table-row>
          <table:covered-table-cell/>
          <table:table-cell table:style-name="Tableau16.B2" office:value-type="string">
            <text:p text:style-name="P50">NextCorrWkupDelay_sec</text:p>
          </table:table-cell>
          <table:table-cell table:style-name="Tableau16.C2" office:value-type="float" office:value="0">
            <text:p text:style-name="P52">0</text:p>
          </table:table-cell>
        </table:table-row>
        <table:table-row>
          <table:covered-table-cell/>
          <table:table-cell table:style-name="Tableau16.B2" office:value-type="string">
            <text:p text:style-name="P50">LastDesiredWkupDelay_sec</text:p>
          </table:table-cell>
          <table:table-cell table:style-name="Tableau16.C2" office:value-type="float" office:value="0">
            <text:p text:style-name="P52">0</text:p>
          </table:table-cell>
        </table:table-row>
        <table:table-row>
          <table:covered-table-cell/>
          <table:table-cell table:style-name="Tableau16.B2" office:value-type="string">
            <text:p text:style-name="P50">LastRealWupDelay_sec</text:p>
          </table:table-cell>
          <table:table-cell table:style-name="Tableau16.C2" office:value-type="float" office:value="0">
            <text:p text:style-name="P52">0</text:p>
          </table:table-cell>
        </table:table-row>
        <table:table-row>
          <table:covered-table-cell/>
          <table:table-cell table:style-name="Tableau16.B2" office:value-type="string">
            <text:p text:style-name="P50">RTCAdjFactor</text:p>
          </table:table-cell>
          <table:table-cell table:style-name="Tableau16.C2" office:value-type="float" office:value="1">
            <text:p text:style-name="P52">1</text:p>
          </table:table-cell>
        </table:table-row>
        <table:table-row>
          <table:covered-table-cell/>
          <table:table-cell table:style-name="Tableau16.B2" office:value-type="string">
            <text:p text:style-name="P50">LastRmDvTimeStamp</text:p>
          </table:table-cell>
          <table:table-cell table:style-name="Tableau16.C2" office:value-type="float" office:value="0">
            <text:p text:style-name="P52">0</text:p>
          </table:table-cell>
        </table:table-row>
        <table:table-row>
          <table:covered-table-cell/>
          <table:table-cell table:style-name="Tableau16.B2" office:value-type="string">
            <text:p text:style-name="P50">NowRmDvTimeStamp</text:p>
          </table:table-cell>
          <table:table-cell table:style-name="Tableau16.C2" office:value-type="float" office:value="0">
            <text:p text:style-name="P52">0</text:p>
          </table:table-cell>
        </table:table-row>
      </table:table>
      <text:p text:style-name="P10"/>
      <text:p text:style-name="P20">Après traitement de la toute première réception</text:p>
      <table:table table:name="Tableau18" table:style-name="Tableau18">
        <table:table-column table:style-name="Tableau18.A"/>
        <table:table-column table:style-name="Tableau18.B"/>
        <table:table-column table:style-name="Tableau18.C"/>
        <table:table-column table:style-name="Tableau18.D"/>
        <table:table-row>
          <table:table-cell table:style-name="Tableau18.A1" table:number-rows-spanned="8" office:value-type="string">
            <text:p text:style-name="P50">Réception à h+10mn</text:p>
            <text:p text:style-name="P50"/>
            <text:p text:style-name="P50"/>
            <text:p text:style-name="P50"/>
            <text:p text:style-name="P50"/>
            <text:p text:style-name="P48">Après traitement qui propose un next delay à 60*30 = 1800 sec</text:p>
          </table:table-cell>
          <table:table-cell table:style-name="Tableau18.A1" office:value-type="string">
            <text:p text:style-name="P48">Champ</text:p>
          </table:table-cell>
          <table:table-cell table:style-name="Tableau18.A1" office:value-type="string">
            <text:p text:style-name="P48">Valeur</text:p>
          </table:table-cell>
          <table:table-cell table:style-name="Tableau18.D1" office:value-type="string">
            <text:p text:style-name="P48">Séquence</text:p>
          </table:table-cell>
        </table:table-row>
        <table:table-row>
          <table:covered-table-cell/>
          <table:table-cell table:style-name="Tableau18.B2" office:value-type="string">
            <text:p text:style-name="P50">NextDesiredWkupDelay_sec</text:p>
          </table:table-cell>
          <table:table-cell table:style-name="Tableau18.C2" office:value-type="float" office:value="1800">
            <text:p text:style-name="P52">1800</text:p>
          </table:table-cell>
          <table:table-cell table:style-name="Tableau18.D2">
            <text:p text:style-name="P52"/>
          </table:table-cell>
        </table:table-row>
        <table:table-row>
          <table:covered-table-cell/>
          <table:table-cell table:style-name="Tableau18.B2" office:value-type="string">
            <text:p text:style-name="P50">NextCorrWkupDelay_sec</text:p>
          </table:table-cell>
          <table:table-cell table:style-name="Tableau18.B2" office:value-type="string">
            <text:p text:style-name="P52">1800*1,0</text:p>
          </table:table-cell>
          <table:table-cell table:style-name="Tableau18.D2" office:value-type="float" office:value="4">
            <text:p text:style-name="P52">4</text:p>
          </table:table-cell>
        </table:table-row>
        <table:table-row>
          <table:covered-table-cell/>
          <table:table-cell table:style-name="Tableau18.B2" office:value-type="string">
            <text:p text:style-name="P50">LastDesiredWkupDelay_sec</text:p>
          </table:table-cell>
          <table:table-cell table:style-name="Tableau18.C2" office:value-type="float" office:value="1800">
            <text:p text:style-name="P52">1800</text:p>
          </table:table-cell>
          <table:table-cell table:style-name="Tableau18.D2" office:value-type="float" office:value="5">
            <text:p text:style-name="P52">5</text:p>
          </table:table-cell>
        </table:table-row>
        <table:table-row>
          <table:covered-table-cell/>
          <table:table-cell table:style-name="Tableau18.B2" office:value-type="string">
            <text:p text:style-name="P50">LastRealWupDelay_sec</text:p>
          </table:table-cell>
          <table:table-cell table:style-name="Tableau18.B2" office:value-type="string">
            <text:p text:style-name="P52">h+10mn</text:p>
          </table:table-cell>
          <table:table-cell table:style-name="Tableau18.D2" office:value-type="float" office:value="2">
            <text:p text:style-name="P52">2</text:p>
          </table:table-cell>
        </table:table-row>
        <table:table-row>
          <table:covered-table-cell/>
          <table:table-cell table:style-name="Tableau18.B2" office:value-type="string">
            <text:p text:style-name="P50">RTCAdjFactor</text:p>
          </table:table-cell>
          <table:table-cell table:style-name="Tableau18.C2" office:value-type="float" office:value="1">
            <text:p text:style-name="P52">1</text:p>
          </table:table-cell>
          <table:table-cell table:style-name="Tableau18.D2">
            <text:p text:style-name="P52"/>
          </table:table-cell>
        </table:table-row>
        <table:table-row>
          <table:covered-table-cell/>
          <table:table-cell table:style-name="Tableau18.B2" office:value-type="string">
            <text:p text:style-name="P50">LastRmDvTimeStamp</text:p>
          </table:table-cell>
          <table:table-cell table:style-name="Tableau18.B2" office:value-type="string">
            <text:p text:style-name="P52">h+10mn</text:p>
          </table:table-cell>
          <table:table-cell table:style-name="Tableau18.D2" office:value-type="float" office:value="3">
            <text:p text:style-name="P52">3</text:p>
          </table:table-cell>
        </table:table-row>
        <table:table-row>
          <table:covered-table-cell/>
          <table:table-cell table:style-name="Tableau18.B2" office:value-type="string">
            <text:p text:style-name="P50">NowRmDvTimeStamp</text:p>
          </table:table-cell>
          <table:table-cell table:style-name="Tableau18.B2" office:value-type="string">
            <text:p text:style-name="P52">h+10mn</text:p>
          </table:table-cell>
          <table:table-cell table:style-name="Tableau18.D2" office:value-type="float" office:value="1">
            <text:p text:style-name="P52">1</text:p>
          </table:table-cell>
        </table:table-row>
      </table:table>
      <text:p text:style-name="P20">Après traitement de la seconde réception attendue à 1800sec et arrivée à 2400 sec</text:p>
      <text:p text:style-name="P16">Le RmDv dilate le temps d'un facteur 2400/1800 = 1,33...</text:p>
      <table:table table:name="Tableau19" table:style-name="Tableau19">
        <table:table-column table:style-name="Tableau19.A"/>
        <table:table-column table:style-name="Tableau19.B"/>
        <table:table-column table:style-name="Tableau19.C"/>
        <table:table-column table:style-name="Tableau19.D"/>
        <text:soft-page-break/>
        <table:table-row>
          <table:table-cell table:style-name="Tableau19.A1" table:number-rows-spanned="8" office:value-type="string">
            <text:p text:style-name="P50"/>
            <text:p text:style-name="P50"/>
            <text:p text:style-name="P50"/>
            <text:p text:style-name="P50"/>
            <text:p text:style-name="P50"/>
            <text:p text:style-name="P48"/>
          </table:table-cell>
          <table:table-cell table:style-name="Tableau19.A1" office:value-type="string">
            <text:p text:style-name="P48">Champ</text:p>
          </table:table-cell>
          <table:table-cell table:style-name="Tableau19.A1" office:value-type="string">
            <text:p text:style-name="P48">Valeur</text:p>
          </table:table-cell>
          <table:table-cell table:style-name="Tableau19.D1" office:value-type="string">
            <text:p text:style-name="P48">Séquence</text:p>
          </table:table-cell>
        </table:table-row>
        <table:table-row>
          <table:covered-table-cell/>
          <table:table-cell table:style-name="Tableau19.B2" office:value-type="string">
            <text:p text:style-name="P50">NextDesiredWkupDelay_sec</text:p>
          </table:table-cell>
          <table:table-cell table:style-name="Tableau19.C2" office:value-type="float" office:value="1800">
            <text:p text:style-name="P52">1800</text:p>
          </table:table-cell>
          <table:table-cell table:style-name="Tableau19.D2">
            <text:p text:style-name="P52"/>
          </table:table-cell>
        </table:table-row>
        <table:table-row>
          <table:covered-table-cell/>
          <table:table-cell table:style-name="Tableau19.B2" office:value-type="string">
            <text:p text:style-name="P50">NextCorrWkupDelay_sec</text:p>
          </table:table-cell>
          <table:table-cell table:style-name="Tableau19.B2" office:value-type="string">
            <text:p text:style-name="P52">1800*0,75 = 1350</text:p>
          </table:table-cell>
          <table:table-cell table:style-name="Tableau19.D2" office:value-type="float" office:value="5">
            <text:p text:style-name="P52">5</text:p>
          </table:table-cell>
        </table:table-row>
        <table:table-row>
          <table:covered-table-cell/>
          <table:table-cell table:style-name="Tableau19.B2" office:value-type="string">
            <text:p text:style-name="P50">LastDesiredWkupDelay_sec</text:p>
          </table:table-cell>
          <table:table-cell table:style-name="Tableau19.C2" office:value-type="float" office:value="1800">
            <text:p text:style-name="P52">1800</text:p>
          </table:table-cell>
          <table:table-cell table:style-name="Tableau19.D2" office:value-type="float" office:value="6">
            <text:p text:style-name="P52">6</text:p>
          </table:table-cell>
        </table:table-row>
        <table:table-row>
          <table:covered-table-cell/>
          <table:table-cell table:style-name="Tableau19.B2" office:value-type="string">
            <text:p text:style-name="P50">LastRealWupDelay_sec</text:p>
          </table:table-cell>
          <table:table-cell table:style-name="Tableau19.B2" office:value-type="string">
            <text:p text:style-name="P52">40mn (2400sec)</text:p>
          </table:table-cell>
          <table:table-cell table:style-name="Tableau19.D2" office:value-type="float" office:value="2">
            <text:p text:style-name="P52">2</text:p>
          </table:table-cell>
        </table:table-row>
        <table:table-row>
          <table:covered-table-cell/>
          <table:table-cell table:style-name="Tableau19.B2" office:value-type="string">
            <text:p text:style-name="P50">RTCAdjFactor</text:p>
          </table:table-cell>
          <table:table-cell table:style-name="Tableau19.B2" office:value-type="string">
            <text:p text:style-name="P52">=1800/2400 =0,75</text:p>
          </table:table-cell>
          <table:table-cell table:style-name="Tableau19.D2" office:value-type="float" office:value="4">
            <text:p text:style-name="P52">4</text:p>
          </table:table-cell>
        </table:table-row>
        <table:table-row>
          <table:covered-table-cell/>
          <table:table-cell table:style-name="Tableau19.B2" office:value-type="string">
            <text:p text:style-name="P50">LastRmDvTimeStamp</text:p>
          </table:table-cell>
          <table:table-cell table:style-name="Tableau19.B2" office:value-type="string">
            <text:p text:style-name="P52">h+10mn + 40mn</text:p>
          </table:table-cell>
          <table:table-cell table:style-name="Tableau19.D2" office:value-type="float" office:value="3">
            <text:p text:style-name="P52">3</text:p>
          </table:table-cell>
        </table:table-row>
        <table:table-row>
          <table:covered-table-cell/>
          <table:table-cell table:style-name="Tableau19.B2" office:value-type="string">
            <text:p text:style-name="P50">NowRmDvTimeStamp</text:p>
          </table:table-cell>
          <table:table-cell table:style-name="Tableau19.B2" office:value-type="string">
            <text:p text:style-name="P52">h+10mn + 40mn</text:p>
          </table:table-cell>
          <table:table-cell table:style-name="Tableau19.D2" office:value-type="float" office:value="1">
            <text:p text:style-name="P52">1</text:p>
          </table:table-cell>
        </table:table-row>
      </table:table>
      <text:p text:style-name="P21"/>
      <text:p text:style-name="P20">Après traitement de la troisième réception attendue à 1800sec et arrivée à 1800 sec</text:p>
      <text:p text:style-name="P16">Le facteur de correction a conduit à un délais corrigé de 1350.</text:p>
      <text:p text:style-name="P16">Le RmDv dilate le temps d'un facteur 2400/1800 = 1,33... Donc arrivée à 1350*1,33 = 1800</text:p>
      <table:table table:name="Tableau20" table:style-name="Tableau20">
        <table:table-column table:style-name="Tableau20.A"/>
        <table:table-column table:style-name="Tableau20.B"/>
        <table:table-column table:style-name="Tableau20.C"/>
        <table:table-column table:style-name="Tableau20.D"/>
        <table:table-row>
          <table:table-cell table:style-name="Tableau20.A1" table:number-rows-spanned="8" office:value-type="string">
            <text:p text:style-name="P50"/>
            <text:p text:style-name="P50"/>
            <text:p text:style-name="P50"/>
            <text:p text:style-name="P50"/>
            <text:p text:style-name="P50"/>
            <text:p text:style-name="P48"/>
          </table:table-cell>
          <table:table-cell table:style-name="Tableau20.A1" office:value-type="string">
            <text:p text:style-name="P48">Champ</text:p>
          </table:table-cell>
          <table:table-cell table:style-name="Tableau20.A1" office:value-type="string">
            <text:p text:style-name="P48">Valeur</text:p>
          </table:table-cell>
          <table:table-cell table:style-name="Tableau20.D1" office:value-type="string">
            <text:p text:style-name="P48">Séquence</text:p>
          </table:table-cell>
        </table:table-row>
        <table:table-row>
          <table:covered-table-cell/>
          <table:table-cell table:style-name="Tableau20.B2" office:value-type="string">
            <text:p text:style-name="P50">NextDesiredWkupDelay_sec</text:p>
          </table:table-cell>
          <table:table-cell table:style-name="Tableau20.C2" office:value-type="float" office:value="1800">
            <text:p text:style-name="P52">1800</text:p>
          </table:table-cell>
          <table:table-cell table:style-name="Tableau20.D2">
            <text:p text:style-name="P52"/>
          </table:table-cell>
        </table:table-row>
        <table:table-row>
          <table:covered-table-cell/>
          <table:table-cell table:style-name="Tableau20.B2" office:value-type="string">
            <text:p text:style-name="P50">NextCorrWkupDelay_sec</text:p>
          </table:table-cell>
          <table:table-cell table:style-name="Tableau20.B2" office:value-type="string">
            <text:p text:style-name="P52">1800*0,75 = 1350</text:p>
          </table:table-cell>
          <table:table-cell table:style-name="Tableau20.D2" office:value-type="float" office:value="5">
            <text:p text:style-name="P52">5</text:p>
          </table:table-cell>
        </table:table-row>
        <table:table-row>
          <table:covered-table-cell/>
          <table:table-cell table:style-name="Tableau20.B2" office:value-type="string">
            <text:p text:style-name="P50">LastDesiredWkupDelay_sec</text:p>
          </table:table-cell>
          <table:table-cell table:style-name="Tableau20.C2" office:value-type="float" office:value="1800">
            <text:p text:style-name="P52">1800</text:p>
          </table:table-cell>
          <table:table-cell table:style-name="Tableau20.D2" office:value-type="float" office:value="6">
            <text:p text:style-name="P52">6</text:p>
          </table:table-cell>
        </table:table-row>
        <table:table-row>
          <table:covered-table-cell/>
          <table:table-cell table:style-name="Tableau20.B2" office:value-type="string">
            <text:p text:style-name="P50">LastRealWupDelay_sec</text:p>
          </table:table-cell>
          <table:table-cell table:style-name="Tableau20.B2" office:value-type="string">
            <text:p text:style-name="P52">30mn (1800sec)</text:p>
          </table:table-cell>
          <table:table-cell table:style-name="Tableau20.D2" office:value-type="float" office:value="2">
            <text:p text:style-name="P52">2</text:p>
          </table:table-cell>
        </table:table-row>
        <table:table-row>
          <table:covered-table-cell/>
          <table:table-cell table:style-name="Tableau20.B2" office:value-type="string">
            <text:p text:style-name="P50">RTCAdjFactor</text:p>
          </table:table-cell>
          <table:table-cell table:style-name="Tableau20.B2" office:value-type="string">
            <text:p text:style-name="P52">=0,75 (1800/1800)</text:p>
          </table:table-cell>
          <table:table-cell table:style-name="Tableau20.D2" office:value-type="float" office:value="4">
            <text:p text:style-name="P52">4</text:p>
          </table:table-cell>
        </table:table-row>
        <table:table-row>
          <table:covered-table-cell/>
          <table:table-cell table:style-name="Tableau20.B2" office:value-type="string">
            <text:p text:style-name="P50">LastRmDvTimeStamp</text:p>
          </table:table-cell>
          <table:table-cell table:style-name="Tableau20.B2" office:value-type="string">
            <text:p text:style-name="P52">h+10mn + 40mn+30mn</text:p>
          </table:table-cell>
          <table:table-cell table:style-name="Tableau20.D2" office:value-type="float" office:value="3">
            <text:p text:style-name="P52">3</text:p>
          </table:table-cell>
        </table:table-row>
        <table:table-row>
          <table:covered-table-cell/>
          <table:table-cell table:style-name="Tableau20.B2" office:value-type="string">
            <text:p text:style-name="P50">NowRmDvTimeStamp</text:p>
          </table:table-cell>
          <table:table-cell table:style-name="Tableau20.B2" office:value-type="string">
            <text:p text:style-name="P52">h+10mn + 40mn +30mn</text:p>
          </table:table-cell>
          <table:table-cell table:style-name="Tableau20.D2" office:value-type="float" office:value="1">
            <text:p text:style-name="P52">1</text:p>
          </table:table-cell>
        </table:table-row>
      </table:table>
      <text:p text:style-name="P21"/>
      <text:p text:style-name="P21"/>
      <text:p text:style-name="P20">Après traitement de la quatrième réception attendue à 1800 sec et arrivée à 1620 sec ...</text:p>
      <text:p text:style-name="P16">Le facteur de correction a conduit à un délais corrigé de 1350 précédemment .</text:p>
      <text:p text:style-name="P16">Le RmDv dilate le temps d'un facteur d'une manière différente, 1,2 ...</text:p>
      <table:table table:name="Tableau21" table:style-name="Tableau21">
        <table:table-column table:style-name="Tableau21.A"/>
        <table:table-column table:style-name="Tableau21.B"/>
        <table:table-column table:style-name="Tableau21.C"/>
        <table:table-column table:style-name="Tableau21.D"/>
        <table:table-row>
          <table:table-cell table:style-name="Tableau21.A1" table:number-rows-spanned="8" office:value-type="string">
            <text:p text:style-name="P50"/>
            <text:p text:style-name="P50"/>
            <text:p text:style-name="P50"/>
            <text:p text:style-name="P50"/>
            <text:p text:style-name="P50"/>
            <text:p text:style-name="P48"/>
          </table:table-cell>
          <table:table-cell table:style-name="Tableau21.A1" office:value-type="string">
            <text:p text:style-name="P48">Champ</text:p>
          </table:table-cell>
          <table:table-cell table:style-name="Tableau21.A1" office:value-type="string">
            <text:p text:style-name="P48">Valeur</text:p>
          </table:table-cell>
          <table:table-cell table:style-name="Tableau21.D1" office:value-type="string">
            <text:p text:style-name="P48">Séquence</text:p>
          </table:table-cell>
        </table:table-row>
        <table:table-row>
          <table:covered-table-cell/>
          <table:table-cell table:style-name="Tableau21.B2" office:value-type="string">
            <text:p text:style-name="P50">NextDesiredWkupDelay_sec</text:p>
          </table:table-cell>
          <table:table-cell table:style-name="Tableau21.C2" office:value-type="float" office:value="900">
            <text:p text:style-name="P52">900</text:p>
          </table:table-cell>
          <table:table-cell table:style-name="Tableau21.D2">
            <text:p text:style-name="P52"/>
          </table:table-cell>
        </table:table-row>
        <table:table-row>
          <table:covered-table-cell/>
          <table:table-cell table:style-name="Tableau21.B2" office:value-type="string">
            <text:p text:style-name="P50">NextCorrWkupDelay_sec</text:p>
          </table:table-cell>
          <table:table-cell table:style-name="Tableau21.B2" office:value-type="string">
            <text:p text:style-name="P52">900*0,833 = 750</text:p>
          </table:table-cell>
          <table:table-cell table:style-name="Tableau21.D2" office:value-type="float" office:value="5">
            <text:p text:style-name="P52">5</text:p>
          </table:table-cell>
        </table:table-row>
        <table:table-row>
          <table:covered-table-cell/>
          <table:table-cell table:style-name="Tableau21.B2" office:value-type="string">
            <text:p text:style-name="P50">LastDesiredWkupDelay_sec</text:p>
          </table:table-cell>
          <table:table-cell table:style-name="Tableau21.C2" office:value-type="float" office:value="900">
            <text:p text:style-name="P52">900</text:p>
          </table:table-cell>
          <table:table-cell table:style-name="Tableau21.D2" office:value-type="float" office:value="6">
            <text:p text:style-name="P52">6</text:p>
          </table:table-cell>
        </table:table-row>
        <table:table-row>
          <table:covered-table-cell/>
          <table:table-cell table:style-name="Tableau21.B2" office:value-type="string">
            <text:p text:style-name="P50">LastRealWupDelay_sec</text:p>
          </table:table-cell>
          <table:table-cell table:style-name="Tableau21.B2" office:value-type="string">
            <text:p text:style-name="P52">1620 sec</text:p>
          </table:table-cell>
          <table:table-cell table:style-name="Tableau21.D2" office:value-type="float" office:value="2">
            <text:p text:style-name="P52">2</text:p>
          </table:table-cell>
        </table:table-row>
        <table:table-row>
          <table:covered-table-cell/>
          <table:table-cell table:style-name="Tableau21.B2" office:value-type="string">
            <text:p text:style-name="P50">RTCAdjFactor</text:p>
          </table:table-cell>
          <table:table-cell table:style-name="Tableau21.B2" office:value-type="string">
            <text:p text:style-name="P52">=0,75 (1800/1620) = 0,833</text:p>
          </table:table-cell>
          <table:table-cell table:style-name="Tableau21.D2" office:value-type="float" office:value="4">
            <text:p text:style-name="P52">4</text:p>
          </table:table-cell>
        </table:table-row>
        <table:table-row>
          <table:covered-table-cell/>
          <table:table-cell table:style-name="Tableau21.B2" office:value-type="string">
            <text:p text:style-name="P50">LastRmDvTimeStamp</text:p>
          </table:table-cell>
          <table:table-cell table:style-name="Tableau21.B2" office:value-type="string">
            <text:p text:style-name="P52">h+10mn + 40mn+30mn + 1620 sec</text:p>
          </table:table-cell>
          <table:table-cell table:style-name="Tableau21.D2" office:value-type="float" office:value="3">
            <text:p text:style-name="P52">3</text:p>
          </table:table-cell>
        </table:table-row>
        <table:table-row>
          <table:covered-table-cell/>
          <table:table-cell table:style-name="Tableau21.B2" office:value-type="string">
            <text:p text:style-name="P50">NowRmDvTimeStamp</text:p>
          </table:table-cell>
          <table:table-cell table:style-name="Tableau21.B2" office:value-type="string">
            <text:p text:style-name="P52">h+10mn + 40mn +30mn+1620 sec</text:p>
          </table:table-cell>
          <table:table-cell table:style-name="Tableau21.D2" office:value-type="float" office:value="1">
            <text:p text:style-name="P52">1</text:p>
          </table:table-cell>
        </table:table-row>
      </table:table>
      <text:p text:style-name="P21"/>
      <text:p text:style-name="P21"/>
      <text:p text:style-name="P21"/>
      <text:p text:style-name="P21"/>
      <text:p text:style-name="P21"/>
      <text:p text:style-name="P20">Après traitement de la quatrième réception attendue à 900 sec et arrivée à 900 sec ...</text:p>
      <text:p text:style-name="P16">Le facteur de correction a conduit à un délais corrigé de 750 précédemment .</text:p>
      <text:p text:style-name="P16"><text:soft-page-break/>Le RmDv dilate le temps d'un facteur de 1,2 identique au précédent </text:p>
      <table:table table:name="Tableau22" table:style-name="Tableau22">
        <table:table-column table:style-name="Tableau22.A"/>
        <table:table-column table:style-name="Tableau22.B"/>
        <table:table-column table:style-name="Tableau22.C"/>
        <table:table-column table:style-name="Tableau22.D"/>
        <table:table-row>
          <table:table-cell table:style-name="Tableau22.A1" table:number-rows-spanned="8" office:value-type="string">
            <text:p text:style-name="P50"/>
            <text:p text:style-name="P50"/>
            <text:p text:style-name="P50"/>
            <text:p text:style-name="P50"/>
            <text:p text:style-name="P50"/>
            <text:p text:style-name="P48"/>
          </table:table-cell>
          <table:table-cell table:style-name="Tableau22.A1" office:value-type="string">
            <text:p text:style-name="P48">Champ</text:p>
          </table:table-cell>
          <table:table-cell table:style-name="Tableau22.A1" office:value-type="string">
            <text:p text:style-name="P48">Valeur</text:p>
          </table:table-cell>
          <table:table-cell table:style-name="Tableau22.D1" office:value-type="string">
            <text:p text:style-name="P48">Séquence</text:p>
          </table:table-cell>
        </table:table-row>
        <table:table-row>
          <table:covered-table-cell/>
          <table:table-cell table:style-name="Tableau22.B2" office:value-type="string">
            <text:p text:style-name="P50">NextDesiredWkupDelay_sec</text:p>
          </table:table-cell>
          <table:table-cell table:style-name="Tableau22.C2" office:value-type="float" office:value="900">
            <text:p text:style-name="P52">900</text:p>
          </table:table-cell>
          <table:table-cell table:style-name="Tableau22.D2">
            <text:p text:style-name="P52"/>
          </table:table-cell>
        </table:table-row>
        <table:table-row>
          <table:covered-table-cell/>
          <table:table-cell table:style-name="Tableau22.B2" office:value-type="string">
            <text:p text:style-name="P50">NextCorrWkupDelay_sec</text:p>
          </table:table-cell>
          <table:table-cell table:style-name="Tableau22.B2" office:value-type="string">
            <text:p text:style-name="P52">900*0,833 = 750</text:p>
          </table:table-cell>
          <table:table-cell table:style-name="Tableau22.D2" office:value-type="float" office:value="5">
            <text:p text:style-name="P52">5</text:p>
          </table:table-cell>
        </table:table-row>
        <table:table-row>
          <table:covered-table-cell/>
          <table:table-cell table:style-name="Tableau22.B2" office:value-type="string">
            <text:p text:style-name="P50">LastDesiredWkupDelay_sec</text:p>
          </table:table-cell>
          <table:table-cell table:style-name="Tableau22.C2" office:value-type="float" office:value="900">
            <text:p text:style-name="P52">900</text:p>
          </table:table-cell>
          <table:table-cell table:style-name="Tableau22.D2" office:value-type="float" office:value="6">
            <text:p text:style-name="P52">6</text:p>
          </table:table-cell>
        </table:table-row>
        <table:table-row>
          <table:covered-table-cell/>
          <table:table-cell table:style-name="Tableau22.B2" office:value-type="string">
            <text:p text:style-name="P50">LastRealWupDelay_sec</text:p>
          </table:table-cell>
          <table:table-cell table:style-name="Tableau22.B2" office:value-type="string">
            <text:p text:style-name="P52">900 sec</text:p>
          </table:table-cell>
          <table:table-cell table:style-name="Tableau22.D2" office:value-type="float" office:value="2">
            <text:p text:style-name="P52">2</text:p>
          </table:table-cell>
        </table:table-row>
        <table:table-row>
          <table:covered-table-cell/>
          <table:table-cell table:style-name="Tableau22.B2" office:value-type="string">
            <text:p text:style-name="P50">RTCAdjFactor</text:p>
          </table:table-cell>
          <table:table-cell table:style-name="Tableau22.B2" office:value-type="string">
            <text:p text:style-name="P52">=0,833 (900/900) = 0,833</text:p>
          </table:table-cell>
          <table:table-cell table:style-name="Tableau22.D2" office:value-type="float" office:value="4">
            <text:p text:style-name="P52">4</text:p>
          </table:table-cell>
        </table:table-row>
        <table:table-row>
          <table:covered-table-cell/>
          <table:table-cell table:style-name="Tableau22.B2" office:value-type="string">
            <text:p text:style-name="P50">LastRmDvTimeStamp</text:p>
          </table:table-cell>
          <table:table-cell table:style-name="Tableau22.B2" office:value-type="string">
            <text:p text:style-name="P52">h+10mn + 40mn+30mn + 1620 sec +900 sec</text:p>
          </table:table-cell>
          <table:table-cell table:style-name="Tableau22.D2" office:value-type="float" office:value="3">
            <text:p text:style-name="P52">3</text:p>
          </table:table-cell>
        </table:table-row>
        <table:table-row>
          <table:covered-table-cell/>
          <table:table-cell table:style-name="Tableau22.B2" office:value-type="string">
            <text:p text:style-name="P50">NowRmDvTimeStamp</text:p>
          </table:table-cell>
          <table:table-cell table:style-name="Tableau22.B2" office:value-type="string">
            <text:p text:style-name="P52">h+10mn + 40mn +30mn+1620 sec + 900sec </text:p>
          </table:table-cell>
          <table:table-cell table:style-name="Tableau22.D2" office:value-type="float" office:value="1">
            <text:p text:style-name="P52">1</text:p>
          </table:table-cell>
        </table:table-row>
      </table:table>
      <text:p text:style-name="P21"/>
      <text:p text:style-name="P21"/>
      <text:p text:style-name="P21">L'algorithme est OK.</text:p>
      <text:p text:style-name="P21"/>
      <text:p text:style-name="P21"/>
      <text:p text:style-name="P21"/>
      <text:p text:style-name="P21"><text:tab/></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Architecture logicielle C SmartGW – Remote Devices</text:h>
      <text:p text:style-name="P21"/>
      <text:p text:style-name="P21"><draw:line text:anchor-type="paragraph" draw:z-index="18" draw:style-name="gr25" draw:text-style-name="P98" svg:x1="8.828cm" svg:y1="6.232cm" svg:x2="8.791cm" svg:y2="0.245cm"><text:p/></draw:line><draw:line text:anchor-type="paragraph" draw:z-index="43" draw:style-name="gr25" draw:text-style-name="P98" svg:x1="8.339cm" svg:y1="6.231cm" svg:x2="6.91cm" svg:y2="0.234cm"><text:p/></draw:line></text:p>
      <text:p text:style-name="P21"/>
      <text:p text:style-name="P21"/>
      <text:p text:style-name="P21"/>
      <text:p text:style-name="P21"><draw:rect text:anchor-type="paragraph" draw:z-index="11" draw:style-name="gr21" draw:text-style-name="P98" svg:width="10.141cm" svg:height="11.734cm" svg:x="3.914cm" svg:y="1.812cm"><text:p/></draw:rect><draw:frame text:anchor-type="paragraph" draw:z-index="12" draw:style-name="gr22" draw:text-style-name="P99" svg:width="3.29cm" svg:height="0.689cm" svg:x="4.122cm" svg:y="1.893cm"><draw:text-box><text:p><text:span text:style-name="T40">Sur requête RmDv...</text:span></text:p></draw:text-box></draw:frame><draw:custom-shape text:anchor-type="paragraph" draw:z-index="13" draw:style-name="gr23" svg:width="4.573cm" svg:height="2.35cm" svg:x="8.206cm" svg:y="3.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 draw:style-name="gr24" draw:text-style-name="P101" svg:width="1.816cm" svg:height="0.398cm" svg:x="9.62cm" svg:y="4.867cm"><draw:text-box><text:p><text:span text:style-name="T42">Compute</text:span></text:p></draw:text-box></draw:frame><draw:path text:anchor-type="paragraph" draw:z-index="15" draw:style-name="gr25" draw:text-style-name="P98" svg:width="1.699cm" svg:height="0.699cm" svg:x="6.505cm" svg:y="3.95cm" svg:viewBox="0 0 1700 700" svg:d="M0 0c527 19 1700 700 1700 700"><text:p/></draw:path><draw:path text:anchor-type="paragraph" draw:z-index="16" draw:style-name="gr25" draw:text-style-name="P98" svg:width="3.513cm" svg:height="0.83cm" svg:x="6.505cm" svg:y="5.95cm" svg:viewBox="0 0 3514 831" svg:d="M3514 0c-378 737-3514 831-3514 831"><text:p/></draw:path><draw:line text:anchor-type="paragraph" draw:z-index="17" draw:style-name="gr25" draw:text-style-name="P98" svg:x1="10.436cm" svg:y1="0.256cm" svg:x2="10.436cm" svg:y2="3.6cm"><text:p/></draw:line><draw:custom-shape text:anchor-type="paragraph" draw:z-index="19" draw:style-name="gr23" svg:width="1.855cm" svg:height="1.759cm" svg:x="4.651cm" svg:y="3.0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0" draw:style-name="gr26" draw:text-style-name="P101" svg:width="1.816cm" svg:height="0.613cm" svg:x="4.84cm" svg:y="2.581cm"><draw:text-box><text:p><text:span text:style-name="T44">RmDvData_i_In</text:span></text:p><text:p><text:span text:style-name="T42"/></text:p></draw:text-box></draw:frame><draw:frame text:anchor-type="paragraph" draw:z-index="21" draw:style-name="gr27" draw:text-style-name="P101" svg:width="1.458cm" svg:height="1.539cm" svg:x="4.838cm" svg:y="3.261cm"><draw:text-box><text:p><text:span text:style-name="T42">Temp</text:span></text:p><text:p><text:span text:style-name="T42">Status</text:span></text:p><text:p><text:span text:style-name="T42">TimeStamp</text:span></text:p><text:p><text:span text:style-name="T42">...</text:span></text:p></draw:text-box></draw:frame><draw:frame text:anchor-type="paragraph" draw:z-index="22" draw:style-name="gr28" draw:text-style-name="P103" svg:width="2.327cm" svg:height="0.586cm" svg:x="4.69cm" svg:y="5.207cm"><draw:text-box><text:p><text:span text:style-name="T44">RmDvData_i_Out</text:span></text:p></draw:text-box></draw:frame><draw:custom-shape text:anchor-type="paragraph" draw:z-index="23" draw:style-name="gr23" svg:width="2.005cm" svg:height="1.682cm" svg:x="4.501cm" svg:y="5.6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4" draw:style-name="gr29" draw:text-style-name="P101" svg:width="1.855cm" svg:height="1.216cm" svg:x="4.651cm" svg:y="5.824cm"><draw:text-box><text:p><text:span text:style-name="T42">TempSet</text:span></text:p><text:p><text:span text:style-name="T42">NextWupDelay</text:span></text:p></draw:text-box></draw:frame><draw:custom-shape text:anchor-type="paragraph" draw:z-index="25" draw:style-name="gr23" svg:width="1.25cm" svg:height="4.026cm" svg:x="1.609cm" svg:y="3.1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25" draw:text-style-name="P98" svg:x1="2.858cm" svg:y1="3.826cm" svg:x2="4.652cm" svg:y2="3.826cm"><text:p/></draw:line><draw:line text:anchor-type="paragraph" draw:z-index="27" draw:style-name="gr25" draw:text-style-name="P98" svg:x1="4.502cm" svg:y1="6.306cm" svg:x2="2.858cm" svg:y2="6.306cm"><text:p/></draw:line><draw:frame text:anchor-type="paragraph" draw:z-index="28" draw:style-name="gr24" draw:text-style-name="P101" svg:width="1.816cm" svg:height="0.398cm" svg:x="1.942cm" svg:y="2.6cm"><draw:text-box><text:p><text:span text:style-name="T42">RmDv i</text:span></text:p></draw:text-box></draw:frame><draw:frame text:anchor-type="paragraph" draw:z-index="29" draw:style-name="gr24" draw:text-style-name="P102" svg:width="1.816cm" svg:height="0.398cm" draw:transform="rotate (1.5707963267946) translate (3.12031944444444cm 5.95136111111111cm)"><draw:text-box><text:p><text:span text:style-name="T43">FSKStack</text:span></text:p></draw:text-box></draw:frame><draw:custom-shape text:anchor-type="paragraph" draw:z-index="30" draw:style-name="gr23" svg:width="1.855cm" svg:height="1.759cm" svg:x="4.65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style-name="gr24" draw:text-style-name="P101" svg:width="1.816cm" svg:height="0.398cm" svg:x="4.84cm" svg:y="6.729cm"><draw:text-box><text:p><text:span text:style-name="T44">RmDvData_j_In</text:span></text:p></draw:text-box></draw:frame><draw:frame text:anchor-type="paragraph" draw:z-index="32" draw:style-name="gr27" draw:text-style-name="P101" svg:width="1.458cm" svg:height="1.539cm" svg:x="4.8cm" svg:y="8.759cm"><draw:text-box><text:p><text:span text:style-name="T42">Temp</text:span></text:p><text:p><text:span text:style-name="T42">Status</text:span></text:p><text:p><text:span text:style-name="T42">TimeStamp</text:span></text:p><text:p><text:span text:style-name="T42">...</text:span></text:p></draw:text-box></draw:frame><draw:frame text:anchor-type="paragraph" draw:z-index="33" draw:style-name="gr30" draw:text-style-name="P101" svg:width="2.301cm" svg:height="0.648cm" svg:x="4.611cm" svg:y="10.61cm"><draw:text-box><text:p><text:span text:style-name="T44">RmDvData_j_Out</text:span></text:p><text:p><text:span text:style-name="T44"/></text:p></draw:text-box></draw:frame><draw:custom-shape text:anchor-type="paragraph" draw:z-index="34" draw:style-name="gr23" svg:width="2.005cm" svg:height="1.682cm" svg:x="4.501cm" svg:y="6.7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5" draw:style-name="gr29" draw:text-style-name="P101" svg:width="1.855cm" svg:height="1.216cm" svg:x="4.651cm" svg:y="9.082cm"><draw:text-box><text:p><text:span text:style-name="T42">TempSet</text:span></text:p><text:p><text:span text:style-name="T42">NextWupDelay</text:span></text:p></draw:text-box></draw:frame><draw:custom-shape text:anchor-type="paragraph" draw:z-index="36" draw:style-name="gr23" svg:width="1.25cm" svg:height="4.026cm" svg:x="1.609cm" svg:y="6.7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style-name="gr25" draw:text-style-name="P98" svg:x1="2.858cm" svg:y1="6.806cm" svg:x2="4.652cm" svg:y2="6.806cm"><text:p/></draw:line><draw:line text:anchor-type="paragraph" draw:z-index="38" draw:style-name="gr25" draw:text-style-name="P98" svg:x1="4.502cm" svg:y1="6.805cm" svg:x2="2.858cm" svg:y2="6.805cm"><text:p/></draw:line><draw:frame text:anchor-type="paragraph" draw:z-index="39" draw:style-name="gr24" draw:text-style-name="P101" svg:width="1.816cm" svg:height="0.398cm" svg:x="1.942cm" svg:y="6.729cm"><draw:text-box><text:p><text:span text:style-name="T42">RmDv j</text:span></text:p></draw:text-box></draw:frame><draw:frame text:anchor-type="paragraph" draw:z-index="40" draw:style-name="gr24" draw:text-style-name="P101" svg:width="1.816cm" svg:height="0.398cm" draw:transform="rotate (1.5707963267946) translate (3.12031944444444cm 8.54604166666667cm)"><draw:text-box><text:p><text:span text:style-name="T42">FSKStack</text:span></text:p></draw:text-box></draw:frame><draw:path text:anchor-type="paragraph" draw:z-index="41" draw:style-name="gr25" draw:text-style-name="P98" svg:width="1.699cm" svg:height="3.174cm" svg:x="6.505cm" svg:y="5.793cm" svg:viewBox="0 0 1700 3175" svg:d="M0 3175c988-344 1700-3175 1700-3175"><text:p/></draw:path><draw:path text:anchor-type="paragraph" draw:z-index="42" draw:style-name="gr25" draw:text-style-name="P98" svg:width="4.109cm" svg:height="5.585cm" svg:x="6.505cm" svg:y="5.951cm" svg:viewBox="0 0 4110 5586" svg:d="M4110 0c-442 4954-4110 5586-4110 5586"><text:p/></draw:path><draw:rect text:anchor-type="paragraph" draw:z-index="44" draw:style-name="gr31" draw:text-style-name="P98" svg:width="3.705cm" svg:height="11.014cm" svg:x="3.568cm" svg:y="2.371cm"><text:p/></draw:rect><draw:frame text:anchor-type="paragraph" draw:z-index="45" draw:style-name="gr32" draw:text-style-name="P104" svg:width="3.103cm" svg:height="0.916cm" svg:x="1.944cm" svg:y="0.379cm"><draw:text-box><text:p><text:span text:style-name="T30">RmDv_Object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Lucida Console" svg:font-family="'Lucida Consol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21</text:page-number>/<text:page-count>30</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4-09T14:19:58.43</dc:date>
    <meta:editing-duration>P10DT21H41M59S</meta:editing-duration>
    <meta:editing-cycles>182</meta:editing-cycles>
    <meta:generator>OpenOffice/4.1.13$Win32 OpenOffice.org_project/4113m1$Build-9810</meta:generator>
    <meta:print-date>2011-11-29T11:08:14.52</meta:print-date>
    <dc:creator>Thierry ROCACHER</dc:creator>
    <meta:document-statistic meta:table-count="22" meta:image-count="13" meta:object-count="1" meta:page-count="30" meta:paragraph-count="711" meta:word-count="4128" meta:character-count="25434"/>
    <meta:user-defined meta:name="Info 1"/>
    <meta:user-defined meta:name="Info 2"/>
    <meta:user-defined meta:name="Info 3"/>
    <meta:user-defined meta:name="Info 4"/>
  </office:meta>
</office:document-meta>
</file>

<file path=Object 1/content.xml><?xml version="1.0" encoding="utf-8"?>
<math xmlns="http://www.w3.org/1998/Math/MathML">
  <semantics>
    <mrow>
      <mrow>
        <msub>
          <mi>T</mi>
          <mi mathvariant="italic">Vol</mi>
        </msub>
        <mo stretchy="false">=</mo>
        <mfrac>
          <mn>400</mn>
          <mrow>
            <mi>R</mi>
            <mrow>
              <mo stretchy="false">(</mo>
              <mrow>
                <mi mathvariant="italic">baud</mi>
              </mrow>
              <mo stretchy="false">)</mo>
            </mrow>
          </mrow>
        </mfrac>
      </mrow>
    </mrow>
    <annotation encoding="StarMath 5.0">T_Vol = 400 over {R (baud)}</annotation>
  </semantics>
</math>
</file>